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8000000703627846F.jpg"/>
  <manifest:file-entry manifest:media-type="image/jpeg" manifest:full-path="Pictures/100000000000054C0000019DFD1D991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4cm" fo:padding-bottom="0.134cm" fo:padding-left="0.269cm" fo:padding-right="0.269cm" fo:wrap-option="no-wrap" draw:shadow="hidden"/>
    </style:style>
    <style:style style:name="gr2" style:family="graphic" style:parent-style-name="standard" style:list-style-name="L15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solid" svg:stroke-width="0.026cm" svg:stroke-color="#000000" draw:marker-end="Arrowheads_20_53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.716cm" fo:min-width="7.609cm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solid" svg:stroke-width="0.026cm" svg:stroke-color="#000000" draw:marker-end="Arrowheads_20_54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.716cm" fo:min-width="9.798cm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 style:list-style-name="L15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 style:list-style-name="L15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solid" svg:stroke-width="0.035cm" svg:stroke-color="#000000" draw:marker-end="Arrowheads_20_2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1.555cm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2.405cm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800000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00ff00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solid" svg:stroke-width="0.282cm" svg:stroke-color="#ffff66" draw:marker-end="msArrowEnd_20_5" draw:marker-end-width="0.846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visible" draw:shadow-offset-x="0.035cm" draw:shadow-offset-y="0.035cm" draw:shadow-color="#808080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8" style:family="graphic" style:parent-style-name="standard">
      <style:graphic-properties draw:stroke="solid" svg:stroke-width="0.282cm" svg:stroke-color="#e6e6e6" draw:marker-end="msArrowEnd_20_5" draw:marker-end-width="0.846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visible" draw:shadow-offset-x="0.035cm" draw:shadow-offset-y="0.035cm" draw:shadow-color="#808080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808080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20" style:family="graphic" style:parent-style-name="standard" style:list-style-name="L16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21" style:family="graphic" style:parent-style-name="standard">
      <style:graphic-properties draw:stroke="solid" svg:stroke-width="0.035cm" svg:stroke-color="#333399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ffffcc" draw:textarea-horizontal-align="left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23" style:family="graphic" style:parent-style-name="standard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25" style:family="graphic" style:parent-style-name="standard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26" style:family="graphic" style:parent-style-name="standard">
      <style:graphic-properties draw:stroke="solid" svg:stroke-width="0.026cm" svg:stroke-color="#000000" draw:marker-end="Arrowheads_20_1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7" style:family="graphic" style:parent-style-name="standard">
      <style:graphic-properties draw:stroke="solid" svg:stroke-width="0.026cm" svg:stroke-color="#000000" draw:marker-end="Arrowheads_20_2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8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top" draw:auto-grow-height="false" fo:padding-top="0.13cm" fo:padding-bottom="0.13cm" fo:padding-left="0.25cm" fo:padding-right="0.25cm" fo:wrap-option="no-wrap" draw:shadow="visible" draw:shadow-color="#808080" draw:shadow-opacity="99%"/>
    </style:style>
    <style:style style:name="gr29" style:family="graphic" style:parent-style-name="standard">
      <style:graphic-properties draw:stroke="none" draw:fill="solid" draw:fill-color="#800000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0" style:family="graphic" style:parent-style-name="standard">
      <style:graphic-properties draw:stroke="solid" svg:stroke-width="0.026cm" svg:stroke-color="#000000" draw:marker-end="Arrowheads_20_3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1" style:family="graphic" style:parent-style-name="standard">
      <style:graphic-properties draw:stroke="solid" svg:stroke-width="0.035cm" svg:stroke-color="#000000" draw:marker-end="msArrowOvalEnd_20_5" draw:marker-end-width="0.21cm" draw:marker-end-center="tru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2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3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34" style:family="graphic" style:parent-style-name="standard">
      <style:graphic-properties draw:stroke="solid" svg:stroke-width="0.035cm" svg:stroke-color="#00ff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808080"/>
    </style:style>
    <style:style style:name="gr35" style:family="graphic" style:parent-style-name="standard">
      <style:graphic-properties draw:stroke="none" draw:fill="none" draw:fill-color="#ffffff" draw:textarea-horizontal-align="justify" draw:textarea-vertical-align="top" draw:auto-grow-height="true" fo:min-height="1.423cm" fo:min-width="9.472cm" fo:padding-top="0.13cm" fo:padding-bottom="0.13cm" fo:padding-left="0.25cm" fo:padding-right="0.25cm" fo:wrap-option="wrap" draw:shadow="hidden"/>
    </style:style>
    <style:style style:name="gr36" style:family="graphic" style:parent-style-name="standard">
      <style:graphic-properties draw:stroke="none" draw:fill="none" draw:fill-color="#ffffff" draw:textarea-horizontal-align="justify" draw:textarea-vertical-align="top" draw:auto-grow-height="true" fo:min-height="0.712cm" fo:min-width="7.508cm" fo:padding-top="0.13cm" fo:padding-bottom="0.13cm" fo:padding-left="0.25cm" fo:padding-right="0.25cm" fo:wrap-option="wrap" draw:shadow="hidden"/>
    </style:style>
    <style:style style:name="gr37" style:family="graphic" style:parent-style-name="standard" style:list-style-name="L16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38" style:family="graphic" style:parent-style-name="standard">
      <style:graphic-properties draw:stroke="solid" svg:stroke-width="0.026cm" svg:stroke-color="#000000" draw:marker-end="Arrowheads_20_4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9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0" style:family="graphic" style:parent-style-name="standard">
      <style:graphic-properties draw:stroke="dash" draw:stroke-dash="Dash_20_2" svg:stroke-width="0.026cm" svg:stroke-color="#000000" draw:marker-end="Arrowheads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1" style:family="graphic" style:parent-style-name="standard" style:list-style-name="L16">
      <style:graphic-properties draw:stroke="solid" svg:stroke-width="0.035cm" svg:stroke-color="#000000" draw:stroke-linejoin="miter" draw:fill="solid" draw:fill-color="#e6f19b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42" style:family="graphic" style:parent-style-name="standard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43" style:family="graphic" style:parent-style-name="standard">
      <style:graphic-properties draw:stroke="solid" svg:stroke-width="0.026cm" svg:stroke-color="#000000" draw:marker-end="Arrowheads_20_6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4" style:family="graphic" style:parent-style-name="standard">
      <style:graphic-properties draw:stroke="solid" svg:stroke-width="0.035cm" svg:stroke-color="#000000" draw:stroke-linejoin="miter" draw:fill="solid" draw:fill-color="#e6f19b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45" style:family="graphic" style:parent-style-name="standard">
      <style:graphic-properties draw:stroke="solid" svg:stroke-width="0.026cm" svg:stroke-color="#000000" draw:marker-end="Arrowheads_20_7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6" style:family="graphic" style:parent-style-name="standard">
      <style:graphic-properties draw:stroke="solid" svg:stroke-width="0.026cm" svg:stroke-color="#000000" draw:marker-end="Arrowheads_20_8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7" style:family="graphic" style:parent-style-name="standard">
      <style:graphic-properties draw:stroke="solid" svg:stroke-width="0.026cm" svg:stroke-color="#000000" draw:marker-end="msArrowOvalEnd_20_5" draw:marker-end-width="0.21cm" draw:marker-end-center="tru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8" style:family="graphic" style:parent-style-name="standard" style:list-style-name="L16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49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1.431cm" fo:min-width="6.373cm" fo:padding-top="0.13cm" fo:padding-bottom="0.13cm" fo:padding-left="0.25cm" fo:padding-right="0.25cm" fo:wrap-option="wrap" draw:shadow="hidden"/>
    </style:style>
    <style:style style:name="gr50" style:family="graphic" style:parent-style-name="standard">
      <style:graphic-properties draw:stroke="solid" svg:stroke-width="0.026cm" svg:stroke-color="#800000" draw:stroke-linejoin="miter" draw:fill="solid" draw:fill-color="#800000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51" style:family="graphic" style:parent-style-name="standard">
      <style:graphic-properties draw:stroke="solid" svg:stroke-width="0.026cm" svg:stroke-color="#000000" draw:marker-end="Arrowheads_20_16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2" style:family="graphic" style:parent-style-name="standard">
      <style:graphic-properties draw:stroke="solid" svg:stroke-width="0.026cm" svg:stroke-color="#000000" draw:marker-end="Arrowheads_20_17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3" style:family="graphic" style:parent-style-name="standard">
      <style:graphic-properties draw:stroke="solid" svg:stroke-width="0.026cm" svg:stroke-color="#000000" draw:marker-end="Arrowheads_20_18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4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5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6" style:family="graphic" style:parent-style-name="standard" style:list-style-name="L16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57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1.688cm" fo:padding-top="0.13cm" fo:padding-bottom="0.13cm" fo:padding-left="0.25cm" fo:padding-right="0.25cm" fo:wrap-option="no-wrap" draw:shadow="hidden"/>
    </style:style>
    <style:style style:name="gr58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2.146cm" fo:padding-top="0.13cm" fo:padding-bottom="0.13cm" fo:padding-left="0.25cm" fo:padding-right="0.25cm" fo:wrap-option="no-wrap" draw:shadow="hidden"/>
    </style:style>
    <style:style style:name="gr59" style:family="graphic" style:parent-style-name="standard" style:list-style-name="L16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60" style:family="graphic" style:parent-style-name="standard" style:list-style-name="L16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61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2.511cm" fo:padding-top="0.13cm" fo:padding-bottom="0.13cm" fo:padding-left="0.25cm" fo:padding-right="0.25cm" fo:wrap-option="no-wrap" draw:shadow="hidden"/>
    </style:style>
    <style:style style:name="gr62" style:family="graphic" style:parent-style-name="standard">
      <style:graphic-properties draw:stroke="solid" svg:stroke-width="0.026cm" svg:stroke-color="#000000" draw:marker-end="Arrowheads_20_28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3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64" style:family="graphic" style:parent-style-name="standard">
      <style:graphic-properties draw:stroke="solid" svg:stroke-width="0.026cm" svg:stroke-color="#000000" draw:marker-end="Arrowheads_20_29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5" style:family="graphic" style:parent-style-name="standard" style:list-style-name="L16">
      <style:graphic-properties draw:stroke="solid" svg:stroke-width="0.035cm" svg:stroke-color="#000000" draw:stroke-linejoin="miter" draw:fill="solid" draw:fill-color="#e6f19b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66" style:family="graphic" style:parent-style-name="standard" style:list-style-name="L16">
      <style:graphic-properties draw:stroke="solid" svg:stroke-width="0.035cm" svg:stroke-color="#000000" draw:stroke-linejoin="miter" draw:fill="solid" draw:fill-color="#e6f19b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67" style:family="graphic" style:parent-style-name="standard" style:list-style-name="L16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68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.716cm" fo:padding-top="0.13cm" fo:padding-bottom="0.13cm" fo:padding-left="0.25cm" fo:padding-right="0.25cm" fo:wrap-option="no-wrap" draw:shadow="hidden"/>
    </style:style>
    <style:style style:name="gr69" style:family="graphic" style:parent-style-name="standard">
      <style:graphic-properties draw:stroke="solid" svg:stroke-width="0.035cm" svg:stroke-color="#000000" draw:marker-end="Arrowheads_20_26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0" style:family="graphic" style:parent-style-name="standard">
      <style:graphic-properties draw:stroke="solid" svg:stroke-width="0.035cm" svg:stroke-color="#000000" draw:marker-end="Arrowheads_20_27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1" style:family="graphic" style:parent-style-name="standard">
      <style:graphic-properties draw:stroke="solid" svg:stroke-width="0.035cm" svg:stroke-color="#000000" draw:stroke-linejoin="miter" draw:fill="solid" draw:fill-color="#e6f19b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72" style:family="graphic" style:parent-style-name="standard">
      <style:graphic-properties draw:stroke="solid" svg:stroke-width="0.026cm" svg:stroke-color="#000000" draw:marker-end="Arrowheads_20_37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3" style:family="graphic" style:parent-style-name="standard">
      <style:graphic-properties draw:stroke="solid" svg:stroke-width="0.026cm" svg:stroke-color="#000000" draw:marker-end="Arrowheads_20_38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4" style:family="graphic" style:parent-style-name="standard" style:list-style-name="L16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75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.868cm" fo:padding-top="0.13cm" fo:padding-bottom="0.13cm" fo:padding-left="0.25cm" fo:padding-right="0.25cm" fo:wrap-option="no-wrap" draw:shadow="hidden"/>
    </style:style>
    <style:style style:name="gr76" style:family="graphic" style:parent-style-name="standard" style:list-style-name="L16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77" style:family="graphic" style:parent-style-name="standard">
      <style:graphic-properties draw:stroke="solid" svg:stroke-width="0.035cm" svg:stroke-color="#000000" draw:stroke-linejoin="miter" draw:fill="solid" draw:fill-color="#00ff00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78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79" style:family="graphic" style:parent-style-name="standard">
      <style:graphic-properties draw:stroke="solid" svg:stroke-width="0.035cm" svg:stroke-color="#000000" draw:marker-end="Arrowheads_20_39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0" style:family="graphic" style:parent-style-name="standard">
      <style:graphic-properties draw:stroke="solid" svg:stroke-width="0.035cm" svg:stroke-color="#000000" draw:marker-end="Arrowheads_20_40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1" style:family="graphic" style:parent-style-name="standard">
      <style:graphic-properties draw:stroke="none" draw:fill="none" draw:fill-color="#ffffff" draw:textarea-horizontal-align="justify" draw:textarea-vertical-align="top" draw:auto-grow-height="true" fo:min-height="0.716cm" fo:padding-top="0.13cm" fo:padding-bottom="0.13cm" fo:padding-left="0.25cm" fo:padding-right="0.25cm" fo:wrap-option="no-wrap" draw:shadow="hidden"/>
    </style:style>
    <style:style style:name="gr82" style:family="graphic" style:parent-style-name="standard">
      <style:graphic-properties draw:stroke="none" draw:fill="none" draw:fill-color="#ffffff" draw:textarea-horizontal-align="justify" draw:textarea-vertical-align="top" draw:auto-grow-height="true" fo:min-height="0.716cm" fo:min-width="6.102cm" fo:padding-top="0.13cm" fo:padding-bottom="0.13cm" fo:padding-left="0.25cm" fo:padding-right="0.25cm" fo:wrap-option="wrap" draw:shadow="hidden"/>
    </style:style>
    <style:style style:name="gr83" style:family="graphic" style:parent-style-name="standard">
      <style:graphic-properties draw:stroke="solid" svg:stroke-width="0.035cm" svg:stroke-color="#000000" draw:marker-end="Arrowheads_20_41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4" style:family="graphic" style:parent-style-name="standard">
      <style:graphic-properties draw:stroke="none" draw:fill="solid" draw:fill-color="#800000" draw:textarea-horizontal-align="justify" draw:textarea-vertical-align="top" draw:auto-grow-height="true" fo:min-height="1.431cm" fo:padding-top="0.13cm" fo:padding-bottom="0.13cm" fo:padding-left="0.25cm" fo:padding-right="0.25cm" fo:wrap-option="no-wrap" draw:shadow="hidden"/>
    </style:style>
    <style:style style:name="gr85" style:family="graphic" style:parent-style-name="standard">
      <style:graphic-properties draw:stroke="none" draw:fill="solid" draw:fill-color="#800000" draw:textarea-horizontal-align="justify" draw:textarea-vertical-align="top" draw:auto-grow-height="true" fo:min-height="0.716cm" fo:padding-top="0.13cm" fo:padding-bottom="0.13cm" fo:padding-left="0.25cm" fo:padding-right="0.25cm" fo:wrap-option="no-wrap" draw:shadow="hidden"/>
    </style:style>
    <style:style style:name="gr86" style:family="graphic" style:parent-style-name="standard">
      <style:graphic-properties draw:stroke="solid" svg:stroke-width="0.035cm" svg:stroke-color="#000000" draw:marker-end="Arrowheads_20_42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7" style:family="graphic" style:parent-style-name="standard">
      <style:graphic-properties draw:stroke="dash" draw:stroke-dash="Dash_20_4" svg:stroke-width="0.035cm" svg:stroke-color="#000000" draw:marker-end="Arrowheads_20_43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8" style:family="graphic" style:parent-style-name="standard">
      <style:graphic-properties draw:stroke="solid" svg:stroke-width="0.035cm" svg:stroke-color="#000000" draw:marker-end="Arrowheads_20_44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9" style:family="graphic" style:parent-style-name="standard">
      <style:graphic-properties draw:stroke="none" draw:fill="none" draw:fill-color="#ffffff" draw:textarea-horizontal-align="justify" draw:textarea-vertical-align="top" draw:auto-grow-height="true" fo:min-height="0.716cm" fo:min-width="1.547cm" fo:padding-top="0.13cm" fo:padding-bottom="0.13cm" fo:padding-left="0.25cm" fo:padding-right="0.25cm" fo:wrap-option="wrap" draw:shadow="hidden"/>
    </style:style>
    <style:style style:name="gr90" style:family="graphic" style:parent-style-name="standard">
      <style:graphic-properties draw:stroke="dash" draw:stroke-dash="Dash_20_4" svg:stroke-width="0.035cm" svg:stroke-color="#000000" draw:marker-end="Arrowheads_20_4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1" style:family="graphic" style:parent-style-name="standard">
      <style:graphic-properties draw:stroke="none" draw:fill="none" draw:fill-color="#ffffff" draw:textarea-horizontal-align="justify" draw:textarea-vertical-align="top" draw:auto-grow-height="true" fo:min-height="0.716cm" fo:min-width="2.047cm" fo:padding-top="0.13cm" fo:padding-bottom="0.13cm" fo:padding-left="0.25cm" fo:padding-right="0.25cm" fo:wrap-option="wrap" draw:shadow="hidden"/>
    </style:style>
    <style:style style:name="gr92" style:family="graphic" style:parent-style-name="standard">
      <style:graphic-properties draw:stroke="dash" draw:stroke-dash="Dash_20_4" svg:stroke-width="0.035cm" svg:stroke-color="#000000" draw:marker-end="Arrowheads_20_46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3" style:family="graphic" style:parent-style-name="standard">
      <style:graphic-properties draw:stroke="none" draw:fill="none" draw:fill-color="#ffffff" draw:textarea-horizontal-align="justify" draw:textarea-vertical-align="top" draw:auto-grow-height="true" fo:min-height="2.861cm" fo:padding-top="0.13cm" fo:padding-bottom="0.13cm" fo:padding-left="0.25cm" fo:padding-right="0.25cm" fo:wrap-option="no-wrap" draw:shadow="hidden"/>
    </style:style>
    <style:style style:name="gr94" style:family="graphic" style:parent-style-name="standard">
      <style:graphic-properties draw:stroke="solid" svg:stroke-width="0.026cm" svg:stroke-color="#00ff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visible" draw:shadow-offset-x="0.035cm" draw:shadow-offset-y="0.035cm" draw:shadow-color="#808080"/>
    </style:style>
    <style:style style:name="gr95" style:family="graphic" style:parent-style-name="standard">
      <style:graphic-properties draw:stroke="solid" svg:stroke-width="0.026cm" svg:stroke-color="#000000" draw:stroke-linejoin="miter" draw:fill="gradient" draw:fill-color="#004700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96" style:family="graphic" style:parent-style-name="standard">
      <style:graphic-properties draw:stroke="none" draw:fill="none" draw:fill-color="#ffffff" draw:textarea-horizontal-align="justify" draw:textarea-vertical-align="top" draw:auto-grow-height="true" fo:min-height="0.776cm" fo:padding-top="0.13cm" fo:padding-bottom="0.13cm" fo:padding-left="0.25cm" fo:padding-right="0.25cm" fo:wrap-option="no-wrap" draw:shadow="hidden"/>
    </style:style>
    <style:style style:name="gr97" style:family="graphic" style:parent-style-name="standard">
      <style:graphic-properties draw:stroke="solid" svg:stroke-width="0.026cm" svg:stroke-color="#000000" draw:marker-end="Arrowheads_20_47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8" style:family="graphic" style:parent-style-name="standard">
      <style:graphic-properties draw:stroke="none" draw:fill="none" draw:fill-color="#ffffff" draw:textarea-horizontal-align="justify" draw:textarea-vertical-align="top" draw:auto-grow-height="true" fo:min-height="2.377cm" fo:padding-top="0.13cm" fo:padding-bottom="0.13cm" fo:padding-left="0.25cm" fo:padding-right="0.25cm" fo:wrap-option="no-wrap" draw:shadow="hidden"/>
    </style:style>
    <style:style style:name="gr99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2.377cm" fo:padding-top="0.13cm" fo:padding-bottom="0.13cm" fo:padding-left="0.25cm" fo:padding-right="0.25cm" fo:wrap-option="no-wrap" draw:shadow="hidden"/>
    </style:style>
    <style:style style:name="gr100" style:family="graphic" style:parent-style-name="standard">
      <style:graphic-properties draw:stroke="solid" svg:stroke-width="0.026cm" svg:stroke-color="#000000" draw:marker-end="Arrowheads_20_48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01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1.585cm" fo:padding-top="0.13cm" fo:padding-bottom="0.13cm" fo:padding-left="0.25cm" fo:padding-right="0.25cm" fo:wrap-option="no-wrap" draw:shadow="hidden"/>
    </style:style>
    <style:style style:name="gr102" style:family="graphic" style:parent-style-name="standard">
      <style:graphic-properties draw:stroke="solid" svg:stroke-width="0.026cm" svg:stroke-color="#000000" draw:marker-end="Arrowheads_20_49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03" style:family="graphic" style:parent-style-name="standard">
      <style:graphic-properties draw:stroke="solid" svg:stroke-width="0.102cm" svg:stroke-color="#3deb3d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4" style:family="graphic" style:parent-style-name="standard">
      <style:graphic-properties draw:stroke="none" draw:fill="none" draw:fill-color="#ffffff" draw:textarea-horizontal-align="justify" draw:textarea-vertical-align="top" draw:auto-grow-height="true" fo:min-height="1.431cm" fo:padding-top="0.13cm" fo:padding-bottom="0.13cm" fo:padding-left="0.25cm" fo:padding-right="0.25cm" fo:wrap-option="no-wrap" draw:shadow="hidden"/>
    </style:style>
    <style:style style:name="gr105" style:family="graphic" style:parent-style-name="standard" style:list-style-name="L16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106" style:family="graphic" style:parent-style-name="standard" style:list-style-name="L16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107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2.253cm" fo:padding-top="0.13cm" fo:padding-bottom="0.13cm" fo:padding-left="0.25cm" fo:padding-right="0.25cm" fo:wrap-option="no-wrap" draw:shadow="hidden"/>
    </style:style>
    <style:style style:name="gr108" style:family="graphic" style:parent-style-name="standard" style:list-style-name="L16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109" style:family="graphic" style:parent-style-name="standard">
      <style:graphic-properties draw:stroke="solid" svg:stroke-width="0.026cm" svg:stroke-color="#000000" draw:marker-end="Arrowheads_20_50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10" style:family="graphic" style:parent-style-name="standard">
      <style:graphic-properties draw:stroke="solid" svg:stroke-width="0.026cm" svg:stroke-color="#000000" draw:marker-end="Arrowheads_20_51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11" style:family="graphic" style:parent-style-name="standard" style:list-style-name="L16">
      <style:graphic-properties draw:stroke="solid" svg:stroke-width="0.035cm" svg:stroke-color="#000000" draw:stroke-linejoin="miter" draw:fill="solid" draw:fill-color="#e6f19b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112" style:family="graphic" style:parent-style-name="standard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113" style:family="graphic" style:parent-style-name="standard">
      <style:graphic-properties draw:stroke="solid" svg:stroke-width="0.026cm" svg:stroke-color="#000000" draw:marker-end="Arrowheads_20_52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4.616cm" fo:min-width="0cm" fo:padding-top="0.127cm" fo:padding-bottom="0.127cm" fo:padding-left="0.254cm" fo:padding-right="0.254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2.001cm" draw:shadow="hidden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2.499cm" fo:min-width="0cm" fo:padding-top="0.127cm" fo:padding-bottom="0.127cm" fo:padding-left="0.254cm" fo:padding-right="0.254cm" fo:wrap-option="no-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65cm" fo:min-width="0cm" fo:padding-top="0.127cm" fo:padding-bottom="0.127cm" fo:padding-left="0.254cm" fo:padding-right="0.254cm" fo:wrap-option="no-wrap" draw:shadow="hidden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732cm" fo:min-width="0cm" fo:padding-top="0.134cm" fo:padding-bottom="0.134cm" fo:padding-left="0.269cm" fo:padding-right="0.269cm" fo:wrap-option="no-wrap" draw:shadow="hidden"/>
    </style:style>
    <style:style style:name="pr7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493cm" fo:min-width="0cm" fo:padding-top="0.13cm" fo:padding-bottom="0.13cm" fo:padding-left="0.25cm" fo:padding-right="0.25cm" fo:wrap-option="no-wrap" draw:shadow="hidden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no-wrap" draw:shadow="hidden"/>
    </style:style>
    <style:style style:name="pr9" style:family="presentation" style:parent-style-name="Default-notes">
      <style:graphic-properties draw:stroke="none" draw:fill="none" draw:fill-color="#bbe0e3" draw:auto-grow-height="true" fo:min-height="12.001cm" draw:shadow="hidden" draw:shadow-color="#808080"/>
    </style:style>
    <style:style style:name="pr10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732cm" fo:min-width="0cm" fo:padding-top="0.134cm" fo:padding-bottom="0.134cm" fo:padding-left="0.269cm" fo:padding-right="0.269cm" fo:wrap-option="no-wrap" draw:shadow="hidden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0.602cm" fo:min-width="0cm" fo:padding-top="0.13cm" fo:padding-bottom="0.13cm" fo:padding-left="0.25cm" fo:padding-right="0.25cm" fo:wrap-option="no-wrap" draw:shadow="hidden"/>
    </style:style>
    <style:style style:name="pr12" style:family="presentation" style:parent-style-name="Default-notes">
      <style:graphic-properties draw:stroke="solid" svg:stroke-width="0.026cm" svg:stroke-color="#000000" svg:stroke-opacity="100%" draw:stroke-linejoin="miter" draw:fill="solid" draw:fill-color="#ffffff" draw:opacity="100%" draw:textarea-horizontal-align="justify" draw:textarea-vertical-align="top" draw:auto-grow-height="true" draw:auto-grow-width="false" fo:min-height="11.732cm" fo:min-width="0cm" fo:padding-top="0.134cm" fo:padding-bottom="0.134cm" fo:padding-left="0.269cm" fo:padding-right="0.269cm" fo:wrap-option="no-wrap" draw:shadow="hidden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8.213cm" fo:min-width="0cm" fo:padding-top="0.127cm" fo:padding-bottom="0.127cm" fo:padding-left="0.254cm" fo:padding-right="0.254cm" fo:wrap-option="no-wrap" draw:shadow="hidden"/>
    </style:style>
    <style:style style:name="pr14" style:family="presentation" style:parent-style-name="Default-notes">
      <style:graphic-properties draw:stroke="none" draw:fill="none" draw:fill-color="#ffffff" draw:auto-grow-height="true" fo:min-height="12.001cm" draw:shadow="hidden"/>
    </style:style>
    <style:style style:name="pr15" style:family="presentation" style:parent-style-name="Default-notes">
      <style:graphic-properties draw:stroke="solid" svg:stroke-width="0.026cm" svg:stroke-color="#000000" svg:stroke-opacity="100%" draw:stroke-linejoin="miter" draw:fill="solid" draw:fill-color="#ffffff" draw:opacity="100%" draw:auto-grow-height="true" fo:min-height="12.001cm" fo:padding-top="0.013cm" fo:padding-bottom="0.013cm" fo:padding-left="0.013cm" fo:padding-right="0.013cm" draw:shadow="hidden"/>
    </style:style>
    <style:style style:name="pr16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2.922cm" fo:min-width="0cm" fo:padding-top="0.127cm" fo:padding-bottom="0.127cm" fo:padding-left="0.254cm" fo:padding-right="0.254cm" fo:wrap-option="no-wrap" draw:shadow="hidden"/>
    </style:style>
    <style:style style:name="pr17" style:family="presentation" style:parent-style-name="Default-outline1">
      <style:graphic-properties draw:stroke="none" draw:fill="none" fo:min-height="6.2cm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no-wrap" draw:shadow="hidden"/>
    </style:style>
    <style:style style:name="pr19" style:family="presentation" style:parent-style-name="Default-notes" style:list-style-name="L17">
      <style:graphic-properties draw:stroke="solid" svg:stroke-width="0.026cm" svg:stroke-color="#000000" svg:stroke-opacity="100%" draw:stroke-linejoin="miter" draw:fill="solid" draw:fill-color="#ffffff" draw:opacity="100%" draw:textarea-horizontal-align="justify" draw:textarea-vertical-align="top" draw:auto-grow-height="true" draw:auto-grow-width="false" fo:min-height="11.732cm" fo:min-width="0cm" fo:padding-top="0.134cm" fo:padding-bottom="0.134cm" fo:padding-left="0.269cm" fo:padding-right="0.269cm" fo:wrap-option="no-wrap" draw:shadow="hidden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1.27cm" fo:margin-right="0cm" fo:margin-top="0.176cm" fo:margin-bottom="0cm" text:enable-numbering="false" fo:text-indent="0cm"/>
    </style:style>
    <style:style style:name="P4" style:family="paragraph">
      <style:paragraph-properties fo:margin-left="0cm" fo:margin-right="0cm" fo:line-height="100%" fo:text-align="end" text:enable-numbering="false" fo:text-indent="0cm" style:punctuation-wrap="hanging" style:line-break="stric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.952cm" fo:margin-right="0cm" fo:margin-top="0.211cm" fo:margin-bottom="0cm" text:enable-numbering="true" fo:text-indent="-0.952cm"/>
    </style:style>
    <style:style style:name="P9" style:family="paragraph">
      <style:paragraph-properties fo:margin-left="2.063cm" fo:margin-right="0cm" fo:margin-top="0.176cm" fo:margin-bottom="0cm" text:enable-numbering="true" fo:text-indent="-0.793cm"/>
    </style:style>
    <style:style style:name="P10" style:family="paragraph">
      <style:paragraph-properties fo:margin-left="0.952cm" fo:margin-right="0cm" fo:text-indent="-0.952cm" style:writing-mode="lr-tb"/>
    </style:style>
    <style:style style:name="P11" style:family="paragraph">
      <style:paragraph-properties fo:margin-left="0cm" fo:margin-right="0cm" fo:margin-top="0.158cm" fo:margin-bottom="0cm" text:enable-numbering="false" fo:text-indent="0cm" style:punctuation-wrap="hanging" style:line-break="strict"/>
    </style:style>
    <style:style style:name="P12" style:family="paragraph">
      <style:paragraph-properties fo:margin-left="0cm" fo:margin-right="0cm" fo:margin-top="0.158cm" fo:margin-bottom="0cm" text:enable-numbering="true" fo:text-indent="0cm" style:punctuation-wrap="hanging" style:line-break="strict"/>
    </style:style>
    <style:style style:name="P13" style:family="paragraph">
      <style:paragraph-properties fo:margin-left="0cm" fo:margin-right="0cm" fo:line-height="100%" fo:text-align="end" text:enable-numbering="false" fo:text-indent="0cm" style:punctuation-wrap="hanging" style:line-break="strict" style:writing-mode="lr-tb"/>
      <style:text-properties fo:font-size="24pt"/>
    </style:style>
    <style:style style:name="P14" style:family="paragraph">
      <style:paragraph-properties fo:margin-left="0cm" fo:margin-right="0cm" fo:margin-top="0.158cm" fo:margin-bottom="0cm" text:enable-numbering="false" fo:text-indent="0cm" style:punctuation-wrap="hanging" style:line-break="strict" style:writing-mode="lr-tb"/>
      <style:text-properties fo:font-size="12pt"/>
    </style:style>
    <style:style style:name="P15" style:family="paragraph">
      <style:paragraph-properties fo:margin-left="0cm" fo:margin-right="0cm" fo:text-indent="0cm"/>
      <style:text-properties fo:font-size="12pt"/>
    </style:style>
    <style:style style:name="P16" style:family="paragraph">
      <style:paragraph-properties fo:margin-left="0.952cm" fo:margin-right="0cm" fo:margin-top="0.158cm" fo:margin-bottom="0cm" fo:line-height="80%" text:enable-numbering="false" fo:text-indent="-0.952cm" style:punctuation-wrap="hanging" style:line-break="strict"/>
    </style:style>
    <style:style style:name="P17" style:family="paragraph">
      <style:paragraph-properties fo:margin-left="0.952cm" fo:margin-right="0cm" fo:margin-top="0.158cm" fo:margin-bottom="0cm" fo:line-height="80%" text:enable-numbering="false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8" style:family="paragraph">
      <style:paragraph-properties fo:margin-left="0.952cm" fo:margin-right="0cm" fo:margin-top="0.158cm" fo:margin-bottom="0cm" fo:line-height="80%" text:enable-numbering="false" fo:text-indent="-0.952cm" style:punctuation-wrap="hanging" style:line-break="strict" style:writing-mode="lr-tb"/>
      <style:text-properties fo:font-size="18pt"/>
    </style:style>
    <style:style style:name="P19" style:family="paragraph">
      <style:paragraph-properties fo:text-align="center" style:writing-mode="lr-tb"/>
      <style:text-properties fo:font-size="24pt"/>
    </style:style>
    <style:style style:name="P20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21" style:family="paragraph">
      <style:paragraph-properties fo:margin-left="0cm" fo:margin-right="0cm" fo:line-height="100%" text:enable-numbering="false" fo:text-indent="0cm" style:punctuation-wrap="simple" style:line-break="normal" style:writing-mode="lr-tb"/>
      <style:text-properties fo:font-size="18pt"/>
    </style:style>
    <style:style style:name="P22" style:family="paragraph">
      <style:paragraph-properties fo:margin-left="0cm" fo:margin-right="0cm" fo:margin-top="0.158cm" fo:margin-bottom="0cm" fo:line-height="100%" text:enable-numbering="false" fo:text-indent="0cm" style:writing-mode="lr-tb"/>
      <style:text-properties fo:font-size="12pt"/>
    </style:style>
    <style:style style:name="P23" style:family="paragraph">
      <style:paragraph-properties fo:margin-left="0cm" fo:margin-right="0cm" fo:line-height="100%" text:enable-numbering="false" fo:text-indent="0cm"/>
    </style:style>
    <style:style style:name="P24" style:family="paragraph">
      <style:paragraph-properties fo:margin-left="0cm" fo:margin-right="0cm" fo:line-height="100%" text:enable-numbering="false" fo:text-indent="0cm" style:writing-mode="lr-tb"/>
    </style:style>
    <style:style style:name="P25" style:family="paragraph">
      <style:paragraph-properties fo:margin-left="0cm" fo:margin-right="0cm" fo:margin-top="0.158cm" fo:margin-bottom="0cm" text:enable-numbering="false" fo:text-indent="0cm" style:punctuation-wrap="hanging" style:line-break="strict" style:writing-mode="lr-tb"/>
      <style:text-properties fo:font-size="12pt" fo:font-weight="normal"/>
    </style:style>
    <style:style style:name="P26" style:family="paragraph">
      <style:paragraph-properties fo:margin-left="2.063cm" fo:margin-right="0cm" text:enable-numbering="true" fo:text-indent="-0.793cm"/>
    </style:style>
    <style:style style:name="P27" style:family="paragraph">
      <style:paragraph-properties fo:margin-left="0.952cm" fo:margin-right="0cm" text:enable-numbering="true" fo:text-indent="-0.952cm"/>
    </style:style>
    <style:style style:name="P28" style:family="paragraph">
      <style:paragraph-properties fo:margin-left="0.952cm" fo:margin-right="0cm" fo:margin-top="0.211cm" fo:margin-bottom="0cm" text:enable-numbering="false" fo:text-indent="-0.952cm" style:writing-mode="lr-tb"/>
    </style:style>
    <style:style style:name="P29" style:family="paragraph">
      <style:paragraph-properties fo:margin-left="0cm" fo:margin-right="0cm" fo:line-height="100%" fo:text-align="center" text:enable-numbering="false" fo:text-indent="0cm"/>
    </style:style>
    <style:style style:name="P30" style:family="paragraph">
      <style:paragraph-properties fo:margin-left="0.952cm" fo:margin-right="0cm" fo:margin-top="0.176cm" fo:margin-bottom="0cm" fo:line-height="90%" text:enable-numbering="true" fo:text-indent="-0.952cm"/>
    </style:style>
    <style:style style:name="P31" style:family="paragraph">
      <style:paragraph-properties fo:margin-left="2.063cm" fo:margin-right="0cm" fo:margin-top="0.158cm" fo:margin-bottom="0cm" fo:line-height="90%" text:enable-numbering="true" fo:text-indent="-0.793cm"/>
    </style:style>
    <style:style style:name="P32" style:family="paragraph">
      <style:paragraph-properties fo:margin-left="0.952cm" fo:margin-right="0cm" fo:margin-top="0.176cm" fo:margin-bottom="0cm" fo:line-height="90%" text:enable-numbering="true" fo:text-indent="-0.952cm" style:punctuation-wrap="hanging" style:line-break="strict"/>
    </style:style>
    <style:style style:name="P33" style:family="paragraph">
      <style:paragraph-properties fo:margin-left="2.063cm" fo:margin-right="0cm" fo:margin-top="0.158cm" fo:margin-bottom="0cm" fo:line-height="90%" fo:text-align="start" text:enable-numbering="true" fo:text-indent="-0.793cm" style:punctuation-wrap="hanging" style:line-break="strict" style:writing-mode="lr-tb"/>
    </style:style>
    <style:style style:name="P34" style:family="paragraph">
      <style:paragraph-properties fo:margin-left="0cm" fo:margin-right="0cm" fo:text-indent="0cm" style:writing-mode="lr-tb"/>
      <style:text-properties fo:font-size="32pt"/>
    </style:style>
    <style:style style:name="P35" style:family="paragraph">
      <style:paragraph-properties fo:margin-left="0cm" fo:margin-right="0cm" fo:line-height="100%" fo:text-align="center" text:enable-numbering="false" fo:text-indent="0cm" style:writing-mode="lr-tb"/>
    </style:style>
    <style:style style:name="P36" style:family="paragraph">
      <style:paragraph-properties fo:margin-left="0.952cm" fo:margin-right="0cm" fo:margin-top="0.211cm" fo:margin-bottom="0cm" text:enable-numbering="false" fo:text-indent="-0.952cm"/>
    </style:style>
    <style:style style:name="P37" style:family="paragraph">
      <style:paragraph-properties fo:margin-left="0.952cm" fo:margin-right="0cm" fo:margin-top="0.176cm" fo:margin-bottom="0cm" fo:line-height="80%" text:enable-numbering="false" fo:text-indent="-0.952cm" style:punctuation-wrap="hanging" style:line-break="strict"/>
    </style:style>
    <style:style style:name="P38" style:family="paragraph">
      <style:paragraph-properties fo:margin-left="0.952cm" fo:margin-right="0cm" fo:margin-top="0.176cm" fo:margin-bottom="0cm" fo:line-height="80%" text:enable-numbering="false" fo:text-indent="-0.952cm" style:punctuation-wrap="hanging" style:line-break="strict" style:writing-mode="lr-tb"/>
      <style:text-properties fo:font-size="24pt"/>
    </style:style>
    <style:style style:name="P39" style:family="paragraph">
      <style:paragraph-properties fo:margin-left="1.27cm" fo:margin-right="0cm" fo:margin-top="0.211cm" fo:margin-bottom="0cm" text:enable-numbering="true" fo:text-indent="-1.27cm"/>
    </style:style>
    <style:style style:name="P40" style:family="paragraph">
      <style:paragraph-properties fo:margin-left="2.328cm" fo:margin-right="0cm" fo:margin-top="0.176cm" fo:margin-bottom="0cm" text:enable-numbering="true" fo:text-indent="-1.058cm"/>
    </style:style>
    <style:style style:name="P41" style:family="paragraph">
      <style:paragraph-properties fo:margin-left="0.952cm" fo:margin-right="0cm" fo:margin-top="0.211cm" fo:margin-bottom="0cm" fo:line-height="100%" text:enable-numbering="true" fo:text-indent="-0.952cm"/>
    </style:style>
    <style:style style:name="P42" style:family="paragraph">
      <style:paragraph-properties fo:margin-left="0cm" fo:margin-right="0cm" fo:margin-top="0.158cm" fo:margin-bottom="0cm" fo:line-height="100%" text:enable-numbering="false" fo:text-indent="0cm" style:punctuation-wrap="hanging" style:line-break="strict"/>
    </style:style>
    <style:style style:name="P43" style:family="paragraph">
      <style:paragraph-properties fo:margin-left="0cm" fo:margin-right="0cm" text:enable-numbering="false" fo:text-indent="0cm" style:writing-mode="lr-tb"/>
      <style:text-properties fo:font-size="26pt"/>
    </style:style>
    <style:style style:name="P44" style:family="paragraph">
      <style:paragraph-properties fo:margin-left="0.952cm" fo:margin-right="0cm" fo:margin-top="0.158cm" fo:margin-bottom="0cm" fo:line-height="80%" fo:text-align="center" text:enable-numbering="false" fo:text-indent="-0.952cm" style:punctuation-wrap="hanging" style:line-break="strict"/>
    </style:style>
    <style:style style:name="P45" style:family="paragraph">
      <style:paragraph-properties fo:margin-left="0.952cm" fo:margin-right="0cm" fo:margin-top="0.158cm" fo:margin-bottom="0cm" fo:line-height="80%" fo:text-align="center" text:enable-numbering="false" fo:text-indent="-0.952cm" style:punctuation-wrap="hanging" style:line-break="strict" style:writing-mode="lr-tb"/>
    </style:style>
    <style:style style:name="P46" style:family="paragraph">
      <style:paragraph-properties fo:margin-left="0.952cm" fo:margin-right="0cm" fo:line-height="100%" text:enable-numbering="false" fo:text-indent="-0.952cm"/>
    </style:style>
    <style:style style:name="P47" style:family="paragraph">
      <style:paragraph-properties fo:margin-left="0cm" fo:margin-right="0cm" fo:text-indent="0cm" style:writing-mode="lr-tb"/>
      <style:text-properties fo:font-size="28pt"/>
    </style:style>
    <style:style style:name="P48" style:family="paragraph">
      <style:paragraph-properties fo:margin-left="0.952cm" fo:margin-right="0cm" fo:margin-top="0.158cm" fo:margin-bottom="0cm" fo:line-height="80%" text:enable-numbering="false" fo:text-indent="-0.952cm" style:punctuation-wrap="hanging" style:line-break="strict" style:writing-mode="lr-tb"/>
      <style:text-properties fo:font-size="24pt"/>
    </style:style>
    <style:style style:name="P49" style:family="paragraph">
      <style:paragraph-properties fo:margin-left="0.952cm" fo:margin-right="0cm" fo:margin-top="0.176cm" fo:margin-bottom="0cm" fo:line-height="100%" text:enable-numbering="false" fo:text-indent="-0.952cm" style:punctuation-wrap="hanging" style:line-break="strict"/>
    </style:style>
    <style:style style:name="P50" style:family="paragraph">
      <style:paragraph-properties fo:margin-left="0.952cm" fo:margin-right="0cm" fo:margin-top="0.176cm" fo:margin-bottom="0cm" fo:line-height="100%" text:enable-numbering="false" fo:text-indent="-0.952cm" style:punctuation-wrap="hanging" style:line-break="strict" style:writing-mode="lr-tb"/>
      <style:text-properties fo:font-size="24pt"/>
    </style:style>
    <style:style style:name="P51" style:family="paragraph">
      <style:paragraph-properties fo:margin-left="0.952cm" fo:margin-right="0cm" fo:margin-top="0.176cm" fo:margin-bottom="0cm" fo:line-height="100%" text:enable-numbering="false" fo:text-indent="-0.952cm" style:punctuation-wrap="hanging" style:line-break="strict" style:writing-mode="lr-tb"/>
      <style:text-properties fo:font-size="20pt"/>
    </style:style>
    <style:style style:name="P52" style:family="paragraph">
      <style:paragraph-properties fo:margin-left="0cm" fo:margin-right="0cm" fo:line-height="100%" text:enable-numbering="true" fo:text-indent="0cm"/>
    </style:style>
    <style:style style:name="P53" style:family="paragraph">
      <style:paragraph-properties fo:margin-left="0.952cm" fo:margin-right="0cm" fo:text-indent="-0.952cm" style:writing-mode="lr-tb"/>
      <style:text-properties fo:font-weight="normal"/>
    </style:style>
    <style:style style:name="P54" style:family="paragraph">
      <style:paragraph-properties fo:margin-left="1.27cm" fo:margin-right="0cm" fo:margin-top="0.158cm" fo:margin-bottom="0cm" fo:line-height="100%" text:enable-numbering="false" fo:text-indent="0cm" style:punctuation-wrap="hanging" style:line-break="strict"/>
    </style:style>
    <style:style style:name="P55" style:family="paragraph">
      <style:paragraph-properties fo:margin-left="1.27cm" fo:margin-right="0cm" fo:margin-top="0.158cm" fo:margin-bottom="0cm" fo:line-height="100%" text:enable-numbering="false" fo:text-indent="0cm" style:punctuation-wrap="hanging" style:line-break="strict" style:writing-mode="lr-tb"/>
      <style:text-properties fo:font-size="12pt"/>
    </style:style>
    <style:style style:name="P56" style:family="paragraph">
      <style:paragraph-properties fo:margin-left="0cm" fo:margin-right="0cm" text:enable-numbering="false" fo:text-indent="0cm" style:writing-mode="lr-tb"/>
    </style:style>
    <style:style style:name="P57" style:family="paragraph">
      <style:paragraph-properties fo:margin-left="0.952cm" fo:margin-right="0cm" fo:margin-top="0.211cm" fo:margin-bottom="0cm" text:enable-numbering="true" fo:text-indent="-0.952cm" style:writing-mode="lr-tb"/>
    </style:style>
    <style:style style:name="P58" style:family="paragraph">
      <style:paragraph-properties fo:margin-left="0cm" fo:margin-right="0cm" fo:margin-top="0.396cm" fo:margin-bottom="0cm" fo:line-height="100%" text:enable-numbering="false" fo:text-indent="0cm"/>
    </style:style>
    <style:style style:name="P59" style:family="paragraph">
      <style:paragraph-properties fo:margin-left="0cm" fo:margin-right="0cm" fo:margin-top="0.396cm" fo:margin-bottom="0cm" fo:line-height="100%" text:enable-numbering="false" fo:text-indent="0cm" style:writing-mode="lr-tb"/>
    </style:style>
    <style:style style:name="P60" style:family="paragraph">
      <style:paragraph-properties fo:margin-left="0cm" fo:margin-right="0cm" fo:line-height="100%" fo:text-align="center" text:enable-numbering="false" fo:text-indent="0cm" style:writing-mode="lr-tb"/>
      <style:text-properties fo:font-size="24pt"/>
    </style:style>
    <style:style style:name="P61" style:family="paragraph">
      <style:paragraph-properties fo:margin-left="0cm" fo:margin-right="0cm" fo:line-height="100%" fo:text-align="center" text:enable-numbering="false" fo:text-indent="0cm" style:punctuation-wrap="hanging" style:line-break="strict"/>
    </style:style>
    <style:style style:name="P62" style:family="paragraph">
      <style:paragraph-properties fo:margin-left="0cm" fo:margin-right="0cm" fo:line-height="100%" fo:text-align="center" text:enable-numbering="false" fo:text-indent="0cm" style:punctuation-wrap="hanging" style:line-break="strict" style:writing-mode="lr-tb"/>
      <style:text-properties fo:font-size="24pt"/>
    </style:style>
    <style:style style:name="P63" style:family="paragraph">
      <style:paragraph-properties fo:margin-left="0cm" fo:margin-right="0cm" fo:margin-top="0.396cm" fo:margin-bottom="0cm" fo:line-height="100%" text:enable-numbering="false" fo:text-indent="0cm" style:punctuation-wrap="hanging" style:line-break="strict"/>
    </style:style>
    <style:style style:name="P64" style:family="paragraph">
      <style:paragraph-properties fo:margin-left="0cm" fo:margin-right="0cm" fo:margin-top="0.396cm" fo:margin-bottom="0cm" fo:line-height="100%" text:enable-numbering="false" fo:text-indent="0cm" style:punctuation-wrap="hanging" style:line-break="strict" style:writing-mode="lr-tb"/>
      <style:text-properties fo:font-size="24pt"/>
    </style:style>
    <style:style style:name="P65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66" style:family="paragraph">
      <style:paragraph-properties fo:margin-left="0cm" fo:margin-right="0cm" fo:line-height="100%" text:enable-numbering="false" fo:text-indent="0cm" style:punctuation-wrap="hanging" style:line-break="strict" style:writing-mode="lr-tb"/>
      <style:text-properties fo:font-size="24pt"/>
    </style:style>
    <style:style style:name="P67" style:family="paragraph">
      <style:paragraph-properties fo:margin-left="0cm" fo:margin-right="0cm" fo:margin-top="0.396cm" fo:margin-bottom="0cm" fo:line-height="100%" fo:text-align="center" text:enable-numbering="false" fo:text-indent="0cm" style:punctuation-wrap="hanging" style:line-break="strict"/>
    </style:style>
    <style:style style:name="P68" style:family="paragraph">
      <style:paragraph-properties fo:margin-left="0cm" fo:margin-right="0cm" fo:margin-top="0.396cm" fo:margin-bottom="0cm" fo:line-height="100%" fo:text-align="center" text:enable-numbering="false" fo:text-indent="0cm" style:punctuation-wrap="hanging" style:line-break="strict" style:writing-mode="lr-tb"/>
      <style:text-properties fo:font-size="24pt"/>
    </style:style>
    <style:style style:name="P69" style:family="paragraph">
      <style:paragraph-properties fo:margin-left="0cm" fo:margin-right="0cm" fo:margin-top="0.44cm" fo:margin-bottom="0cm" fo:line-height="100%" text:enable-numbering="false" fo:text-indent="0cm"/>
    </style:style>
    <style:style style:name="P70" style:family="paragraph">
      <style:paragraph-properties fo:margin-left="0cm" fo:margin-right="0cm" fo:margin-top="0.44cm" fo:margin-bottom="0cm" fo:line-height="100%" text:enable-numbering="false" fo:text-indent="0cm" style:writing-mode="lr-tb"/>
    </style:style>
    <style:style style:name="P71" style:family="paragraph">
      <style:paragraph-properties fo:margin-left="0.952cm" fo:margin-right="0cm" fo:margin-top="0.44cm" fo:margin-bottom="0cm" fo:line-height="100%" text:enable-numbering="false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72" style:family="paragraph">
      <style:paragraph-properties fo:margin-left="0.952cm" fo:margin-right="0cm" fo:margin-top="0.44cm" fo:margin-bottom="0cm" fo:line-height="100%" text:enable-numbering="false" fo:text-indent="-0.952cm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73" style:family="paragraph">
      <style:paragraph-properties fo:text-align="center"/>
    </style:style>
    <style:style style:name="T1" style:family="text">
      <style:text-properties fo:color="#1e481f" fo:font-size="36pt" style:font-size-asian="36pt" style:font-size-complex="36pt"/>
    </style:style>
    <style:style style:name="T2" style:family="text">
      <style:text-properties fo:font-family="Arial" style:font-family-generic="swiss" style:font-pitch="variable" fo:font-size="13pt" fo:language="en" fo:country="US" style:font-size-asian="13pt" style:font-size-complex="13pt"/>
    </style:style>
    <style:style style:name="T3" style:family="text">
      <style:text-properties fo:language="en" fo:country="GB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/>
    </style:style>
    <style:style style:name="T6" style:family="text">
      <style:text-properties fo:font-weight="bold"/>
    </style:style>
    <style:style style:name="T7" style:family="text">
      <style:text-properties fo:font-size="12pt"/>
    </style:style>
    <style:style style:name="T8" style:family="text">
      <style:text-properties fo:color="#3f7f7f"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9" style:family="text">
      <style:text-properties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10" style:family="text">
      <style:text-properties fo:color="#7f0055"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11" style:family="text">
      <style:text-properties fo:color="#0000c0"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12" style:family="text">
      <style:text-properties fo:color="#666666"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13" style:family="text">
      <style:text-properties fo:color="#3f5fbf"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14" style:family="text">
      <style:text-properties fo:font-family="Arial" style:font-family-generic="swiss" style:font-pitch="variable" fo:font-size="18pt"/>
    </style:style>
    <style:style style:name="T15" style:family="text">
      <style:text-properties fo:color="#3f7f5f" fo:font-family="Arial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16" style:family="text">
      <style:text-properties fo:color="#3f7f7f" fo:font-family="Arial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17" style:family="text">
      <style:text-properties fo:color="#7f0055" fo:font-family="Arial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18" style:family="text">
      <style:text-properties fo:color="#0000c0" fo:font-family="Arial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19" style:family="text">
      <style:text-properties fo:font-family="Arial" style:font-pitch="variable" fo:font-size="18pt" style:font-size-asian="18pt" style:font-size-complex="18pt"/>
    </style:style>
    <style:style style:name="T20" style:family="text">
      <style:text-properties fo:font-size="12pt" fo:language="en" fo:country="US" fo:font-weight="normal" style:font-weight-asian="bold" style:font-weight-complex="bold"/>
    </style:style>
    <style:style style:name="T21" style:family="text">
      <style:text-properties style:text-position="super 58%" fo:font-style="normal"/>
    </style:style>
    <style:style style:name="T22" style:family="text">
      <style:text-properties fo:font-size="16pt" fo:font-style="italic"/>
    </style:style>
    <style:style style:name="T23" style:family="text">
      <style:text-properties fo:font-weight="normal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ffffff" fo:font-family="Arial" style:font-pitch="variable"/>
    </style:style>
    <style:style style:name="T26" style:family="text">
      <style:text-properties fo:font-family="Arial" style:font-pitch="variable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font-family="Verdana" style:font-family-generic="swiss" style:font-pitch="variable" fo:font-size="20pt" style:font-size-asian="20pt" style:font-size-complex="20pt"/>
    </style:style>
    <style:style style:name="T30" style:family="text"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31" style:family="text">
      <style:text-properties fo:font-size="32pt" style:font-size-asian="24pt" style:font-size-complex="24pt"/>
    </style:style>
    <style:style style:name="T32" style:family="text">
      <style:text-properties fo:font-weight="normal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color="#3f7f5f" fo:font-family="Arial" style:font-pitch="variable" fo:font-size="20pt" fo:language="en" fo:country="US" style:font-size-asian="20pt" style:font-size-complex="20pt"/>
    </style:style>
    <style:style style:name="T36" style:family="text">
      <style:text-properties fo:font-family="Arial" style:font-pitch="variable" fo:font-size="20pt" fo:language="en" fo:country="US" style:font-size-asian="20pt" style:font-size-complex="20pt"/>
    </style:style>
    <style:style style:name="T37" style:family="text">
      <style:text-properties fo:color="#7f0055" fo:font-family="Arial" style:font-pitch="variable" fo:font-size="20pt" fo:language="en" fo:country="US" style:font-size-asian="20pt" style:font-size-complex="20pt"/>
    </style:style>
    <style:style style:name="T38" style:family="text">
      <style:text-properties fo:color="#0000c0" fo:font-family="Arial" style:font-pitch="variable" fo:font-size="20pt" fo:language="en" fo:country="US" style:font-size-asian="20pt" style:font-size-complex="20pt"/>
    </style:style>
    <style:style style:name="T39" style:family="text">
      <style:text-properties fo:font-size="28pt" style:font-size-asian="28pt" style:font-size-complex="28pt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family="Arial" style:font-pitch="variable" fo:language="en" fo:country="US"/>
    </style:style>
    <style:style style:name="T42" style:family="text">
      <style:text-properties fo:font-family="Arial" style:font-pitch="variable" fo:language="en" fo:country="US" fo:font-weight="bold" style:font-weight-asian="bold" style:font-weight-complex="bold"/>
    </style:style>
    <style:style style:name="T43" style:family="text">
      <style:text-properties fo:language="en" fo:country="US" fo:font-style="italic" style:font-style-asian="italic" style:font-style-complex="italic"/>
    </style:style>
    <style:style style:name="T44" style:family="text">
      <style:text-properties fo:font-family="Arial" style:font-pitch="variable" fo:font-size="20pt" style:font-size-asian="20pt" style:font-size-complex="20pt"/>
    </style:style>
    <style:style style:name="T45" style:family="text">
      <style:text-properties fo:color="#3f7f5f" fo:font-family="Arial" style:font-pitch="variable" fo:font-size="18pt" fo:language="en" fo:country="US" style:font-size-asian="18pt" style:font-size-complex="18pt"/>
    </style:style>
    <style:style style:name="T46" style:family="text">
      <style:text-properties fo:font-family="Arial" style:font-pitch="variable" fo:font-size="18pt" fo:language="en" fo:country="US" style:font-size-asian="18pt" style:font-size-complex="18pt"/>
    </style:style>
    <style:style style:name="T47" style:family="text">
      <style:text-properties fo:color="#7f0055" fo:font-family="Arial" style:font-pitch="variable" fo:font-size="18pt" fo:language="en" fo:country="US" style:font-size-asian="18pt" style:font-size-complex="18pt"/>
    </style:style>
    <style:style style:name="T48" style:family="text">
      <style:text-properties fo:color="#0000c0" fo:font-family="Arial" style:font-pitch="variable" fo:font-size="18pt" fo:language="en" fo:country="US" style:font-size-asian="18pt" style:font-size-complex="18pt"/>
    </style:style>
    <style:style style:name="T49" style:family="text">
      <style:text-properties fo:color="#ffffff" fo:font-family="Arial" style:font-pitch="variable" fo:font-size="18pt" fo:language="en" fo:country="US" style:font-size-asian="18pt" style:font-size-complex="18pt"/>
    </style:style>
    <style:style style:name="T50" style:family="text">
      <style:text-properties fo:font-size="28pt" fo:language="en" fo:country="US" style:font-size-asian="28pt" style:font-size-complex="28pt"/>
    </style:style>
    <style:style style:name="T51" style:family="text">
      <style:text-properties fo:font-size="32pt" fo:language="en" fo:country="US" style:font-size-asian="24pt" style:font-size-complex="24pt"/>
    </style:style>
    <style:style style:name="T52" style:family="text">
      <style:text-properties fo:font-size="26pt" fo:language="en" fo:country="US" style:font-size-asian="24pt" style:font-size-complex="24pt"/>
    </style:style>
    <style:style style:name="T53" style:family="text">
      <style:text-properties fo:color="#666666" fo:font-family="Arial" style:font-pitch="variable" fo:font-size="18pt" style:font-size-asian="18pt" style:font-size-complex="18pt"/>
    </style:style>
    <style:style style:name="T54" style:family="text">
      <style:text-properties fo:font-family="Arial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55" style:family="text">
      <style:text-properties fo:font-size="28pt" fo:language="en" fo:country="US" style:font-size-asian="24pt" style:font-size-complex="24pt"/>
    </style:style>
    <style:style style:name="T56" style:family="text">
      <style:text-properties fo:font-size="12pt" fo:language="en" fo:country="US"/>
    </style:style>
    <style:style style:name="T57" style:family="text">
      <style:text-properties fo:color="#ffffff" fo:font-family="Arial" style:font-pitch="variable" fo:font-size="20pt" style:font-size-asian="20pt" style:font-size-complex="20pt"/>
    </style:style>
    <style:style style:name="T58" style:family="text">
      <style:text-properties fo:font-style="italic"/>
    </style:style>
    <style:style style:name="T59" style:family="text">
      <style:text-properties fo:font-style="normal"/>
    </style:style>
    <style:style style:name="T60" style:family="text">
      <style:text-properties fo:color="#808080" fo:font-family="Arial" style:font-pitch="variable" fo:font-size="20pt" fo:language="en" fo:country="US" style:font-size-asian="20pt" style:font-size-complex="20pt"/>
    </style:style>
    <style:style style:name="T61" style:family="text">
      <style:text-properties fo:language="en" fo:country="US" fo:font-weight="bold"/>
    </style:style>
    <style:style style:name="T62" style:family="text">
      <style:text-properties fo:font-size="28pt"/>
    </style:style>
    <style:style style:name="T63" style:family="text">
      <style:text-properties fo:color="#7f0055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fo:language="en" fo:country="US" fo:font-weight="normal"/>
    </style:style>
    <style:style style:name="T66" style:family="text">
      <style:text-properties fo:color="#666666" fo:language="en" fo:country="US" fo:font-weight="bold" style:font-weight-asian="bold" style:font-weight-complex="bold"/>
    </style:style>
    <style:style style:name="T67" style:family="text">
      <style:text-properties fo:color="#000000" fo:font-family="Arial" style:font-pitch="variable" fo:font-size="12pt" fo:language="en" fo:country="US"/>
    </style:style>
    <style:style style:name="T68" style:family="text">
      <style:text-properties fo:font-size="28pt" fo:language="en" fo:country="US" style:font-size-asian="20pt" style:font-size-complex="20pt"/>
    </style:style>
    <style:style style:name="T69" style:family="text">
      <style:text-properties fo:color="#ffffff" fo:font-family="Arial" style:font-pitch="variable" fo:font-size="18pt" style:font-size-asian="18pt" style:font-size-complex="18pt"/>
    </style:style>
    <style:style style:name="T70" style:family="text">
      <style:text-properties fo:color="#ffffff" fo:font-family="'Trebuchet MS'" style:font-family-generic="swiss" style:font-pitch="variable" fo:font-size="44pt" fo:language="en" fo:country="GB" style:font-size-asian="44pt" style:font-size-complex="44pt"/>
    </style:style>
    <style:style style:name="T71" style:family="text">
      <style:text-properties fo:font-family="Verdana" style:font-family-generic="swiss" style:font-pitch="variable" fo:font-size="18pt" fo:language="en" fo:country="GB" fo:font-weight="bold" style:font-size-asian="18pt" style:font-weight-asian="bold" style:font-size-complex="18pt" style:font-weight-complex="bold"/>
    </style:style>
    <style:style style:name="T72" style:family="text">
      <style:text-properties fo:font-family="Arial" style:font-pitch="variable" fo:font-weight="bold" style:font-weight-asian="bold" style:font-weight-complex="bold"/>
    </style:style>
    <text:list-style style:name="L1">
      <text:list-level-style-bullet text:level="1" text:bullet-char="•">
        <style:text-properties fo:font-family="Verdana" style:font-family-generic="swiss" style:font-pitch="variable" fo:color="#1e48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Verdana" style:font-family-generic="swiss" style:font-pitch="variable" fo:color="#427531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 text:min-label-width="1.27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1.05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13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1.058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6">
      <text:list-level-style-bullet text:level="1" text:bullet-char="•">
        <style:list-level-properties text:min-label-width="0.952cm"/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17">
      <text:list-level-style-bullet text:level="1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Understanding the Bean Lifecycl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3.345cm" svg:x="1.826cm" svg:y="5.683cm" presentation:class="title" presentation:user-transformed="true">
          <draw:text-box>
            <text:p text:style-name="P1"><text:span text:style-name="T1">Understanding the Bean Lifecycle</text:span></text:p>
          </draw:text-box>
        </draw:frame>
        <draw:frame presentation:style-name="pr2" draw:text-style-name="P2" draw:layer="layout" svg:width="17.78cm" svg:height="4.87cm" svg:x="3.625cm" svg:y="8.46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An In-depth Look at Spring’s Lifecycle Management Features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"/>
          <draw:frame presentation:style-name="pr3" draw:text-style-name="P6" draw:layer="layout" svg:width="16.254cm" svg:height="12.001cm" svg:x="2.033cm" svg:y="12.668cm" presentation:class="notes">
            <draw:text-box>
              <text:p text:style-name="P6">This deck is packed with content at approximately 60 slides. <text:s/>We're focusing on lifecycle issues, but along the way we'll introduce students to key concepts and enabling technologies like XML namespaces, JSR-250 annotations, etc.</text:p>
              <text:p text:style-name="P6"/>
              <text:p text:style-name="P6">Take care as you go through the sections on initialization / destruction as they could be overwhelming. <text:s/>Each presents three ways of doing initialization / destruction respectively, and each are important in their own right.</text:p>
              <text:p text:style-name="P6"/>
              <text:p text:style-name="P6">As long as you're clear about the main thrust, they will be too. <text:s/>Focus on lifecycle and let them know that you're going to introduce some new concepts along the way.</text:p>
            </draw:text-box>
          </draw:frame>
        </presentation:notes>
      </draw:page>
      <draw:page draw:name="Topics in this session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3">Topics in this session</text:span>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8">Introduction to Spring's XML namespaces</text:p>
              </text:list-item>
            </text:list>
            <text:list text:style-name="L5">
              <text:list-item>
                <text:p text:style-name="P8">The lifecycle of a Spring application context</text:p>
              </text:list-item>
            </text:list>
            <text:list text:style-name="L5">
              <text:list-item>
                <text:list>
                  <text:list-item>
                    <text:p text:style-name="P9">The initialization phas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The use phas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The destruction phase</text:p>
                  </text:list-item>
                </text:list>
              </text:list-item>
            </text:list>
            <text:list text:style-name="L5">
              <text:list-item>
                <text:p text:style-name="P8">Bean scoping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"/>
          <draw:frame presentation:style-name="pr6" draw:text-style-name="P2" draw:layer="layout" svg:width="16.254cm" svg:height="12.208cm" svg:x="2.033cm" svg:y="12.668cm" presentation:class="notes" presentation:user-transformed="true">
            <draw:text-box>
              <text:list text:style-name="L4">
                <text:list-item>
                  <text:p text:style-name="P11"><text:span text:style-name="T4">Description of theory presented in “The Bean Lifecycle”</text:span></text:p>
                </text:list-item>
              </text:list>
              <text:list text:style-name="L4">
                <text:list-item>
                  <text:p text:style-name="P11"><text:span text:style-name="T5">At this point, students have already gone through 1 lab with setter and constructor injection. Here, they will learn more of the capabilities of Spring’s IoC container.</text:span></text:p>
                </text:list-item>
              </text:list>
              <text:list text:style-name="L4">
                <text:list-item>
                  <text:p text:style-name="P11"><text:span text:style-name="T5"/></text:p>
                </text:list-item>
              </text:list>
              <text:list text:style-name="L4">
                <text:list-item>
                  <text:p text:style-name="P11"><text:span text:style-name="T5">Recommended presentation time: </text:span></text:p>
                </text:list-item>
              </text:list>
              <text:list text:style-name="L4">
                <text:list-item>
                  <text:p text:style-name="P12"><text:span text:style-name="T5">45 minutes</text:span></text:p>
                </text:list-item>
              </text:list>
              <text:list text:style-name="L4">
                <text:list-item>
                  <text:p text:style-name="P11"><text:span text:style-name="T5"/></text:p>
                </text:list-item>
              </text:list>
              <text:list text:style-name="L4">
                <text:list-item>
                  <text:p text:style-name="P11"><text:span text:style-name="T5">What will students have learnt after this module?</text:span></text:p>
                </text:list-item>
              </text:list>
              <text:list text:style-name="L6">
                <text:list-item>
                  <text:p text:style-name="P12"><text:span text:style-name="T5">The basic bean lifecycle – including initialization and destruction callbacks.</text:span></text:p>
                </text:list-item>
              </text:list>
              <text:list text:style-name="L6">
                <text:list-item>
                  <text:p text:style-name="P12"><text:span text:style-name="T5">The concept of singleton vs. prototype scopes (and web scopes)</text:span></text:p>
                </text:list-item>
              </text:list>
              <text:list text:style-name="L6">
                <text:list-item>
                  <text:p text:style-name="P12"><text:span text:style-name="T5">How BeanFactoryPostProcessors work</text:span></text:p>
                </text:list-item>
              </text:list>
              <text:list text:style-name="L6">
                <text:list-item>
                  <text:p text:style-name="P12"><text:span text:style-name="T5">How BeanPostProcessors work</text:span></text:p>
                </text:list-item>
              </text:list>
              <text:list text:style-name="L6">
                <text:list-item>
                  <text:p text:style-name="P11"><text:span text:style-name="T5"/></text:p>
                </text:list-item>
              </text:list>
              <text:list text:style-name="L4">
                <text:list-item>
                  <text:p text:style-name="P11"><text:span text:style-name="T5">What are prerequisites?</text:span></text:p>
                </text:list-item>
              </text:list>
              <text:list text:style-name="L6">
                <text:list-item>
                  <text:p text:style-name="P12"><text:span text:style-name="T5">Either the “Introduction to the Spring Container” module or equivalent experience</text:span></text:p>
                </text:list-item>
              </text:list>
              <text:list text:style-name="L6">
                <text:list-item>
                  <text:p text:style-name="P11"><text:span text:style-name="T5"/></text:p>
                </text:list-item>
              </text:list>
              <text:list text:style-name="L4">
                <text:list-item>
                  <text:p text:style-name="P11"><text:span text:style-name="T5">Suggested discussions, required reading, et cetera:</text:span></text:p>
                </text:list-item>
              </text:list>
              <text:list text:style-name="L6">
                <text:list-item>
                  <text:p text:style-name="P12"><text:span text:style-name="T5">Chapter 4 of “Pro Spring”</text:span></text:p>
                </text:list-item>
              </text:list>
              <text:list text:style-name="L6">
                <text:list-item>
                  <text:p text:style-name="P11"><text:span text:style-name="T5"/></text:p>
                </text:list-item>
              </text:list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3">Topics in this session</text:span></text:p>
          </draw:text-box>
        </draw:frame>
        <draw:frame presentation:style-name="pr5" draw:text-style-name="P10" draw:layer="layout" svg:width="22.186cm" svg:height="11.219cm" svg:x="1.627cm" svg:y="4.657cm" presentation:class="outline" presentation:user-transformed="true">
          <draw:text-box>
            <text:list text:style-name="L5">
              <text:list-item>
                <text:p text:style-name="P8"><text:span text:style-name="T6">Introduction to Spring's XML namespaces</text:span></text:p>
              </text:list-item>
            </text:list>
            <text:list text:style-name="L5">
              <text:list-item>
                <text:p text:style-name="P8">The lifecycle of a Spring application context</text:p>
              </text:list-item>
            </text:list>
            <text:list text:style-name="L5">
              <text:list-item>
                <text:list>
                  <text:list-item>
                    <text:p text:style-name="P9">The initialization phas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The use phas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The destruction phase</text:p>
                  </text:list-item>
                </text:list>
              </text:list-item>
            </text:list>
            <text:list text:style-name="L5">
              <text:list-item>
                <text:p text:style-name="P8">Bean scoping</text:p>
              </text:list-item>
            </text:list>
          </draw:text-box>
        </draw:frame>
        <presentation:notes draw:style-name="dp2">
          <draw:custom-shape draw:name="Rectangle 7" draw:style-name="gr1" draw:text-style-name="P13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"/>
          <draw:frame presentation:style-name="pr6" draw:text-style-name="P14" draw:layer="layout" svg:width="16.254cm" svg:height="12cm" svg:x="2.033cm" svg:y="12.668cm" presentation:class="notes" presentation:placeholder="true" presentation:user-transformed="true">
            <draw:text-box/>
          </draw:frame>
        </presentation:notes>
      </draw:page>
      <draw:page draw:name="Custom XML Namespaces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17.476cm" svg:height="3.005cm" svg:x="0.957cm" svg:y="0.099cm" presentation:class="title" presentation:user-transformed="true">
          <draw:text-box>
            <text:p text:style-name="P7">Introduction to Spring's Custom XML Namespaces</text:p>
          </draw:text-box>
        </draw:frame>
        <draw:frame presentation:style-name="pr8" draw:text-style-name="P10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8">Spring provides higher-level configuration languages that build on the generic &lt;beans/&gt; language</text:p>
              </text:list-item>
            </text:list>
            <text:list text:style-name="L5">
              <text:list-item>
                <text:list>
                  <text:list-item>
                    <text:p text:style-name="P9">Provide abstraction and semantic validatio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Simplify common configuration needs</text:p>
                  </text:list-item>
                </text:list>
              </text:list-item>
            </text:list>
            <text:list text:style-name="L5">
              <text:list-item>
                <text:p text:style-name="P8">Each language is defined by its own XML namespace you may import</text:p>
              </text:list-item>
            </text:list>
            <text:list text:style-name="L5">
              <text:list-item>
                <text:list>
                  <text:list-item>
                    <text:p text:style-name="P9">You can even write your own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4"/>
          <draw:frame presentation:style-name="pr9" draw:text-style-name="P15" draw:layer="layout" svg:width="16.254cm" svg:height="12.001cm" svg:x="2.033cm" svg:y="12.668cm" presentation:class="notes">
            <draw:text-box>
              <text:p text:style-name="P6"><text:span text:style-name="T7">This 'intro to namespaces' should be just that – an introduction. <text:s/>We're just giving them enough of a primer to understand the basic benefits, and to avoid being overwhelmed later when we use them all over the place. <text:s/>Keep it reasonably high-level, light and quick.</text:span></text:p>
            </draw:text-box>
          </draw:frame>
        </presentation:notes>
      </draw:page>
      <draw:page draw:name="Importing a Custom XML Namespace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17.476cm" svg:height="3.005cm" svg:x="0.957cm" svg:y="0.099cm" presentation:class="title" presentation:user-transformed="true">
          <draw:text-box>
            <text:p text:style-name="P7">Importing a Custom XML Namespace</text:p>
          </draw:text-box>
        </draw:frame>
        <draw:custom-shape draw:style-name="gr2" draw:text-style-name="P18" draw:layer="layout" svg:width="24.554cm" svg:height="9.948cm" svg:x="0.423cm" svg:y="5.715cm">
          <text:p text:id="id1" text:style-name="P16"><text:span text:style-name="T8">&lt;?xml version=“1.0” encoding=“UTF-8”?&gt;</text:span></text:p>
          <text:p text:id="id2" text:style-name="P16"><text:span text:style-name="T8">&lt;beans</text:span><text:span text:style-name="T9"> </text:span><text:span text:style-name="T10">xmlns</text:span><text:span text:style-name="T9">=</text:span><text:span text:style-name="T11">“http://www.springframework.org/schema/beans</text:span></text:p>
          <text:p text:id="id3" text:style-name="P17"><text:span text:style-name="T9"><text:tab/></text:span><text:span text:style-name="T10">xmlns:xsi=</text:span><text:span text:style-name="T11">“http://www.w3.org/2001/XMLSchema-instance”</text:span></text:p>
          <text:p text:id="id4" text:style-name="P17"><text:span text:style-name="T10"><text:tab/></text:span><text:span text:style-name="T10">xmlns:context=</text:span><text:span text:style-name="T11">“http://www.springframework.org/schema/context”</text:span></text:p>
          <text:p text:id="id5" text:style-name="P17"><text:span text:style-name="T10"><text:tab/></text:span><text:span text:style-name="T10">xsi:schemaLocation</text:span><text:span text:style-name="T9">=“</text:span></text:p>
          <text:p text:id="id6" text:style-name="P17"><text:span text:style-name="T9"><text:tab/></text:span><text:span text:style-name="T9"><text:tab/></text:span><text:span text:style-name="T11">http://www.springframework.org/schema/beans</text:span></text:p>
          <text:p text:id="id7" text:style-name="P17"><text:span text:style-name="T11"><text:tab/></text:span><text:span text:style-name="T11"><text:tab/></text:span><text:span text:style-name="T11">http://www.springframework.org/schema/beans/spring-beans-2.5.xsd</text:span></text:p>
          <text:p text:id="id8" text:style-name="P17"><text:span text:style-name="T11"><text:tab/></text:span><text:span text:style-name="T11"><text:tab/></text:span><text:span text:style-name="T11">http://www.springframework.org/schema/context</text:span></text:p>
          <text:p text:id="id9" text:style-name="P17"><text:span text:style-name="T11"><text:tab/></text:span><text:span text:style-name="T11"><text:tab/></text:span><text:span text:style-name="T11">http://www.springframework.org/schema/context/spring-context-2.5.xsd”</text:span><text:span text:style-name="T8">&gt;</text:span></text:p>
          <text:p text:style-name="P16"><text:span text:style-name="T12"/></text:p>
          <text:p text:id="id10" text:style-name="P17"><text:span text:style-name="T13"><text:tab/></text:span><text:span text:style-name="T13">&lt;!-- You can now use &lt;context:*/&gt; tags --&gt;</text:span></text:p>
          <text:p text:style-name="P16"><text:span text:style-name="T9"/></text:p>
          <text:p text:id="id11" text:style-name="P16"><text:span text:style-name="T8">&lt;/beans&gt;</text:span><text:span text:style-name="T9"> <text:s text:c="13"/></text:span></text:p>
          <draw:enhanced-geometry svg:viewBox="0 0 21600 21600" draw:type="rectangle" draw:enhanced-path="M 0 0 L 21600 0 21600 21600 0 21600 0 0 Z N"/>
        </draw:custom-shape>
        <draw:g draw:id="id12">
          <draw:line draw:style-name="gr3" draw:text-style-name="P19" draw:layer="layout" svg:x1="18.786cm" svg:y1="9.231cm" svg:x2="17.227cm" svg:y2="8.526cm">
            <text:p text:style-name="P6"/>
          </draw:line>
          <draw:custom-shape draw:style-name="gr4" draw:text-style-name="P21" draw:layer="layout" svg:width="8.109cm" svg:height="0.994cm" svg:x="16.777cm" svg:y="9.185cm">
            <text:p text:style-name="P20"><text:span text:style-name="T14">Assign namespace a prefix</text:span></text:p>
            <draw:enhanced-geometry svg:viewBox="0 0 21600 21600" draw:type="mso-spt202" draw:enhanced-path="M 0 0 L 21600 0 21600 21600 0 21600 0 0 Z N"/>
          </draw:custom-shape>
        </draw:g>
        <draw:g draw:id="id13">
          <draw:line draw:style-name="gr5" draw:text-style-name="P19" draw:layer="layout" svg:x1="22.169cm" svg:y1="13.422cm" svg:x2="20.432cm" svg:y2="12.289cm">
            <text:p text:style-name="P6"/>
          </draw:line>
          <draw:custom-shape draw:style-name="gr6" draw:text-style-name="P21" draw:layer="layout" svg:width="10.298cm" svg:height="0.994cm" svg:x="14.585cm" svg:y="13.466cm">
            <text:p text:style-name="P20"><text:span text:style-name="T14">Associate namespace with its XSD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mphasis" presentation:preset-id="ooo-emphasis-font-color" presentation:preset-sub-type="2">
                  <anim:animateColor smil:dur="0.5s" smil:fill="hold" smil:targetElement="id1" anim:sub-item="text" smil:attributeName="color" smil:to="#cccccc" anim:color-interpolation="rgb" anim:color-interpolation-direction="clockwise"/>
                </anim:par>
                <anim:par smil:begin="0s" smil:fill="hold" presentation:node-type="with-previous" presentation:group-id="0" presentation:preset-class="emphasis" presentation:preset-id="ooo-emphasis-font-color" presentation:preset-sub-type="2">
                  <anim:animateColor smil:dur="0.5s" smil:fill="hold" smil:targetElement="id2" anim:sub-item="text" smil:attributeName="color" smil:to="#cccccc" anim:color-interpolation="rgb" anim:color-interpolation-direction="clockwise"/>
                </anim:par>
                <anim:par smil:begin="0s" smil:fill="hold" presentation:node-type="with-previous" presentation:group-id="0" presentation:preset-class="emphasis" presentation:preset-id="ooo-emphasis-font-color" presentation:preset-sub-type="2">
                  <anim:animateColor smil:dur="0.5s" smil:fill="hold" smil:targetElement="id3" anim:sub-item="text" smil:attributeName="color" smil:to="#cccccc" anim:color-interpolation="rgb" anim:color-interpolation-direction="clockwise"/>
                </anim:par>
                <anim:par smil:begin="0s" smil:fill="hold" presentation:node-type="with-previous" presentation:group-id="0" presentation:preset-class="emphasis" presentation:preset-id="ooo-emphasis-font-color" presentation:preset-sub-type="2">
                  <anim:animateColor smil:dur="0.5s" smil:fill="hold" smil:targetElement="id5" anim:sub-item="text" smil:attributeName="color" smil:to="#cccccc" anim:color-interpolation="rgb" anim:color-interpolation-direction="clockwise"/>
                </anim:par>
                <anim:par smil:begin="0s" smil:fill="hold" presentation:node-type="with-previous" presentation:group-id="0" presentation:preset-class="emphasis" presentation:preset-id="ooo-emphasis-font-color" presentation:preset-sub-type="2">
                  <anim:animateColor smil:dur="0.5s" smil:fill="hold" smil:targetElement="id6" anim:sub-item="text" smil:attributeName="color" smil:to="#cccccc" anim:color-interpolation="rgb" anim:color-interpolation-direction="clockwise"/>
                </anim:par>
                <anim:par smil:begin="0s" smil:fill="hold" presentation:node-type="with-previous" presentation:group-id="0" presentation:preset-class="emphasis" presentation:preset-id="ooo-emphasis-font-color" presentation:preset-sub-type="2">
                  <anim:animateColor smil:dur="0.5s" smil:fill="hold" smil:targetElement="id7" anim:sub-item="text" smil:attributeName="color" smil:to="#cccccc" anim:color-interpolation="rgb" anim:color-interpolation-direction="clockwise"/>
                </anim:par>
                <anim:par smil:begin="0s" smil:fill="hold" presentation:node-type="with-previous" presentation:group-id="0" presentation:preset-class="emphasis" presentation:preset-id="ooo-emphasis-font-color" presentation:preset-sub-type="2">
                  <anim:animateColor smil:dur="0.5s" smil:fill="hold" smil:targetElement="id10" anim:sub-item="text" smil:attributeName="color" smil:to="#cccccc" anim:color-interpolation="rgb" anim:color-interpolation-direction="clockwise"/>
                </anim:par>
                <anim:par smil:begin="0s" smil:fill="hold" presentation:node-type="with-previous" presentation:group-id="0" presentation:preset-class="emphasis" presentation:preset-id="ooo-emphasis-font-color" presentation:preset-sub-type="2">
                  <anim:animateColor smil:dur="0.5s" smil:fill="hold" smil:targetElement="id11" anim:sub-item="text" smil:attributeName="color" smil:to="#cccccc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5"/>
          <draw:frame presentation:style-name="pr10" draw:text-style-name="P22" draw:layer="layout" svg:width="16.254cm" svg:height="12cm" svg:x="2.033cm" svg:y="12.668cm" presentation:class="notes" presentation:user-transformed="true">
            <draw:text-box>
              <text:p text:style-name="P6">Let students know they'll never need to recall this syntax from memory.</text:p>
              <text:p text:style-name="P6"/>
              <text:p text:style-name="P6">Spring IDE will do it for them, or they can use the templates available in the templates/ project.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<text:span text:style-name="T3">Benefits of Using Namespace Configuration </text:span></text:p>
          </draw:text-box>
        </draw:frame>
        <draw:custom-shape draw:style-name="gr7" draw:text-style-name="P18" draw:layer="layout" svg:width="24.554cm" svg:height="4.855cm" svg:x="0.423cm" svg:y="5.015cm">
          <text:p text:style-name="P16"><text:span text:style-name="T8">&lt;beans&gt;</text:span></text:p>
          <text:p text:style-name="P16"><text:span text:style-name="T15"><text:s text:c="4"/></text:span><text:span text:style-name="T15">&lt;bean</text:span><text:span text:style-name="T16"> </text:span><text:span text:style-name="T17">class</text:span><text:span text:style-name="T16">=</text:span><text:span text:style-name="T18">“org.springframework.beans.factory.config.</text:span></text:p>
          <text:p text:style-name="P16"><text:span text:style-name="T18"><text:s text:c="27"/></text:span><text:span text:style-name="T18">PropertyPlaceholderConfigurer”</text:span><text:span text:style-name="T15">&gt;</text:span></text:p>
          <text:p text:style-name="P16"><text:span text:style-name="T16"><text:s text:c="8"/></text:span><text:span text:style-name="T15">&lt;property</text:span><text:span text:style-name="T16"> </text:span><text:span text:style-name="T17">name</text:span><text:span text:style-name="T16">=</text:span><text:span text:style-name="T18">“location”</text:span><text:span text:style-name="T16"> </text:span><text:span text:style-name="T17">value</text:span><text:span text:style-name="T16">=</text:span><text:span text:style-name="T18">“/WEB-INF/datasource.properties”</text:span><text:span text:style-name="T16"> </text:span><text:span text:style-name="T15">/&gt;</text:span></text:p>
          <text:p text:style-name="P16"><text:span text:style-name="T15"><text:s text:c="4"/></text:span><text:span text:style-name="T15">&lt;/bean&gt;</text:span></text:p>
          <text:p text:style-name="P16"><text:span text:style-name="T8">&lt;/beans&gt;</text:span></text:p>
          <draw:enhanced-geometry svg:viewBox="0 0 21600 21600" draw:type="rectangle" draw:enhanced-path="M 0 0 L 21600 0 21600 21600 0 21600 0 0 Z N"/>
        </draw:custom-shape>
        <draw:custom-shape draw:style-name="gr8" draw:text-style-name="P18" draw:id="id17" draw:layer="layout" svg:width="24.554cm" svg:height="2.784cm" svg:x="0.423cm" svg:y="12.516cm">
          <text:p text:style-name="P16"><text:span text:style-name="T8">&lt;beans ... &gt;</text:span></text:p>
          <text:p text:style-name="P16"><text:span text:style-name="T15"><text:s text:c="4"/></text:span><text:span text:style-name="T15">&lt;context:property-placeholder </text:span><text:span text:style-name="T17">location</text:span><text:span text:style-name="T16">=</text:span><text:span text:style-name="T18">“/WEB-INF/datasource.properties”</text:span><text:span text:style-name="T16"> </text:span><text:span text:style-name="T15">/&gt;</text:span></text:p>
          <text:p text:style-name="P16"><text:span text:style-name="T8">&lt;/beans&gt;</text:span><text:span text:style-name="T9"> <text:s text:c="13"/></text:span></text:p>
          <draw:enhanced-geometry svg:viewBox="0 0 21600 21600" draw:type="rectangle" draw:enhanced-path="M 0 0 L 21600 0 21600 21600 0 21600 0 0 Z N"/>
        </draw:custom-shape>
        <draw:frame presentation:style-name="pr8" draw:text-style-name="P10" draw:layer="layout" svg:width="21.855cm" svg:height="11.219cm" svg:x="1.746cm" svg:y="3.677cm" presentation:class="outline" presentation:user-transformed="true">
          <draw:text-box>
            <text:list text:style-name="L5">
              <text:list-item>
                <text:p text:style-name="P8">Before<text:line-break/><text:line-break/><text:line-break/><text:line-break/><text:line-break/><text:line-break/></text:p>
              </text:list-item>
            </text:list>
            <text:list text:style-name="L5">
              <text:list-item>
                <text:p text:id="id16" text:style-name="P8">After</text:p>
              </text:list-item>
            </text:list>
          </draw:text-box>
        </draw:frame>
        <draw:g draw:name="Group 13" draw:id="id14">
          <draw:line draw:name="Line 6" draw:style-name="gr9" draw:text-style-name="P19" draw:layer="layout" svg:x1="6.66cm" svg:y1="9.975cm" svg:x2="3.686cm" svg:y2="7.938cm">
            <text:p text:style-name="P6"/>
          </draw:line>
          <draw:custom-shape draw:name="Text Box 7" draw:style-name="gr10" draw:text-style-name="P24" draw:layer="layout" svg:width="8.203cm" svg:height="1.815cm" svg:x="6.661cm" svg:y="8.917cm">
            <text:p text:style-name="P23"><text:span text:style-name="T19">Generic bean/property syntax is all that's available</text:span></text:p>
            <draw:enhanced-geometry svg:viewBox="0 0 21600 21600" draw:type="mso-spt202" draw:enhanced-path="M 0 0 L 21600 0 21600 21600 0 21600 0 0 Z N"/>
          </draw:custom-shape>
          <draw:line draw:name="Line 6" draw:style-name="gr9" draw:text-style-name="P19" draw:layer="layout" svg:x1="6.66cm" svg:y1="9.976cm" svg:x2="2.973cm" svg:y2="6.481cm">
            <text:p text:style-name="P6"/>
          </draw:line>
        </draw:g>
        <draw:g draw:name="Group 13" draw:id="id15">
          <draw:line draw:name="Line 6" draw:style-name="gr9" draw:text-style-name="P19" draw:layer="layout" svg:x1="17.629cm" svg:y1="7.073cm" svg:x2="14.894cm" svg:y2="6.6cm">
            <text:p text:style-name="P6"/>
          </draw:line>
          <draw:custom-shape draw:name="Text Box 7" draw:style-name="gr10" draw:text-style-name="P24" draw:layer="layout" svg:width="7.121cm" svg:height="1.815cm" svg:x="17.643cm" svg:y="5.488cm">
            <text:p text:style-name="P23"><text:span text:style-name="T19">Requires remembering framework classnames</text:span></text:p>
            <draw:enhanced-geometry svg:viewBox="0 0 21600 21600" draw:type="mso-spt202" draw:enhanced-path="M 0 0 L 21600 0 21600 21600 0 21600 0 0 Z N"/>
          </draw:custom-shape>
        </draw:g>
        <draw:g draw:name="Group 13" draw:id="id18">
          <draw:line draw:name="Line 6" draw:style-name="gr9" draw:text-style-name="P19" draw:layer="layout" svg:x1="6.362cm" svg:y1="15.608cm" svg:x2="4.697cm" svg:y2="14.002cm">
            <text:p text:style-name="P6"/>
          </draw:line>
          <draw:custom-shape draw:name="Text Box 7" draw:style-name="gr10" draw:text-style-name="P24" draw:layer="layout" svg:width="7.121cm" svg:height="2.46cm" svg:x="3.043cm" svg:y="15.589cm">
            <text:p text:style-name="P23"><text:span text:style-name="T19">Creates same bean as above, but hides framework details</text:span></text:p>
            <draw:enhanced-geometry svg:viewBox="0 0 21600 21600" draw:type="mso-spt202" draw:enhanced-path="M 0 0 L 21600 0 21600 21600 0 21600 0 0 Z N"/>
          </draw:custom-shape>
        </draw:g>
        <draw:g draw:name="Group 13" draw:id="id19">
          <draw:line draw:name="Line 6" draw:style-name="gr9" draw:text-style-name="P19" draw:layer="layout" svg:x1="13.529cm" svg:y1="16.674cm" svg:x2="10.673cm" svg:y2="13.973cm">
            <text:p text:style-name="P6"/>
          </draw:line>
          <draw:custom-shape draw:name="Text Box 7" draw:style-name="gr11" draw:text-style-name="P24" draw:layer="layout" svg:width="8.159cm" svg:height="2.665cm" svg:x="13.543cm" svg:y="15.589cm">
            <text:p text:style-name="P23"><text:span text:style-name="T19">Attributes are specific to the task, rather than generic name/value pairs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13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6"/>
          <draw:frame presentation:style-name="pr6" draw:text-style-name="P25" draw:layer="layout" svg:width="16.254cm" svg:height="12cm" svg:x="2.033cm" svg:y="12.668cm" presentation:class="notes" presentation:user-transformed="true">
            <draw:text-box>
              <text:p text:style-name="P11"><text:span text:style-name="T20">Remember: the point here is NOT to discuss the features / functionality of PropertyPlaceholderConfigurer. <text:s/>We'll do that shortly. <text:s/>Keep things high-level, and explain the benefits of namespaces in general.</text:span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3">Namespaces Summary</text:span></text:p>
          </draw:text-box>
        </draw:frame>
        <draw:frame presentation:style-name="pr8" draw:text-style-name="P10" draw:layer="layout" svg:width="21.855cm" svg:height="11.219cm" svg:x="1.746cm" svg:y="4.377cm" presentation:class="outline" presentation:user-transformed="true">
          <draw:text-box>
            <text:list text:style-name="L5">
              <text:list-item>
                <text:p text:style-name="P8">Namespace configuration is about simplification and expressiveness</text:p>
              </text:list-item>
            </text:list>
            <text:list text:style-name="L5">
              <text:list-item>
                <text:list>
                  <text:list-item>
                    <text:p text:style-name="P26">Generic bean/property syntax can be too low-level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6">Hides framework details</text:p>
                  </text:list-item>
                </text:list>
              </text:list-item>
            </text:list>
            <text:list text:style-name="L5">
              <text:list-item>
                <text:p text:style-name="P27">Namespaces are defined for categories of related framework functionality<text:span text:style-name="T21">*</text:span></text:p>
              </text:list-item>
            </text:list>
            <text:list text:style-name="L5">
              <text:list-item>
                <text:list>
                  <text:list-item>
                    <text:p text:style-name="P26">aop, beans, context, jee, jms, tx, util</text:p>
                  </text:list-item>
                </text:list>
              </text:list-item>
            </text:list>
            <text:list text:style-name="L5">
              <text:list-item>
                <text:p text:style-name="P8">We will use namespaces to simplify configuration throughout this training </text:p>
              </text:list-item>
            </text:list>
          </draw:text-box>
        </draw:frame>
        <draw:frame presentation:style-name="pr11" draw:text-style-name="P28" draw:layer="layout" svg:width="22.928cm" svg:height="0.947cm" svg:x="1.568cm" svg:y="16.142cm" presentation:class="outline" presentation:user-transformed="true">
          <draw:text-box>
            <text:list text:style-name="L5">
              <text:list-item>
                <text:p text:style-name="P28"><text:span text:style-name="T22">* an incomplete list. see </text:span><text:span text:style-name="T22"><text:a xlink:href="http://www.springframework.org/schema/">http://www.springframework.org/schema/</text:a></text:span><text:span text:style-name="T22"> for details</text:span></text:p>
              </text:list-item>
            </text:list>
          </draw:text-box>
        </draw:frame>
        <presentation:notes draw:style-name="dp2">
          <draw:custom-shape draw:name="Rectangle 7" draw:style-name="gr1" draw:text-style-name="P13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7"/>
          <draw:frame presentation:style-name="pr6" draw:text-style-name="P14" draw:layer="layout" svg:width="16.254cm" svg:height="12cm" svg:x="2.033cm" svg:y="12.668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3">Topics in this session</text:span>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8"><text:span text:style-name="T23">Introduction to Spring's XML namespaces</text:span></text:p>
              </text:list-item>
            </text:list>
            <text:list text:style-name="L5">
              <text:list-item>
                <text:p text:style-name="P8"><text:span text:style-name="T24">The lifecycle of a Spring application context</text:span></text:p>
              </text:list-item>
            </text:list>
            <text:list text:style-name="L5">
              <text:list-item>
                <text:list>
                  <text:list-item>
                    <text:p text:style-name="P9">The initialization phas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The use phas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The destruction phase</text:p>
                  </text:list-item>
                </text:list>
              </text:list-item>
            </text:list>
            <text:list text:style-name="L5">
              <text:list-item>
                <text:p text:style-name="P8">Bean scoping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8"/>
          <draw:frame presentation:style-name="pr12" draw:text-style-name="P2" draw:layer="layout" svg:width="16.254cm" svg:height="12cm" svg:x="2.033cm" svg:y="12.668cm" presentation:class="notes" presentation:placeholder="true" presentation:user-transformed="true">
            <draw:text-box/>
          </draw:frame>
        </presentation:notes>
      </draw:page>
      <draw:page draw:name="Phases of the Application Lifecycle" draw:style-name="dp1" draw:master-page-name="Default">
        <office:forms form:automatic-focus="false" form:apply-design-mode="false"/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Phases of the Application Lifecycle</text:p>
          </draw:text-box>
        </draw:frame>
        <draw:line draw:name="Line 4" draw:style-name="gr12" draw:text-style-name="P19" draw:layer="layout" svg:x1="9.102cm" svg:y1="4.233cm" svg:x2="9.102cm" svg:y2="17.357cm">
          <text:p text:style-name="P6"/>
        </draw:line>
        <draw:custom-shape draw:name="AutoShape 6" draw:style-name="gr13" draw:text-style-name="P5" draw:layer="layout" svg:width="6.562cm" svg:height="4.022cm" svg:x="1.905cm" svg:y="4.233cm">
          <text:p text:style-name="P29"><text:span text:style-name="T25">Initial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gr14" draw:text-style-name="P5" draw:id="id21" draw:layer="layout" svg:width="6.561cm" svg:height="4.022cm" svg:x="9.737cm" svg:y="4.233cm">
          <text:p text:style-name="P29"><text:span text:style-name="T26">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gr13" draw:text-style-name="P5" draw:id="id24" draw:layer="layout" svg:width="6.562cm" svg:height="4.022cm" svg:x="17.568cm" svg:y="4.233cm">
          <text:p text:style-name="P29"><text:span text:style-name="T25">Destr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9" draw:style-name="gr12" draw:text-style-name="P19" draw:layer="layout" svg:x1="16.933cm" svg:y1="4.233cm" svg:x2="16.933cm" svg:y2="17.357cm">
          <text:p text:style-name="P6"/>
        </draw:line>
        <draw:frame presentation:style-name="pr13" draw:text-style-name="P10" draw:layer="layout" svg:width="8.255cm" svg:height="8.577cm" svg:x="0.846cm" svg:y="8.467cm" presentation:class="outline" presentation:user-transformed="true">
          <draw:text-box>
            <text:list text:style-name="L5">
              <text:list-item>
                <text:p text:style-name="P30"><text:span text:style-name="T27">Prepares for use</text:span></text:p>
              </text:list-item>
            </text:list>
            <text:list text:style-name="L5">
              <text:list-item>
                <text:p text:style-name="P30"><text:span text:style-name="T27">Application services</text:span></text:p>
              </text:list-item>
            </text:list>
            <text:list text:style-name="L5">
              <text:list-item>
                <text:list>
                  <text:list-item>
                    <text:p text:style-name="P31"><text:span text:style-name="T28">Are create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1"><text:span text:style-name="T28">Configure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1"><text:span text:style-name="T28">May allocate system resources</text:span></text:p>
                  </text:list-item>
                </text:list>
              </text:list-item>
            </text:list>
            <text:list text:style-name="L5">
              <text:list-item>
                <text:p text:style-name="P30"><text:span text:style-name="T27">Application is not usable until this phase is complete</text:span></text:p>
              </text:list-item>
            </text:list>
          </draw:text-box>
        </draw:frame>
        <draw:custom-shape draw:name="Rectangle 11" draw:style-name="gr15" draw:text-style-name="P5" draw:id="id22" draw:layer="layout" svg:width="8.255cm" svg:height="8.466cm" svg:x="9.102cm" svg:y="8.467cm">
          <text:list text:style-name="L8">
            <text:list-item>
              <text:p text:style-name="P32"><text:span text:style-name="T29">Used by clients</text:span></text:p>
            </text:list-item>
          </text:list>
          <text:list text:style-name="L8">
            <text:list-item>
              <text:p text:style-name="P32"><text:span text:style-name="T29">Application services</text:span></text:p>
            </text:list-item>
          </text:list>
          <text:list text:style-name="L9">
            <text:list-item>
              <text:list>
                <text:list-item>
                  <text:p text:style-name="P33"><text:span text:style-name="T30">Process client requests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p text:style-name="P33"><text:span text:style-name="T30">Carry out application behaviors</text:span></text:p>
                </text:list-item>
              </text:list>
            </text:list-item>
          </text:list>
          <text:list text:style-name="L8">
            <text:list-item>
              <text:p text:style-name="P32"><text:span text:style-name="T29">99.99% of the time is spent in this phas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2" draw:style-name="gr15" draw:text-style-name="P5" draw:id="id25" draw:layer="layout" svg:width="8.255cm" svg:height="8.467cm" svg:x="17.145cm" svg:y="8.678cm">
          <text:list text:style-name="L8">
            <text:list-item>
              <text:p text:style-name="P32"><text:span text:style-name="T29">Shuts down</text:span></text:p>
            </text:list-item>
          </text:list>
          <text:list text:style-name="L8">
            <text:list-item>
              <text:p text:style-name="P32"><text:span text:style-name="T29">Application services</text:span></text:p>
            </text:list-item>
          </text:list>
          <text:list text:style-name="L9">
            <text:list-item>
              <text:list>
                <text:list-item>
                  <text:p text:style-name="P33"><text:span text:style-name="T30">Release any system resources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p text:style-name="P33"><text:span text:style-name="T30">Are eligible for garbage collection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polyline draw:name="Line 14" draw:style-name="gr16" draw:text-style-name="P19" draw:id="id20" draw:layer="layout" svg:width="7.619cm" svg:height="0cm" svg:x="1.482cm" svg:y="7.62cm" svg:viewBox="0 0 7620 0" draw:points="0,0 7620,0">
          <text:p text:style-name="P6"/>
        </draw:polyline>
        <draw:polyline draw:name="Line 15" draw:style-name="gr16" draw:text-style-name="P19" draw:id="id23" draw:layer="layout" svg:width="8.042cm" svg:height="0cm" svg:x="9.102cm" svg:y="7.62cm" svg:viewBox="0 0 8043 0" draw:points="0,0 8043,0">
          <text:p text:style-name="P6"/>
        </draw:polyline>
        <draw:polyline draw:name="Line 16" draw:style-name="gr16" draw:text-style-name="P19" draw:id="id26" draw:layer="layout" svg:width="7.831cm" svg:height="0cm" svg:x="17.145cm" svg:y="7.62cm" svg:viewBox="0 0 7832 0" draw:points="0,0 7832,0">
          <text:p text:style-name="P6"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-slow" presentation:preset-sub-type="from-left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0-width/2;x" smil:keyTimes="0;1"/>
                  <anim:animate smil:dur="0.5s" smil:fill="hold" smil:targetElement="id20" smil:attributeName="y" smil:values="y;y" smil:keyTimes="0;1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-slow" presentation:preset-sub-type="from-left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0-width/2;x" smil:keyTimes="0;1"/>
                  <anim:animate smil:dur="0.5s" smil:fill="hold" smil:targetElement="id23" smil:attributeName="y" smil:values="y;y" smil:keyTimes="0;1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-slow" presentation:preset-sub-type="from-left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0-width/2;x" smil:keyTimes="0;1"/>
                  <anim:animate smil:dur="0.5s" smil:fill="hold" smil:targetElement="id26" smil:attributeName="y" smil:values="y;y" smil:keyTimes="0;1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Spring’s Role as a Lifecycle Manager" draw:style-name="dp1" draw:master-page-name="Default">
        <office:forms form:automatic-focus="false" form:apply-design-mode="false"/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Spring’s Role as a Lifecycle Manager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8"><text:span text:style-name="T5">For nearly any class of application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5">Standalone Java applica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5">JUnit System Tes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5">Java EE™ web applica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5">Java EE™ enterprise application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5">Spring fits in to manage the application lifecycle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5">Plays an important role in all phases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0"/>
          <draw:frame presentation:style-name="pr14" draw:text-style-name="P6" draw:layer="layout" svg:width="16.254cm" svg:height="12.001cm" svg:x="2.033cm" svg:y="12.668cm" presentation:class="notes">
            <draw:text-box>
              <text:p text:style-name="P6">The point here is that this lifecycle management is lightweight. <text:s/>It does not require deploying applications to an app server, etc.</text:p>
            </draw:text-box>
          </draw:frame>
        </presentation:notes>
      </draw:page>
      <draw:page draw:name="The Lifecycle of a Spring Application Context (1) - The Initialization Phase" draw:style-name="dp1" draw:master-page-name="Default">
        <office:forms form:automatic-focus="false" form:apply-design-mode="false"/>
        <draw:frame presentation:style-name="pr4" draw:text-style-name="P34" draw:layer="layout" svg:width="17.476cm" svg:height="2.753cm" svg:x="0.957cm" svg:y="0.225cm" presentation:class="title" presentation:user-transformed="true">
          <draw:text-box>
            <text:p text:style-name="P7"><text:span text:style-name="T31">Topics in this session</text:span></text:p>
          </draw:text-box>
        </draw:frame>
        <draw:frame presentation:style-name="pr5" draw:text-style-name="P10" draw:layer="layout" svg:width="21.855cm" svg:height="11.219cm" svg:x="1.687cm" svg:y="4.276cm" presentation:class="outline" presentation:user-transformed="true">
          <draw:text-box>
            <text:list text:style-name="L5">
              <text:list-item>
                <text:p text:style-name="P8"><text:span text:style-name="T23">Introduction to Spring's XML namespaces</text:span></text:p>
              </text:list-item>
            </text:list>
            <text:list text:style-name="L5">
              <text:list-item>
                <text:p text:style-name="P8">The lifecycle of a Spring application context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The initialization phas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The use phas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The destruction ph<text:span text:style-name="T32">ase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23">Bean scoping</text:span></text:p>
              </text:list-item>
            </text:list>
          </draw:text-box>
        </draw:frame>
        <draw:custom-shape draw:name="AutoShape 6" draw:style-name="gr13" draw:text-style-name="P5" draw:layer="layout" svg:width="6.562cm" svg:height="4.022cm" svg:x="1.276cm" svg:y="11.765cm">
          <text:p text:style-name="P29"><text:span text:style-name="T25">Initial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14" draw:style-name="gr16" draw:text-style-name="P19" draw:layer="layout" svg:x1="1.006cm" svg:y1="15.147cm" svg:x2="8.626cm" svg:y2="15.147cm">
          <text:p text:style-name="P6"/>
        </draw:line>
        <draw:custom-shape draw:name="AutoShape 7" draw:style-name="gr17" draw:text-style-name="P35" draw:layer="layout" svg:width="6.561cm" svg:height="4.022cm" svg:x="9.439cm" svg:y="11.734cm">
          <text:p text:style-name="P29"><text:span text:style-name="T26">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15" draw:style-name="gr18" draw:text-style-name="P19" draw:layer="layout" svg:x1="8.704cm" svg:y1="15.121cm" svg:x2="16.747cm" svg:y2="15.121cm">
          <text:p text:style-name="P6"/>
        </draw:line>
        <draw:custom-shape draw:name="AutoShape 6" draw:style-name="gr19" draw:text-style-name="P35" draw:layer="layout" svg:width="6.562cm" svg:height="4.022cm" svg:x="17.577cm" svg:y="11.765cm">
          <text:p text:style-name="P29"><text:span text:style-name="T25">Destr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14" draw:style-name="gr18" draw:text-style-name="P19" draw:layer="layout" svg:x1="16.917cm" svg:y1="15.147cm" svg:x2="24.827cm" svg:y2="15.147cm">
          <text:p text:style-name="P6"/>
        </draw:line>
        <draw:line draw:name="Line 4" draw:style-name="gr12" draw:text-style-name="P19" draw:layer="layout" svg:x1="16.801cm" svg:y1="11.808cm" svg:x2="16.798cm" svg:y2="15.807cm">
          <text:p text:style-name="P6"/>
        </draw:line>
        <draw:line draw:name="Line 4" draw:style-name="gr12" draw:text-style-name="P19" draw:layer="layout" svg:x1="8.615cm" svg:y1="11.82cm" svg:x2="8.612cm" svg:y2="15.819cm">
          <text:p text:style-name="P6"/>
        </draw:lin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1"/>
          <draw:frame presentation:style-name="pr14" draw:text-style-name="P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33">The Lifecycle of a Spring Application Context (1) - The Initialization Phase</text:span>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id="id27" text:style-name="P8">When you create a context the initialization phase completes</text:p>
              </text:list-item>
            </text:list>
            <text:list text:style-name="L5">
              <text:list-item>
                <text:p text:style-name="P36"/>
              </text:list-item>
            </text:list>
            <text:list text:style-name="L5">
              <text:list-item>
                <text:p text:style-name="P36"/>
              </text:list-item>
            </text:list>
            <text:list text:style-name="L5">
              <text:list-item>
                <text:p text:style-name="P36"/>
              </text:list-item>
            </text:list>
            <text:list text:style-name="L5">
              <text:list-item>
                <text:p text:style-name="P36"><text:span text:style-name="T34"/></text:p>
              </text:list-item>
            </text:list>
            <text:list text:style-name="L5">
              <text:list-item>
                <text:p text:style-name="P36"/>
              </text:list-item>
            </text:list>
            <text:list text:style-name="L5">
              <text:list-item>
                <text:p text:id="id29" text:style-name="P8">But exactly what happens in this phase?</text:p>
              </text:list-item>
            </text:list>
          </draw:text-box>
        </draw:frame>
        <draw:custom-shape draw:name="Rectangle 4" draw:style-name="gr20" draw:text-style-name="P38" draw:id="id28" draw:layer="layout" svg:width="20.955cm" svg:height="5.292cm" svg:x="2.54cm" svg:y="7.408cm">
          <text:p text:style-name="P37"><text:span text:style-name="T35">// Create the application from the configuration</text:span></text:p>
          <text:p text:style-name="P37"><text:span text:style-name="T36">ApplicationContext context =</text:span></text:p>
          <text:p text:style-name="P37"><text:span text:style-name="T36"><text:s text:c="4"/></text:span><text:span text:style-name="T37">new</text:span><text:span text:style-name="T36"> ClassPathXmlApplicationContext(</text:span><text:span text:style-name="T37">new</text:span><text:span text:style-name="T36"> String[] { </text:span></text:p>
          <text:p text:style-name="P37"><text:span text:style-name="T36"><text:s text:c="7"/></text:span><text:span text:style-name="T38">“</text:span><text:span text:style-name="T38">application-config.xml”,</text:span><text:span text:style-name="T36"> </text:span></text:p>
          <text:p text:style-name="P37"><text:span text:style-name="T36"><text:s text:c="7"/></text:span><text:span text:style-name="T38">“</text:span><text:span text:style-name="T38">test-infrastructure-config.xml”</text:span></text:p>
          <text:p text:style-name="P37"><text:span text:style-name="T36">});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13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2"/>
          <draw:frame presentation:style-name="pr14" draw:text-style-name="P15" draw:layer="layout" svg:width="16.254cm" svg:height="12.001cm" svg:x="2.033cm" svg:y="12.668cm" presentation:class="notes">
            <draw:text-box>
              <text:p text:style-name="P6"><text:span text:style-name="T7">“</text:span><text:span text:style-name="T7">A whole lot happens during that 'new' operation! <text:s/>Let's take a look under the hood...”</text:span></text:p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4" draw:text-style-name="P34" draw:layer="layout" svg:width="17.476cm" svg:height="2.753cm" svg:x="0.957cm" svg:y="0.225cm" presentation:class="title" presentation:user-transformed="true">
          <draw:text-box>
            <text:p text:style-name="P7"><text:span text:style-name="T39">Inside The Application Context Initialization Lifecycle</text:span>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10">
              <text:list-item>
                <text:p text:style-name="P39"><text:span text:style-name="T24">Load bean definitions</text:span></text:p>
              </text:list-item>
            </text:list>
            <text:list text:style-name="L10">
              <text:list-item>
                <text:p text:style-name="P39"><text:span text:style-name="T40">Initialize bean instances</text:span></text:p>
              </text:list-item>
            </text:list>
          </draw:text-box>
        </draw:frame>
        <presentation:notes draw:style-name="dp2">
          <draw:custom-shape draw:name="Rectangle 7" draw:style-name="gr1" draw:text-style-name="P13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3"/>
          <draw:frame presentation:style-name="pr12" draw:text-style-name="P14" draw:layer="layout" svg:width="16.254cm" svg:height="12cm" svg:x="2.033cm" svg:y="12.668cm" presentation:class="notes" presentation:placeholder="true" presentation:user-transformed="true">
            <draw:text-box/>
          </draw:frame>
        </presentation:notes>
      </draw:page>
      <draw:page draw:name="Load Bean Definitions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Load Bean Definitions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10">
              <text:list-item>
                <text:p text:style-name="P39"><text:span text:style-name="T5">The XML files are parsed</text:span></text:p>
              </text:list-item>
            </text:list>
            <text:list text:style-name="L10">
              <text:list-item>
                <text:p text:style-name="P39"><text:span text:style-name="T5">Bean definitions are loaded into the context’s </text:span><text:span text:style-name="T41">BeanFactory</text:span></text:p>
              </text:list-item>
            </text:list>
            <text:list text:style-name="L11">
              <text:list-item>
                <text:list>
                  <text:list-item>
                    <text:p text:style-name="P40"><text:span text:style-name="T5">Each indexed under its id</text:span></text:p>
                  </text:list-item>
                </text:list>
              </text:list-item>
            </text:list>
            <text:list text:style-name="L10">
              <text:list-item>
                <text:p text:style-name="P39"><text:span text:style-name="T5">Special </text:span><text:span text:style-name="T41">BeanFactoryPostProcessor</text:span><text:span text:style-name="T42"> </text:span><text:span text:style-name="T5">beans are invoked</text:span></text:p>
              </text:list-item>
            </text:list>
            <text:list text:style-name="L11">
              <text:list-item>
                <text:list>
                  <text:list-item>
                    <text:p text:style-name="P40"><text:span text:style-name="T5">Can modify the </text:span><text:span text:style-name="T43">definition</text:span><text:span text:style-name="T5"> of any bean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4"/>
          <draw:frame presentation:style-name="pr15" draw:text-style-name="P6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Loading Bean Definitions" draw:style-name="dp1" draw:master-page-name="Default">
        <office:forms form:automatic-focus="false" form:apply-design-mode="false"/>
        <draw:custom-shape draw:name="AutoShape 10" draw:style-name="gr21" draw:text-style-name="P5" draw:layer="layout" svg:width="10.16cm" svg:height="5.504cm" svg:x="14.393cm" svg:y="6.773cm">
          <text:p text:style-name="P29"><text:span text:style-name="T44">Application 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30" draw:style-name="gr22" draw:text-style-name="P5" draw:layer="layout" svg:width="6.35cm" svg:height="2.54cm" svg:x="16.087cm" svg:y="9.102cm">
          <text:p text:style-name="P6"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Load Bean Definitions</text:p>
          </draw:text-box>
        </draw:frame>
        <draw:custom-shape draw:name="Rectangle 4" draw:style-name="gr23" draw:text-style-name="P5" draw:id="id31" draw:layer="layout" svg:width="11.641cm" svg:height="3.175cm" svg:x="0.847cm" svg:y="5.927cm">
          <text:p text:style-name="P16"><text:span text:style-name="T45">&lt;beans&gt;</text:span></text:p>
          <text:p text:style-name="P16"><text:span text:style-name="T46"><text:s text:c="6"/></text:span><text:span text:style-name="T45">&lt;bean</text:span><text:span text:style-name="T46"> </text:span><text:span text:style-name="T47">id</text:span><text:span text:style-name="T46">=</text:span><text:span text:style-name="T48">“transferService”</text:span><text:span text:style-name="T46"> …</text:span></text:p>
          <text:p text:style-name="P16"><text:span text:style-name="T46"><text:s text:c="6"/></text:span><text:span text:style-name="T45">&lt;bean</text:span><text:span text:style-name="T46"> </text:span><text:span text:style-name="T47">id</text:span><text:span text:style-name="T46">=</text:span><text:span text:style-name="T48">“accountRepository”…</text:span></text:p>
          <text:p text:style-name="P16"><text:span text:style-name="T45">&lt;/beans&gt;</text:span></text:p>
          <draw:enhanced-geometry svg:viewBox="0 0 21600 21600" draw:type="rectangle" draw:enhanced-path="M 0 0 L 21600 0 21600 21600 0 21600 0 0 Z N"/>
        </draw:custom-shape>
        <draw:custom-shape draw:name="Text Box 6" draw:style-name="gr24" draw:text-style-name="P5" draw:id="id30" draw:layer="layout" svg:width="8.634cm" svg:height="1.235cm" svg:x="0.644cm" svg:y="4.868cm">
          <text:p text:style-name="P23"><text:span text:style-name="T41">application-config.xml</text:span></text:p>
          <draw:enhanced-geometry svg:viewBox="0 0 21600 21600" draw:type="mso-spt202" draw:enhanced-path="M 0 0 L 21600 0 21600 21600 0 21600 0 0 Z N"/>
        </draw:custom-shape>
        <draw:custom-shape draw:name="Rectangle 5" draw:style-name="gr23" draw:text-style-name="P5" draw:id="id35" draw:layer="layout" svg:width="11.641cm" svg:height="2.328cm" svg:x="0.847cm" svg:y="10.795cm">
          <text:p text:style-name="P16"><text:span text:style-name="T45">&lt;beans&gt;</text:span></text:p>
          <text:p text:style-name="P16"><text:span text:style-name="T45"><text:s text:c="6"/></text:span><text:span text:style-name="T45">&lt;bean</text:span><text:span text:style-name="T46"> </text:span><text:span text:style-name="T47">id</text:span><text:span text:style-name="T46">=</text:span><text:span text:style-name="T48">“dataSource”</text:span><text:span text:style-name="T46"> …</text:span></text:p>
          <text:p text:style-name="P16"><text:span text:style-name="T45">&lt;/beans&gt;</text:span></text:p>
          <draw:enhanced-geometry svg:viewBox="0 0 21600 21600" draw:type="rectangle" draw:enhanced-path="M 0 0 L 21600 0 21600 21600 0 21600 0 0 Z N"/>
        </draw:custom-shape>
        <draw:custom-shape draw:name="Text Box 7" draw:style-name="gr24" draw:text-style-name="P5" draw:id="id34" draw:layer="layout" svg:width="11.191cm" svg:height="1.235cm" svg:x="0.636cm" svg:y="9.737cm">
          <text:p text:style-name="P23"><text:span text:style-name="T41">test-infrastructure-config.xml</text:span></text:p>
          <draw:enhanced-geometry svg:viewBox="0 0 21600 21600" draw:type="mso-spt202" draw:enhanced-path="M 0 0 L 21600 0 21600 21600 0 21600 0 0 Z N"/>
        </draw:custom-shape>
        <draw:custom-shape draw:name="Rectangle 12" draw:style-name="gr25" draw:text-style-name="P5" draw:id="id33" draw:layer="layout" svg:width="6.35cm" svg:height="2.54cm" svg:x="16.087cm" svg:y="9.102cm">
          <text:p text:style-name="P16"><text:span text:style-name="T48">transferService</text:span></text:p>
          <text:p text:style-name="P16"><text:span text:style-name="T48">accountRepository</text:span></text:p>
          <draw:enhanced-geometry svg:viewBox="0 0 21600 21600" draw:type="rectangle" draw:enhanced-path="M 0 0 L 21600 0 21600 21600 0 21600 0 0 Z N"/>
        </draw:custom-shape>
        <draw:polyline draw:name="Line 8" draw:style-name="gr26" draw:text-style-name="P19" draw:id="id36" draw:layer="layout" svg:width="3.598cm" svg:height="0.845cm" svg:x="12.488cm" svg:y="11.007cm" svg:viewBox="0 0 3599 846" draw:points="0,846 3599,0">
          <text:p text:style-name="P6"/>
        </draw:polyline>
        <draw:polyline draw:name="Line 9" draw:style-name="gr27" draw:text-style-name="P19" draw:id="id32" draw:layer="layout" svg:width="3.598cm" svg:height="2.75cm" svg:x="12.488cm" svg:y="7.197cm" svg:viewBox="0 0 3599 2751" draw:points="0,0 3599,2751">
          <text:p text:style-name="P6"/>
        </draw:polyline>
        <draw:custom-shape draw:name="Text Box 13" draw:style-name="gr24" draw:text-style-name="P5" draw:layer="layout" svg:width="4.515cm" svg:height="1.074cm" svg:x="15.873cm" svg:y="8.255cm">
          <text:p text:style-name="P23"><text:span text:style-name="T36">BeanFactory</text:span></text:p>
          <draw:enhanced-geometry svg:viewBox="0 0 21600 21600" draw:type="mso-spt202" draw:enhanced-path="M 0 0 L 21600 0 21600 21600 0 21600 0 0 Z N"/>
        </draw:custom-shape>
        <draw:g draw:name="Group 28" draw:id="id39">
          <draw:custom-shape draw:name="Rectangle 16" draw:style-name="gr28" draw:text-style-name="P5" draw:layer="layout" svg:width="8.89cm" svg:height="2.328cm" svg:x="14.605cm" svg:y="14.182cm">
            <text:p text:style-name="P6"/>
            <draw:enhanced-geometry svg:viewBox="0 0 21600 21600" draw:type="rectangle" draw:enhanced-path="M 0 0 L 21600 0 21600 21600 0 21600 0 0 Z N"/>
          </draw:custom-shape>
          <draw:custom-shape draw:name="Rectangle 17" draw:style-name="gr29" draw:text-style-name="P5" draw:layer="layout" svg:width="8.89cm" svg:height="0.994cm" svg:x="14.605cm" svg:y="14.817cm">
            <text:p text:style-name="P29"><text:span text:style-name="T49">BeanFactoryPostProcessors</text:span></text:p>
            <draw:enhanced-geometry svg:viewBox="0 0 21600 21600" draw:type="rectangle" draw:enhanced-path="M 0 0 L 21600 0 21600 21600 0 21600 0 0 Z N"/>
          </draw:custom-shape>
        </draw:g>
        <draw:g draw:name="Group 26" draw:id="id38">
          <draw:line draw:name="Line 14" draw:style-name="gr30" draw:text-style-name="P19" draw:layer="layout" svg:x1="18.838cm" svg:y1="12.277cm" svg:x2="18.838cm" svg:y2="14.182cm">
            <text:p text:style-name="P6"/>
          </draw:line>
          <draw:custom-shape draw:name="Text Box 20" draw:style-name="gr24" draw:text-style-name="P5" draw:layer="layout" svg:width="8.008cm" svg:height="0.994cm" svg:x="15.463cm" svg:y="12.7cm">
            <text:p text:style-name="P23"><text:span text:style-name="T46">postProcess(BeanFactory)</text:span></text:p>
            <draw:enhanced-geometry svg:viewBox="0 0 21600 21600" draw:type="mso-spt202" draw:enhanced-path="M 0 0 L 21600 0 21600 21600 0 21600 0 0 Z N"/>
          </draw:custom-shape>
        </draw:g>
        <draw:custom-shape draw:name="Rectangle 31" draw:style-name="gr23" draw:text-style-name="P5" draw:id="id37" draw:layer="layout" svg:width="6.35cm" svg:height="2.54cm" svg:x="16.087cm" svg:y="9.102cm">
          <text:p text:style-name="P16"><text:span text:style-name="T48">transferService</text:span></text:p>
          <text:p text:style-name="P16"><text:span text:style-name="T48">accountRepository</text:span></text:p>
          <text:p text:style-name="P16"><text:span text:style-name="T48">dataSource</text:span></text:p>
          <draw:enhanced-geometry svg:viewBox="0 0 21600 21600" draw:type="rectangle" draw:enhanced-path="M 0 0 L 21600 0 21600 21600 0 21600 0 0 Z N"/>
        </draw:custom-shape>
        <draw:g draw:name="Group 33" draw:id="id40">
          <draw:line draw:name="Line 21" draw:style-name="gr31" draw:text-style-name="P19" draw:layer="layout" svg:x1="11.007cm" svg:y1="15.874cm" svg:x2="14.817cm" svg:y2="15.451cm">
            <text:p text:style-name="P6"/>
          </draw:line>
          <draw:custom-shape draw:name="Text Box 32" draw:style-name="gr32" draw:text-style-name="P5" draw:layer="layout" svg:width="9.062cm" svg:height="2.46cm" svg:x="1.932cm" svg:y="14.605cm">
            <text:p text:style-name="P23"><text:span text:style-name="T19">Can modify the definition of </text:span></text:p>
            <text:p text:style-name="P23"><text:span text:style-name="T19">any bean in the factory</text:span></text:p>
            <text:p text:style-name="P23"><text:span text:style-name="T19">before any objects are created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5"/>
          <draw:frame presentation:style-name="pr6" draw:text-style-name="P2" draw:layer="layout" svg:width="16.254cm" svg:height="12cm" svg:x="2.033cm" svg:y="12.668cm" presentation:class="notes" presentation:user-transformed="true">
            <draw:text-box>
              <text:p text:style-name="P11"><text:span text:style-name="T5">When the bean factory post processors are invoked NO objects have been created yet</text:span></text:p>
              <text:p text:style-name="P11"><text:span text:style-name="T5">The bean factory post processor has the opportunity to modify the DEFINITON (configuration metadata) of any bean before it is used to create an object instance</text:span></text:p>
              <text:p text:style-name="P11"><text:span text:style-name="T5"/></text:p>
              <text:p text:style-name="P11"><text:span text:style-name="T5">Emphasize that by the time bean definition loading is complete, XML is totally out of the picture. <text:s/>XML is nothing more than a vehicle for the expression of metadata. <text:s/>Once we've loaded the bean definitions, we have that metadata resident as objects on the heap – a much better format for manipulating at runtime than XML.</text:span></text:p>
              <text:p text:style-name="P11"><text:span text:style-name="T5"/></text:p>
              <text:p text:style-name="P11"><text:span text:style-name="T5">Keep in mind that while the diagram doesn't really show it this way, any BeanFactoryPostProcessors are just beans themselves. <text:s/>In that way they're not special. <text:s/>What is special is how the framework treats those beans...</text:span></text:p>
              <text:p text:style-name="P11"><text:span text:style-name="T5"/></text:p>
            </draw:text-box>
          </draw:frame>
        </presentation:notes>
      </draw:page>
      <draw:page draw:name="The BeanFactoryPostProcessor Extension Point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50">The BeanFactoryPostProcessor Extension Point</text:span></text:p>
          </draw:text-box>
        </draw:frame>
        <draw:frame presentation:style-name="pr5" draw:text-style-name="P10" draw:layer="layout" svg:width="21.861cm" svg:height="11.219cm" svg:x="1.745cm" svg:y="4.657cm" presentation:class="outline" presentation:user-transformed="true">
          <draw:text-box>
            <text:list text:style-name="L5">
              <text:list-item>
                <text:p text:style-name="P8">Useful for applying transformations to groups of bean <text:span text:style-name="T34">definitions</text:span></text:p>
              </text:list-item>
            </text:list>
            <text:list text:style-name="L5">
              <text:list-item>
                <text:list>
                  <text:list-item>
                    <text:p text:style-name="P9">Before any objects are actually created</text:p>
                  </text:list-item>
                </text:list>
              </text:list-item>
            </text:list>
            <text:list text:style-name="L5">
              <text:list-item>
                <text:p text:style-name="P8">Several useful implementations are provided by the framework</text:p>
              </text:list-item>
            </text:list>
            <text:list text:style-name="L5">
              <text:list-item>
                <text:p text:style-name="P8">You can also write your own</text:p>
              </text:list-item>
            </text:list>
            <text:list text:style-name="L5">
              <text:list-item>
                <text:list>
                  <text:list-item>
                    <text:p text:style-name="P26">Implement the BeanFactoryPostProcessor interface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6"/>
          <draw:frame presentation:style-name="pr14" draw:text-style-name="P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Useful BeanFactoryPostProcessors provided by Spring" draw:style-name="dp1" draw:master-page-name="Default">
        <office:forms form:automatic-focus="false" form:apply-design-mode="false"/>
        <draw:frame presentation:style-name="pr4" draw:text-style-name="P34" draw:layer="layout" svg:width="17.476cm" svg:height="2.999cm" svg:x="0.957cm" svg:y="0.225cm" presentation:class="title" presentation:user-transformed="true">
          <draw:text-box>
            <text:p text:style-name="P7"><text:span text:style-name="T51">An Example BeanFactoryPostProcessor </text:span>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12">
              <text:list-item>
                <text:p text:style-name="P41"><text:span text:style-name="T42">PropertyPlaceholderConfigurer</text:span><text:span text:style-name="T41"> </text:span><text:span text:style-name="T5">subsitutes <text:s text:c="9"/>${variables} in bean definitions with values from .properties files</text:span>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7"/>
          <draw:frame presentation:style-name="pr6" draw:text-style-name="P2" draw:layer="layout" svg:width="16.254cm" svg:height="12cm" svg:x="2.033cm" svg:y="12.668cm" presentation:class="notes" presentation:user-transformed="true">
            <draw:text-box>
              <text:p text:style-name="P42"><text:span text:style-name="T41">PropertyPlaceholderConfigurer</text:span><text:span text:style-name="T5"> substitutes bean definition ${variables} with values from .properties files</text:span></text:p>
              <text:p text:style-name="P42"><text:span text:style-name="T41">PropertyOverrideConfigurer</text:span><text:span text:style-name="T5"> overrides bean definition property values with values in .properties files</text:span></text:p>
              <text:p text:style-name="P11"><text:span text:style-name="T5"/></text:p>
              <text:p text:style-name="P42"><text:span text:style-name="T41">The XML files are usually jarred up next to your classes, but you want the user to configure certain values, such as database loign information.</text:span></text:p>
              <text:p text:style-name="P11"><text:span text:style-name="T5"/></text:p>
              <text:p text:style-name="P11"><text:span text:style-name="T5">The property placeholders are essentially the same as what Ant uses.</text:span></text:p>
            </draw:text-box>
          </draw:frame>
        </presentation:notes>
      </draw:page>
      <draw:page draw:name="How PropertyPlaceholderConfigurer Works" draw:style-name="dp1" draw:master-page-name="Default">
        <office:forms form:automatic-focus="false" form:apply-design-mode="false"/>
        <draw:frame presentation:style-name="pr4" draw:text-style-name="P43" draw:layer="layout" svg:width="17.476cm" svg:height="2.753cm" svg:x="0.957cm" svg:y="0.225cm" presentation:class="title" presentation:user-transformed="true">
          <draw:text-box>
            <text:p text:style-name="P7"><text:span text:style-name="T52">How PropertyPlaceholderConfigurer Works</text:span></text:p>
          </draw:text-box>
        </draw:frame>
        <draw:g draw:name="Group 20">
          <draw:custom-shape draw:name="Rectangle 4" draw:style-name="gr33" draw:text-style-name="P5" draw:layer="layout" svg:width="9.218cm" svg:height="2.329cm" svg:x="8.136cm" svg:y="12.718cm">
            <text:p text:style-name="P6"/>
            <draw:enhanced-geometry svg:viewBox="0 0 21600 21600" draw:type="rectangle" draw:enhanced-path="M 0 0 L 21600 0 21600 21600 0 21600 0 0 Z N"/>
          </draw:custom-shape>
          <draw:custom-shape draw:name="Rectangle 5" draw:style-name="gr29" draw:text-style-name="P35" draw:layer="layout" svg:width="9.218cm" svg:height="0.994cm" svg:x="8.136cm" svg:y="13.353cm">
            <text:p text:style-name="P29"><text:span text:style-name="T49">PropertyPlaceholderConfigurer</text:span></text:p>
            <draw:enhanced-geometry svg:viewBox="0 0 21600 21600" draw:type="rectangle" draw:enhanced-path="M 0 0 L 21600 0 21600 21600 0 21600 0 0 Z N"/>
          </draw:custom-shape>
        </draw:g>
        <draw:g>
          <draw:custom-shape draw:name="AutoShape 10" draw:style-name="gr34" draw:text-style-name="P5" draw:layer="layout" svg:width="9.931cm" svg:height="2.54cm" svg:x="7.793cm" svg:y="4.738cm">
            <text:p text:style-name="P6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 Box 11" draw:style-name="gr35" draw:text-style-name="P35" draw:layer="layout" svg:width="9.972cm" svg:height="1.727cm" svg:x="7.775cm" svg:y="5.162cm">
            <text:p text:style-name="P29"><text:span text:style-name="T53">Spring Application Context</text:span></text:p>
            <text:p text:style-name="P29"><text:span text:style-name="T53">(after bean definitions are loaded)</text:span></text:p>
            <draw:enhanced-geometry svg:viewBox="0 0 21600 21600" draw:type="mso-spt202" draw:enhanced-path="M 0 0 L 21600 0 21600 21600 0 21600 0 0 Z N"/>
          </draw:custom-shape>
        </draw:g>
        <draw:g draw:id="id41">
          <draw:custom-shape draw:name="Text Box 7" draw:style-name="gr36" draw:text-style-name="P24" draw:layer="layout" svg:width="8.008cm" svg:height="0.994cm" svg:x="7.903cm" svg:y="10.149cm">
            <text:p text:style-name="P23"><text:span text:style-name="T46">postProcess(BeanFactory)</text:span></text:p>
            <draw:enhanced-geometry svg:viewBox="0 0 21600 21600" draw:type="mso-spt202" draw:enhanced-path="M 0 0 L 21600 0 21600 21600 0 21600 0 0 Z N"/>
          </draw:custom-shape>
          <draw:g>
            <draw:custom-shape draw:name="Rectangle 13" draw:style-name="gr37" draw:text-style-name="P45" draw:layer="layout" svg:width="7.67cm" svg:height="3.175cm" svg:x="0.423cm" svg:y="8.533cm">
              <text:p text:style-name="P44"><text:span text:style-name="T46">Bean definition</text:span></text:p>
              <text:p text:style-name="P44"><text:span text:style-name="T46">“</text:span><text:span text:style-name="T46">dataSource”</text:span></text:p>
              <text:p text:style-name="P16"><text:span text:style-name="T48">URL</text:span><text:span text:style-name="T46">=</text:span><text:span text:style-name="T48">${datasource.url}</text:span></text:p>
              <text:p text:style-name="P16"><text:span text:style-name="T48">user</text:span><text:span text:style-name="T46">=</text:span><text:span text:style-name="T48">${datasource.user}</text:span></text:p>
              <draw:enhanced-geometry svg:viewBox="0 0 21600 21600" draw:type="rectangle" draw:enhanced-path="M 0 0 L 21600 0 21600 21600 0 21600 0 0 Z N"/>
            </draw:custom-shape>
            <draw:line draw:name="Line 6" draw:style-name="gr38" draw:text-style-name="P19" draw:layer="layout" svg:x1="9.408cm" svg:y1="7.291cm" svg:x2="9.408cm" svg:y2="12.759cm">
              <text:p text:style-name="P6"/>
            </draw:line>
            <draw:line draw:name="Line 14" draw:style-name="gr39" draw:text-style-name="P19" draw:layer="layout" svg:x1="9.437cm" svg:y1="9.76cm" svg:x2="8.123cm" svg:y2="10.058cm">
              <text:p text:style-name="P6"/>
            </draw:line>
          </draw:g>
        </draw:g>
        <draw:g draw:id="id42">
          <draw:line draw:name="Line 8" draw:style-name="gr40" draw:text-style-name="P19" draw:layer="layout" svg:x1="16.283cm" svg:y1="12.759cm" svg:x2="16.283cm" svg:y2="7.32cm">
            <text:p text:style-name="P6"/>
          </draw:line>
          <draw:custom-shape draw:name="Rectangle 15" draw:style-name="gr41" draw:text-style-name="P45" draw:layer="layout" svg:width="7.669cm" svg:height="3.142cm" svg:x="17.392cm" svg:y="8.421cm">
            <text:p text:style-name="P44"><text:span text:style-name="T46">Bean definition</text:span></text:p>
            <text:p text:style-name="P44"><text:span text:style-name="T46">“</text:span><text:span text:style-name="T46">dataSource”</text:span></text:p>
            <text:p text:style-name="P16"><text:span text:style-name="T48">URL</text:span><text:span text:style-name="T46">=</text:span><text:span text:style-name="T48">jdbc:oracle:…</text:span></text:p>
            <text:p text:style-name="P16"><text:span text:style-name="T48">user</text:span><text:span text:style-name="T46">=</text:span><text:span text:style-name="T48">moneytransfer-app</text:span></text:p>
            <draw:enhanced-geometry svg:viewBox="0 0 21600 21600" draw:type="rectangle" draw:enhanced-path="M 0 0 L 21600 0 21600 21600 0 21600 0 0 Z N"/>
          </draw:custom-shape>
          <draw:line draw:name="Line 16" draw:style-name="gr39" draw:text-style-name="P19" draw:layer="layout" svg:x1="17.383cm" svg:y1="10cm" svg:x2="16.282cm" svg:y2="9.739cm">
            <text:p text:style-name="P6"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8"/>
          <draw:frame presentation:style-name="pr14" draw:text-style-name="P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Using PropertyPlaceholderConfigurer" draw:style-name="dp1" draw:master-page-name="Default">
        <office:forms form:automatic-focus="false" form:apply-design-mode="false"/>
        <draw:frame presentation:style-name="pr16" draw:text-style-name="P34" draw:layer="layout" svg:width="22.225cm" svg:height="3.176cm" svg:x="1.269cm" svg:y="0.334cm" presentation:class="title" presentation:user-transformed="true">
          <draw:text-box>
            <text:p text:style-name="P7"><text:span text:style-name="T51">Using</text:span><text:span text:style-name="T51"><text:line-break/></text:span><text:span text:style-name="T51">PropertyPlaceholderConfigurer</text:span></text:p>
          </draw:text-box>
        </draw:frame>
        <draw:custom-shape draw:name="Rectangle 4" draw:style-name="gr42" draw:text-style-name="P5" draw:layer="layout" svg:width="23.707cm" svg:height="10.16cm" svg:x="1.058cm" svg:y="4.233cm">
          <text:p text:style-name="P16"><text:span text:style-name="T45">&lt;beans&gt;</text:span></text:p>
          <text:p text:style-name="P16"><text:span text:style-name="T46"/></text:p>
          <text:p text:id="id43" text:style-name="P16"><text:span text:style-name="T46"><text:s text:c="4"/></text:span><text:span text:style-name="T45">&lt;bean</text:span><text:span text:style-name="T46"> </text:span><text:span text:style-name="T47">id</text:span><text:span text:style-name="T46">=</text:span><text:span text:style-name="T48">“dataSource”</text:span><text:span text:style-name="T46"> </text:span><text:span text:style-name="T47">class</text:span><text:span text:style-name="T46">=</text:span><text:span text:style-name="T48">“com.oracle.jdbc.pool.OracleDataSource”</text:span><text:span text:style-name="T45">&gt;</text:span></text:p>
          <text:p text:id="id44" text:style-name="P16"><text:span text:style-name="T46"><text:s text:c="8"/></text:span><text:span text:style-name="T45">&lt;property</text:span><text:span text:style-name="T46"> </text:span><text:span text:style-name="T47">name</text:span><text:span text:style-name="T46">=</text:span><text:span text:style-name="T48">“URL”</text:span><text:span text:style-name="T46"> </text:span><text:span text:style-name="T47">value</text:span><text:span text:style-name="T46">=</text:span><text:span text:style-name="T48">“${datasource.url}”</text:span><text:span text:style-name="T46"> </text:span><text:span text:style-name="T45">/&gt;</text:span></text:p>
          <text:p text:id="id45" text:style-name="P16"><text:span text:style-name="T46"><text:s text:c="8"/></text:span><text:span text:style-name="T45">&lt;property</text:span><text:span text:style-name="T46"> </text:span><text:span text:style-name="T47">name</text:span><text:span text:style-name="T46">=</text:span><text:span text:style-name="T48">“user” </text:span><text:span text:style-name="T47">value</text:span><text:span text:style-name="T46">=</text:span><text:span text:style-name="T48">“${datasource.user}” </text:span><text:span text:style-name="T45">/&gt;</text:span></text:p>
          <text:p text:id="id46" text:style-name="P16"><text:span text:style-name="T46"><text:s text:c="4"/></text:span><text:span text:style-name="T45">&lt;/bean&gt;</text:span></text:p>
          <text:p text:style-name="P16"><text:span text:style-name="T46"/></text:p>
          <text:p text:id="id48" text:style-name="P16"><text:span text:style-name="T46"><text:s text:c="4"/></text:span><text:span text:style-name="T45">&lt;bean</text:span><text:span text:style-name="T46"> </text:span><text:span text:style-name="T47">class</text:span><text:span text:style-name="T46">=</text:span><text:span text:style-name="T48">“org.springframework.beans.factory.config.</text:span></text:p>
          <text:p text:id="id49" text:style-name="P16"><text:span text:style-name="T48"><text:s text:c="27"/></text:span><text:span text:style-name="T48">PropertyPlaceholderConfigurer”</text:span><text:span text:style-name="T45">&gt;</text:span></text:p>
          <text:p text:id="id50" text:style-name="P16"><text:span text:style-name="T46"><text:s text:c="8"/></text:span><text:span text:style-name="T45">&lt;property</text:span><text:span text:style-name="T46"> </text:span><text:span text:style-name="T47">name</text:span><text:span text:style-name="T46">=</text:span><text:span text:style-name="T48">“location”</text:span><text:span text:style-name="T46"> </text:span><text:span text:style-name="T47">value</text:span><text:span text:style-name="T46">=</text:span><text:span text:style-name="T48">“/WEB-INF/datasource.properties”</text:span><text:span text:style-name="T46"> </text:span><text:span text:style-name="T45">/&gt;</text:span></text:p>
          <text:p text:id="id51" text:style-name="P16"><text:span text:style-name="T45"><text:s text:c="4"/></text:span><text:span text:style-name="T45">&lt;/bean&gt;</text:span></text:p>
          <text:p text:style-name="P16"><text:span text:style-name="T46"/></text:p>
          <text:p text:style-name="P16"><text:span text:style-name="T45">&lt;/beans&gt;</text:span></text:p>
          <draw:enhanced-geometry svg:viewBox="0 0 21600 21600" draw:type="rectangle" draw:enhanced-path="M 0 0 L 21600 0 21600 21600 0 21600 0 0 Z N"/>
        </draw:custom-shape>
        <draw:g draw:name="Group 17" draw:id="id52">
          <draw:line draw:name="Line 7" draw:style-name="gr43" draw:text-style-name="P19" draw:layer="layout" svg:x1="17.144cm" svg:y1="12.487cm" svg:x2="16.721cm" svg:y2="11.852cm">
            <text:p text:style-name="P6"/>
          </draw:line>
          <draw:custom-shape draw:name="Text Box 8" draw:style-name="gr32" draw:text-style-name="P5" draw:layer="layout" svg:width="6.873cm" svg:height="1.727cm" svg:x="17.173cm" svg:y="12.065cm">
            <text:p text:style-name="P23"><text:span text:style-name="T19">File where the variable</text:span></text:p>
            <text:p text:style-name="P23"><text:span text:style-name="T19">values reside</text:span></text:p>
            <draw:enhanced-geometry svg:viewBox="0 0 21600 21600" draw:type="mso-spt202" draw:enhanced-path="M 0 0 L 21600 0 21600 21600 0 21600 0 0 Z N"/>
          </draw:custom-shape>
        </draw:g>
        <draw:g draw:name="Group 19" draw:id="id53">
          <draw:custom-shape draw:name="Rectangle 10" draw:style-name="gr44" draw:text-style-name="P5" draw:layer="layout" svg:width="17.569cm" svg:height="2.116cm" svg:x="1.058cm" svg:y="15.258cm">
            <text:p text:style-name="P46"><text:span text:style-name="T54">datasource.url=jdbc:oracle:thin:@localhost:1521:BANK</text:span></text:p>
            <text:p text:style-name="P46"><text:span text:style-name="T54">datasource.user=moneytransfer-app</text:span></text:p>
            <draw:enhanced-geometry svg:viewBox="0 0 21600 21600" draw:type="rectangle" draw:enhanced-path="M 0 0 L 21600 0 21600 21600 0 21600 0 0 Z N"/>
          </draw:custom-shape>
          <draw:custom-shape draw:name="Text Box 12" draw:style-name="gr24" draw:text-style-name="P5" draw:layer="layout" svg:width="6.628cm" svg:height="0.994cm" svg:x="0.86cm" svg:y="14.393cm">
            <text:p text:style-name="P23"><text:span text:style-name="T46">datasource.properties</text:span></text:p>
            <draw:enhanced-geometry svg:viewBox="0 0 21600 21600" draw:type="mso-spt202" draw:enhanced-path="M 0 0 L 21600 0 21600 21600 0 21600 0 0 Z N"/>
          </draw:custom-shape>
        </draw:g>
        <draw:g draw:id="id47">
          <draw:line draw:name="Line 5" draw:style-name="gr45" draw:text-style-name="P19" draw:layer="layout" svg:x1="18.838cm" svg:y1="7.408cm" svg:x2="17.78cm" svg:y2="7.62cm">
            <text:p text:style-name="P6"/>
          </draw:line>
          <draw:custom-shape draw:name="Text Box 6" draw:style-name="gr32" draw:text-style-name="P5" draw:layer="layout" svg:width="6.052cm" svg:height="0.994cm" svg:x="18.888cm" svg:y="6.985cm">
            <text:p text:style-name="P23"><text:span text:style-name="T19">Variables to replace</text:span></text:p>
            <draw:enhanced-geometry svg:viewBox="0 0 21600 21600" draw:type="mso-spt202" draw:enhanced-path="M 0 0 L 21600 0 21600 21600 0 21600 0 0 Z N"/>
          </draw:custom-shape>
          <draw:line draw:name="Line 15" draw:style-name="gr46" draw:text-style-name="P19" draw:layer="layout" svg:x1="18.838cm" svg:y1="7.197cm" svg:x2="17.568cm" svg:y2="6.985cm">
            <text:p text:style-name="P6"/>
          </draw:line>
        </draw:g>
        <draw:g draw:name="Group 20" draw:id="id54">
          <draw:custom-shape draw:name="Text Box 13" draw:style-name="gr32" draw:text-style-name="P5" draw:layer="layout" svg:width="4.583cm" svg:height="0.994cm" svg:x="19.923cm" svg:y="15.452cm">
            <text:p text:style-name="P23"><text:span text:style-name="T19">Easily editable</text:span></text:p>
            <draw:enhanced-geometry svg:viewBox="0 0 21600 21600" draw:type="mso-spt202" draw:enhanced-path="M 0 0 L 21600 0 21600 21600 0 21600 0 0 Z N"/>
          </draw:custom-shape>
          <draw:line draw:name="Line 14" draw:style-name="gr47" draw:text-style-name="P19" draw:layer="layout" svg:x1="19.896cm" svg:y1="16.087cm" svg:x2="17.991cm" svg:y2="16.51cm">
            <text:p text:style-name="P6"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9"/>
          <draw:frame presentation:style-name="pr6" draw:text-style-name="P2" draw:layer="layout" svg:width="16.254cm" svg:height="12cm" svg:x="2.033cm" svg:y="12.668cm" presentation:class="notes" presentation:user-transformed="true">
            <draw:text-box>
              <text:p text:style-name="P11"><text:span text:style-name="T5">Similar to how ant works</text:span></text:p>
            </draw:text-box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16" draw:text-style-name="P47" draw:layer="layout" svg:width="22.225cm" svg:height="3.176cm" svg:x="1.069cm" svg:y="0.334cm" presentation:class="title" presentation:user-transformed="true">
          <draw:text-box>
            <text:p text:style-name="P7"><text:span text:style-name="T55">Simplifying configuration with</text:span><text:span text:style-name="T55"><text:line-break/></text:span><text:span text:style-name="T55">&lt;context:property-placeholder&gt;</text:span></text:p>
          </draw:text-box>
        </draw:frame>
        <draw:custom-shape draw:name="Rectangle 4" draw:style-name="gr48" draw:text-style-name="P48" draw:layer="layout" svg:width="23.707cm" svg:height="8.032cm" svg:x="1.058cm" svg:y="3.874cm">
          <text:p text:style-name="P16"><text:span text:style-name="T45">&lt;beans ... &gt;</text:span></text:p>
          <text:p text:style-name="P16"><text:span text:style-name="T46"/></text:p>
          <text:p text:style-name="P16"><text:span text:style-name="T46"><text:s text:c="4"/></text:span><text:span text:style-name="T45">&lt;bean</text:span><text:span text:style-name="T46"> </text:span><text:span text:style-name="T47">id</text:span><text:span text:style-name="T46">=</text:span><text:span text:style-name="T48">“dataSource”</text:span><text:span text:style-name="T46"> </text:span><text:span text:style-name="T47">class</text:span><text:span text:style-name="T46">=</text:span><text:span text:style-name="T48">“com.oracle.jdbc.pool.OracleDataSource”</text:span><text:span text:style-name="T45">&gt;</text:span></text:p>
          <text:p text:style-name="P16"><text:span text:style-name="T46"><text:s text:c="8"/></text:span><text:span text:style-name="T45">&lt;property</text:span><text:span text:style-name="T46"> </text:span><text:span text:style-name="T47">name</text:span><text:span text:style-name="T46">=</text:span><text:span text:style-name="T48">“URL”</text:span><text:span text:style-name="T46"> </text:span><text:span text:style-name="T47">value</text:span><text:span text:style-name="T46">=</text:span><text:span text:style-name="T48">“${datasource.url}”</text:span><text:span text:style-name="T46"> </text:span><text:span text:style-name="T45">/&gt;</text:span></text:p>
          <text:p text:style-name="P16"><text:span text:style-name="T45"><text:s text:c="8"/></text:span><text:span text:style-name="T45">&lt;property</text:span><text:span text:style-name="T46"> </text:span><text:span text:style-name="T47">name</text:span><text:span text:style-name="T46">=</text:span><text:span text:style-name="T48">“user” </text:span><text:span text:style-name="T47">value</text:span><text:span text:style-name="T46">=</text:span><text:span text:style-name="T48">“${datasource.user}” </text:span><text:span text:style-name="T45">/&gt;</text:span></text:p>
          <text:p text:style-name="P16"><text:span text:style-name="T46"><text:s text:c="4"/></text:span><text:span text:style-name="T45">&lt;/bean&gt;</text:span></text:p>
          <text:p text:style-name="P16"><text:span text:style-name="T46"/></text:p>
          <text:p text:id="id55" text:style-name="P16"><text:span text:style-name="T46"><text:s text:c="4"/></text:span><text:span text:style-name="T45">&lt;context:property-placeholder</text:span><text:span text:style-name="T46"> </text:span><text:span text:style-name="T47">location</text:span><text:span text:style-name="T46">=</text:span><text:span text:style-name="T48">“/WEB-INF/datasource.properties”</text:span><text:span text:style-name="T46"> </text:span><text:span text:style-name="T45">/&gt;</text:span></text:p>
          <text:p text:style-name="P16"><text:span text:style-name="T45"/></text:p>
          <text:p text:style-name="P16"><text:span text:style-name="T45">&lt;/beans&gt;</text:span></text:p>
          <draw:enhanced-geometry svg:viewBox="0 0 21600 21600" draw:type="rectangle" draw:enhanced-path="M 0 0 L 21600 0 21600 21600 0 21600 0 0 Z N"/>
        </draw:custom-shape>
        <draw:g draw:name="Group 17" draw:id="id56">
          <draw:line draw:name="Line 7" draw:style-name="gr43" draw:text-style-name="P19" draw:layer="layout" svg:x1="15.364cm" svg:y1="13.079cm" svg:x2="8.599cm" svg:y2="9.892cm">
            <text:p text:style-name="P6"/>
          </draw:line>
          <draw:custom-shape draw:name="Text Box 8" draw:style-name="gr49" draw:text-style-name="P24" draw:layer="layout" svg:width="14.375cm" svg:height="1.727cm" svg:x="10.314cm" svg:y="13.087cm">
            <text:p text:style-name="P23"><text:span text:style-name="T19">Creates the same PropertyPlaceholderConfigurer</text:span></text:p>
            <text:p text:style-name="P23"><text:span text:style-name="T19">bean definition in a more concise fashion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13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0"/>
          <draw:frame presentation:style-name="pr6" draw:text-style-name="P14" draw:layer="layout" svg:width="16.254cm" svg:height="12cm" svg:x="2.033cm" svg:y="12.668cm" presentation:class="notes" presentation:user-transformed="true">
            <draw:text-box>
              <text:p text:style-name="P11"><text:span text:style-name="T56">This slide simply demonstrates using the more concise syntax provided by the &lt;context:property-placeholder&gt; element. <text:s/>Mention that it's the exact same PropertyPlaceholderConfigurer BeanFactoryPostProcessor at play here; we're just letting spring do the work of configuring the bean instance. <text:s/>We're left with an easy to use/remember 'one-liner'.</text:span></text:p>
              <text:p text:style-name="P11"><text:span text:style-name="T56"/></text:p>
              <text:p text:style-name="P11"><text:span text:style-name="T56">This of course builds on the 'introduction to namespaces' primer at the beginning of the deck.</text:span></text:p>
            </draw:text-box>
          </draw:frame>
        </presentation:notes>
      </draw:page>
      <draw:page draw:name="Inside the Application Context Initialization Lifecycle" draw:style-name="dp1" draw:master-page-name="Default">
        <office:forms form:automatic-focus="false" form:apply-design-mode="false"/>
        <draw:frame presentation:style-name="pr4" draw:text-style-name="P47" draw:layer="layout" svg:width="17.476cm" svg:height="2.753cm" svg:x="0.957cm" svg:y="0.225cm" presentation:class="title" presentation:user-transformed="true">
          <draw:text-box>
            <text:p text:style-name="P7"><text:span text:style-name="T39">Inside the Application Context Initialization Lifecycle</text:span>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10">
              <text:list-item>
                <text:p text:style-name="P39">Load bean definitions</text:p>
              </text:list-item>
            </text:list>
            <text:list text:style-name="L10">
              <text:list-item>
                <text:p text:style-name="P39"><text:span text:style-name="T24">Initialize bean instances</text:span>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1"/>
          <draw:frame presentation:style-name="pr12" draw:text-style-name="P2" draw:layer="layout" svg:width="16.254cm" svg:height="12cm" svg:x="2.033cm" svg:y="12.668cm" presentation:class="notes" presentation:placeholder="true" presentation:user-transformed="true">
            <draw:text-box/>
          </draw:frame>
        </presentation:notes>
      </draw:page>
      <draw:page draw:name="Initialize Bean Instances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Initializing Bean Instances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10">
              <text:list-item>
                <text:p text:id="id57" text:style-name="P39">Each bean is eagerly instantiated by default</text:p>
              </text:list-item>
            </text:list>
            <text:list text:style-name="L13">
              <text:list-item>
                <text:list>
                  <text:list-item>
                    <text:p text:id="id58" text:style-name="P40">Created in the right order with its dependencies injected</text:p>
                  </text:list-item>
                </text:list>
              </text:list-item>
            </text:list>
            <text:list text:style-name="L10">
              <text:list-item>
                <text:p text:id="id59" text:style-name="P39">After dependency injection each bean goes through a post-processing phase</text:p>
              </text:list-item>
            </text:list>
            <text:list text:style-name="L13">
              <text:list-item>
                <text:list>
                  <text:list-item>
                    <text:p text:id="id60" text:style-name="P40">Where further configuration and initialization can occur</text:p>
                  </text:list-item>
                </text:list>
              </text:list-item>
            </text:list>
            <text:list text:style-name="L10">
              <text:list-item>
                <text:p text:id="id61" text:style-name="P39">After post processing the bean is fully initialized and ready for use</text:p>
              </text:list-item>
            </text:list>
            <text:list text:style-name="L13">
              <text:list-item>
                <text:list>
                  <text:list-item>
                    <text:p text:id="id62" text:style-name="P40">Tracked by its id until the context is destroyed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2"/>
          <draw:frame presentation:style-name="pr6" draw:text-style-name="P2" draw:layer="layout" svg:width="16.254cm" svg:height="12cm" svg:x="2.033cm" svg:y="12.668cm" presentation:class="notes" presentation:user-transformed="true">
            <draw:text-box>
              <text:list text:style-name="L4">
                <text:list-item>
                  <text:p text:style-name="P11"><text:span text:style-name="T5">Why would you want to initialize the beans eagerly, instead of waiting until they are needed?</text:span></text:p>
                </text:list-item>
              </text:list>
              <text:list text:style-name="L4">
                <text:list-item>
                  <text:p text:style-name="P12"><text:span text:style-name="T5">It guarantees that an invalid configuration will “fail fast”</text:span></text:p>
                </text:list-item>
              </text:list>
              <text:list text:style-name="L4">
                <text:list-item>
                  <text:p text:style-name="P12"><text:span text:style-name="T5">It puts the cost of initialization at the front of the application loading, when no one cares about the time cost, rather than when people are actively using it</text:span></text:p>
                </text:list-item>
              </text:list>
              <text:list text:style-name="L4">
                <text:list-item>
                  <text:p text:style-name="P11"><text:span text:style-name="T5"/></text:p>
                </text:list-item>
              </text:list>
            </draw:text-box>
          </draw:frame>
        </presentation:notes>
      </draw:page>
      <draw:page draw:name="Bean Initialization Steps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Bean Initialization Steps</text:p>
          </draw:text-box>
        </draw:frame>
        <draw:custom-shape draw:name="AutoShape 4" draw:style-name="gr50" draw:text-style-name="P5" draw:id="id64" draw:layer="layout" svg:width="5.503cm" svg:height="4.445cm" svg:x="2.752cm" svg:y="5.292cm">
          <text:p text:style-name="P29"><text:span text:style-name="T57">Bean Instanti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gr50" draw:text-style-name="P5" draw:id="id65" draw:layer="layout" svg:width="5.503cm" svg:height="4.445cm" svg:x="10.372cm" svg:y="5.503cm">
          <text:p text:style-name="P29"><text:span text:style-name="T57">Dependencies Injec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gr50" draw:text-style-name="P5" draw:id="id67" draw:layer="layout" svg:width="5.503cm" svg:height="4.445cm" svg:x="10.16cm" svg:y="11.43cm">
          <text:p text:style-name="P29"><text:span text:style-name="T57">Bean Post</text:span></text:p>
          <text:p text:style-name="P29"><text:span text:style-name="T57">Proces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9" draw:style-name="gr50" draw:text-style-name="P5" draw:id="id69" draw:layer="layout" svg:width="5.503cm" svg:height="4.445cm" svg:x="17.78cm" svg:y="11.43cm">
          <text:p text:style-name="P29"><text:span text:style-name="T57">Bean </text:span></text:p>
          <text:p text:style-name="P29"><text:span text:style-name="T57">Ready</text:span></text:p>
          <text:p text:style-name="P29"><text:span text:style-name="T57">For 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name="Line 10" draw:style-name="gr51" draw:text-style-name="P19" draw:id="id66" draw:layer="layout" svg:width="2.116cm" svg:height="0cm" svg:x="8.255cm" svg:y="7.62cm" svg:viewBox="0 0 2117 0" draw:points="0,0 2117,0">
          <text:p text:style-name="P6"/>
        </draw:polyline>
        <draw:polyline draw:name="Line 11" draw:style-name="gr52" draw:text-style-name="P19" draw:id="id68" draw:layer="layout" svg:width="0cm" svg:height="1.481cm" svg:x="13.123cm" svg:y="9.948cm" svg:viewBox="0 0 0 1482" draw:points="0,0 0,1482">
          <text:p text:style-name="P6"/>
        </draw:polyline>
        <draw:polyline draw:name="Line 12" draw:style-name="gr53" draw:text-style-name="P19" draw:id="id70" draw:layer="layout" svg:width="2.116cm" svg:height="0cm" svg:x="15.663cm" svg:y="13.547cm" svg:viewBox="0 0 2117 0" draw:points="0,0 2117,0">
          <text:p text:style-name="P6"/>
        </draw:polyline>
        <draw:polyline draw:name="Line 14" draw:style-name="gr39" draw:text-style-name="P19" draw:id="id63" draw:layer="layout" svg:width="1.058cm" svg:height="0cm" svg:x="1.693cm" svg:y="7.408cm" svg:viewBox="0 0 1059 0" draw:points="0,0 1059,0">
          <text:p text:style-name="P6"/>
        </draw:polyline>
        <draw:custom-shape draw:name="Oval 17" draw:style-name="gr54" draw:text-style-name="P5" draw:layer="layout" svg:width="1.058cm" svg:height="1.058cm" svg:x="0.635cm" svg:y="6.985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g draw:name="Group 20" draw:id="id71">
          <draw:custom-shape draw:name="Oval 13" draw:style-name="gr55" draw:text-style-name="P5" draw:layer="layout" svg:width="1.059cm" svg:height="1.059cm" svg:x="23.918cm" svg:y="13.123cm">
            <text:p text:style-name="P6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name="Line 18" draw:style-name="gr39" draw:text-style-name="P19" draw:layer="layout" svg:x1="23.283cm" svg:y1="13.547cm" svg:x2="23.918cm" svg:y2="13.547cm">
            <text:p text:style-name="P6"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3"/>
          <draw:frame presentation:style-name="pr14" draw:text-style-name="P6" draw:layer="layout" svg:width="16.254cm" svg:height="12.001cm" svg:x="2.033cm" svg:y="12.668cm" presentation:class="notes">
            <draw:text-box>
              <text:p text:style-name="P6">Obviously, the object creation and dependency injection happen at the same time when consdiering constructor injection. </text:p>
            </draw:text-box>
          </draw:frame>
        </presentation:notes>
      </draw:page>
      <draw:page draw:name="page24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Bean Post Processing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10">
              <text:list-item>
                <text:p text:style-name="P39"><text:span text:style-name="T5">Bean post processing can be broken down into two steps</text:span></text:p>
              </text:list-item>
            </text:list>
            <text:list text:style-name="L13">
              <text:list-item>
                <text:list>
                  <text:list-item>
                    <text:p text:style-name="P40"><text:span text:style-name="T5">Initialize the bean if instructed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40"><text:span text:style-name="T5">Call special </text:span><text:span text:style-name="T41">BeanPostProcessors</text:span><text:span text:style-name="T5"> to perform additional configuration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13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4"/>
          <draw:frame presentation:style-name="pr14" draw:text-style-name="P1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Bean Post Processing Steps" draw:style-name="dp1" draw:master-page-name="Default">
        <office:forms form:automatic-focus="false" form:apply-design-mode="false"/>
        <draw:frame presentation:style-name="pr16" draw:text-style-name="P2" draw:layer="layout" svg:width="21.59cm" svg:height="3.176cm" svg:x="0.993cm" svg:y="0.204cm" presentation:class="title" presentation:user-transformed="true">
          <draw:text-box>
            <text:p text:style-name="P7">Bean Post Processing Steps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10">
              <text:list-item>
                <text:p text:style-name="P39"><text:span text:style-name="T4">Initialize the bean if instructed</text:span></text:p>
              </text:list-item>
            </text:list>
            <text:list text:style-name="L10">
              <text:list-item>
                <text:p text:style-name="P39"><text:span text:style-name="T5">Call special </text:span><text:span text:style-name="T41">BeanPostProcessors</text:span><text:span text:style-name="T5"> to perform additional configuration</text:span>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5"/>
          <draw:frame presentation:style-name="pr15" draw:text-style-name="P6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Initialize the Bean if Instructed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Initialize the Bean if Instructed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8">A bean can optionally register for one or more initialization callbacks</text:p>
              </text:list-item>
            </text:list>
            <text:list text:style-name="L5">
              <text:list-item>
                <text:list>
                  <text:list-item>
                    <text:p text:style-name="P9">Useful for executing custom initialization behaviors</text:p>
                  </text:list-item>
                </text:list>
              </text:list-item>
            </text:list>
            <text:list text:style-name="L5">
              <text:list-item>
                <text:p text:style-name="P27">There's more than one way to do it</text:p>
              </text:list-item>
            </text:list>
            <text:list text:style-name="L5">
              <text:list-item>
                <text:list>
                  <text:list-item>
                    <text:p text:style-name="P26">JSR-250 @PostConstruc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6">&lt;bean/&gt; init-method attribut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6">Implement Spring's InitializingBean interface </text:p>
                  </text:list-item>
                </text:list>
              </text:list-item>
            </text:list>
            <text:list text:style-name="L5">
              <text:list-item>
                <text:p text:style-name="P36"/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6"/>
          <draw:frame presentation:style-name="pr14" draw:text-style-name="P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7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Bean Initialization Techniques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8"><text:span text:style-name="T6">@PostConstruct</text:span></text:p>
              </text:list-item>
            </text:list>
            <text:list text:style-name="L5">
              <text:list-item>
                <text:p text:style-name="P8">init-method</text:p>
              </text:list-item>
            </text:list>
            <text:list text:style-name="L5">
              <text:list-item>
                <text:p text:style-name="P8">InitializingBean </text:p>
              </text:list-item>
            </text:list>
            <text:list text:style-name="L5">
              <text:list-item>
                <text:p text:style-name="P36"/>
              </text:list-item>
            </text:list>
          </draw:text-box>
        </draw:frame>
        <presentation:notes draw:style-name="dp2">
          <draw:custom-shape draw:name="Rectangle 7" draw:style-name="gr1" draw:text-style-name="P13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7"/>
          <draw:frame presentation:style-name="pr14" draw:text-style-name="P1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Registering for an Initialization Callback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First, a Primer on JSR-250 “Common Annotations”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27">JSR-250 provides a set of common annotations for use in Java EE applications</text:p>
              </text:list-item>
            </text:list>
            <text:list text:style-name="L5">
              <text:list-item>
                <text:list>
                  <text:list-item>
                    <text:p text:style-name="P26">Helps avoid proliferation of framework-specific annotation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6">Facilitates portability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6">Used by EJB 3.0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6">Used by Spring, starting with version 2.5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8"/>
          <draw:frame presentation:style-name="pr14" draw:text-style-name="P6" draw:layer="layout" svg:width="16.254cm" svg:height="12.001cm" svg:x="2.033cm" svg:y="12.668cm" presentation:class="notes">
            <draw:text-box>
              <text:p text:style-name="P6">It's important that people understand that @PostConstruct, @PreDestroy, etc. are not spring-specific annotations. <text:s/>Emphasize that wherever it makes sense, we take advantage of available standards, etc.</text:p>
            </draw:text-box>
          </draw:frame>
        </presentation:notes>
      </draw:page>
      <draw:page draw:name="page29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JSR-250 Primer, cont.</text:p>
          </draw:text-box>
        </draw:frame>
        <draw:frame presentation:style-name="pr5" draw:text-style-name="P10" draw:layer="layout" svg:width="21.855cm" svg:height="11.862cm" svg:x="1.745cm" svg:y="4.657cm" presentation:class="outline" presentation:user-transformed="true">
          <draw:text-box>
            <text:list text:style-name="L5">
              <text:list-item>
                <text:p text:style-name="P27">All annotations reside in the javax.annotation package</text:p>
              </text:list-item>
            </text:list>
            <text:list text:style-name="L5">
              <text:list-item>
                <text:list>
                  <text:list-item>
                    <text:p text:style-name="P26">Included in the JDK starting in Java 6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6">Available as part of the 'javaee-api' jar for Java 5</text:p>
                  </text:list-item>
                </text:list>
              </text:list-item>
            </text:list>
            <text:list text:style-name="L5">
              <text:list-item>
                <text:p text:id="id72" text:style-name="P27">To name a few</text:p>
              </text:list-item>
            </text:list>
            <text:list text:style-name="L5">
              <text:list-item>
                <text:list>
                  <text:list-item>
                    <text:p text:id="id73" text:style-name="P26">@PostConstruc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id="id74" text:style-name="P26">@PreDestroy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id="id75" text:style-name="P26">@Resource</text:p>
                  </text:list-item>
                </text:list>
              </text:list-item>
            </text:list>
            <text:list text:style-name="L5">
              <text:list-item>
                <text:p text:id="id76" text:style-name="P27"><text:span text:style-name="T58">Which brings us back to...</text:span><text:span text:style-name="T59"> initialization!</text:span></text:p>
              </text:list-item>
            </text:list>
            <text:list text:style-name="L5">
              <text:list-item>
                <text:list>
                  <text:list-item>
                    <text:p text:id="id77" text:style-name="P26"><text:span text:style-name="T59">Spring makes use of these annotations to trigger lifecycle event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13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9"/>
          <draw:frame presentation:style-name="pr14" draw:text-style-name="P1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30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Registering for Initialization with @PostConstruct </text:p>
          </draw:text-box>
        </draw:frame>
        <draw:custom-shape draw:name="Rectangle 4" draw:style-name="gr56" draw:text-style-name="P50" draw:layer="layout" svg:width="19.685cm" svg:height="5.973cm" svg:x="2.752cm" svg:y="4.685cm">
          <text:p text:style-name="P49"><text:span text:style-name="T37">public class</text:span><text:span text:style-name="T36"> TransferServiceImpl {</text:span></text:p>
          <text:p text:style-name="P49"><text:span text:style-name="T37"><text:s text:c="3"/></text:span><text:span text:style-name="T60"><text:s/></text:span><text:span text:style-name="T60">@PostConstruct</text:span></text:p>
          <text:p text:style-name="P49"><text:span text:style-name="T60"><text:s text:c="4"/></text:span><text:span text:style-name="T37">void</text:span><text:span text:style-name="T36"> init() {</text:span></text:p>
          <text:p text:style-name="P49"><text:span text:style-name="T36"><text:s text:c="8"/></text:span><text:span text:style-name="T35">// your custom initialization code</text:span></text:p>
          <text:p text:style-name="P49"><text:span text:style-name="T36"><text:s text:c="4"/></text:span><text:span text:style-name="T36">}</text:span></text:p>
          <text:p text:style-name="P49"><text:span text:style-name="T36">}</text:span></text:p>
          <draw:enhanced-geometry svg:viewBox="0 0 21600 21600" draw:type="rectangle" draw:enhanced-path="M 0 0 L 21600 0 21600 21600 0 21600 0 0 Z N"/>
        </draw:custom-shape>
        <draw:g draw:id="id79">
          <draw:line draw:name="Line 6" draw:style-name="gr9" draw:text-style-name="P19" draw:layer="layout" svg:x1="14.251cm" svg:y1="9.516cm" svg:x2="5.893cm" svg:y2="7.532cm">
            <text:p text:style-name="P6"/>
          </draw:line>
          <draw:custom-shape draw:name="Text Box 7" draw:style-name="gr57" draw:text-style-name="P24" draw:layer="layout" svg:width="7.516cm" svg:height="1.948cm" svg:x="14.292cm" svg:y="8.5cm">
            <text:p text:style-name="P23"><text:span text:style-name="T19">No restrictions on method name or visibility</text:span></text:p>
            <draw:enhanced-geometry svg:viewBox="0 0 21600 21600" draw:type="mso-spt202" draw:enhanced-path="M 0 0 L 21600 0 21600 21600 0 21600 0 0 Z N"/>
          </draw:custom-shape>
        </draw:g>
        <draw:g draw:id="id78">
          <draw:custom-shape draw:name="Text Box 7" draw:style-name="gr58" draw:text-style-name="P24" draw:layer="layout" svg:width="7.516cm" svg:height="2.46cm" svg:x="14.252cm" svg:y="5.042cm">
            <text:p text:style-name="P23"><text:span text:style-name="T19">Tells Spring to call this method after dependency injection</text:span></text:p>
            <draw:enhanced-geometry svg:viewBox="0 0 21600 21600" draw:type="mso-spt202" draw:enhanced-path="M 0 0 L 21600 0 21600 21600 0 21600 0 0 Z N"/>
          </draw:custom-shape>
          <draw:line draw:name="Line 6" draw:style-name="gr9" draw:text-style-name="P19" draw:layer="layout" svg:x1="14.191cm" svg:y1="6.179cm" svg:x2="9.02cm" svg:y2="6.179cm">
            <text:p text:style-name="P6"/>
          </draw:line>
        </draw:g>
        <draw:frame presentation:style-name="pr17" draw:text-style-name="P8" draw:layer="layout" svg:width="1.454cm" svg:height="6.2cm" svg:x="-0.903cm" svg:y="4.154cm">
          <draw:text-box>
            <text:list text:style-name="L5">
              <text:list-item>
                <text:list>
                  <text:list-item>
                    <text:p text:style-name="P8"><text:span text:style-name="T61"><text:line-break/></text:span><text:span text:style-name="T61"><text:line-break/></text:span><text:span text:style-name="T61"><text:line-break/></text:span><text:span text:style-name="T61"><text:line-break/></text:span><text:span text:style-name="T61"><text:line-break/></text:span><text:span text:style-name="T61"/></text:p>
                  </text:list-item>
                </text:list>
              </text:list-item>
            </text:list>
          </draw:text-box>
        </draw:frame>
        <draw:frame presentation:style-name="pr5" draw:text-style-name="P10" draw:layer="layout" svg:width="21.855cm" svg:height="11.219cm" svg:x="2.429cm" svg:y="11.979cm" presentation:class="outline" presentation:user-transformed="true">
          <draw:text-box>
            <text:list text:style-name="L5">
              <text:list-item>
                <text:p text:style-name="P8">This is the preferred initialization technique</text:p>
              </text:list-item>
            </text:list>
            <text:list text:style-name="L5">
              <text:list-item>
                <text:list>
                  <text:list-item>
                    <text:p text:style-name="P26">Flexible, avoids depending on Spring API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6">Requires Spring 2.5 or bett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13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0"/>
          <draw:frame presentation:style-name="pr14" draw:text-style-name="P1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31" draw:style-name="dp1" draw:master-page-name="Default">
        <draw:frame presentation:style-name="pr4" draw:text-style-name="P2" draw:layer="layout" svg:width="18.139cm" svg:height="2.999cm" svg:x="0.793cm" svg:y="0.225cm" presentation:class="title" presentation:user-transformed="true">
          <draw:text-box>
            <text:p text:style-name="P7">Enabling Common Annotation-Based Initialization</text:p>
          </draw:text-box>
        </draw:frame>
        <draw:custom-shape draw:name="Rectangle 4" draw:style-name="gr59" draw:text-style-name="P51" draw:layer="layout" svg:width="22.479cm" svg:height="5.973cm" svg:x="1.382cm" svg:y="7.185cm">
          <text:p text:style-name="P49"><text:span text:style-name="T35">&lt;beans&gt;</text:span></text:p>
          <text:p text:style-name="P49"><text:span text:style-name="T35"><text:s text:c="4"/></text:span><text:span text:style-name="T35">&lt;bean </text:span><text:span text:style-name="T37">id</text:span><text:span text:style-name="T35">=</text:span><text:span text:style-name="T38">“transferService”</text:span><text:span text:style-name="T35"> </text:span><text:span text:style-name="T37">class</text:span><text:span text:style-name="T35">=</text:span><text:span text:style-name="T38">“example.TransferServiceImpl” </text:span><text:span text:style-name="T35">/&gt;</text:span></text:p>
          <text:p text:style-name="P49"><text:span text:style-name="T35"/></text:p>
          <text:p text:id="id80" text:style-name="P49"><text:span text:style-name="T35"><text:s text:c="4"/></text:span><text:span text:style-name="T35">&lt;bean </text:span><text:span text:style-name="T37">class</text:span><text:span text:style-name="T35">=</text:span><text:span text:style-name="T38">“org.springframework.context.annotation.</text:span></text:p>
          <text:p text:id="id81" text:style-name="P49"><text:span text:style-name="T38"><text:s text:c="27"/></text:span><text:span text:style-name="T38">CommonAnnotationBeanPostProcessor” </text:span><text:span text:style-name="T35">/&gt;</text:span></text:p>
          <text:p text:style-name="P49"><text:span text:style-name="T35">&lt;/beans&gt;</text:span></text:p>
          <draw:enhanced-geometry svg:viewBox="0 0 21600 21600" draw:type="rectangle" draw:enhanced-path="M 0 0 L 21600 0 21600 21600 0 21600 0 0 Z N"/>
        </draw:custom-shape>
        <draw:g draw:id="id82">
          <draw:line draw:name="Line 6" draw:style-name="gr9" draw:text-style-name="P19" draw:layer="layout" svg:x1="16.108cm" svg:y1="14.568cm" svg:x2="13.77cm" svg:y2="12.087cm">
            <text:p text:style-name="P6"/>
          </draw:line>
          <draw:custom-shape draw:name="Text Box 7" draw:style-name="gr57" draw:text-style-name="P24" draw:layer="layout" svg:width="7.516cm" svg:height="2.46cm" svg:x="16.149cm" svg:y="13.552cm">
            <text:p text:style-name="P23"><text:span text:style-name="T19">Detects and invokes any methods annotated with @PostConstruct</text:span></text:p>
            <draw:enhanced-geometry svg:viewBox="0 0 21600 21600" draw:type="mso-spt202" draw:enhanced-path="M 0 0 L 21600 0 21600 21600 0 21600 0 0 Z N"/>
          </draw:custom-shape>
        </draw:g>
        <draw:frame presentation:style-name="pr5" draw:text-style-name="P10" draw:layer="layout" svg:width="21.855cm" svg:height="11.219cm" svg:x="1.746cm" svg:y="4.658cm" presentation:class="outline" presentation:user-transformed="true">
          <draw:text-box>
            <text:list text:style-name="L5">
              <text:list-item>
                <text:p text:style-name="P8"><text:span text:style-name="T5">@PostConstruct will be ignored unless Spring is instructed to detect and process it</text:span></text:p>
              </text:list-item>
            </text:list>
            <text:list text:style-name="L5">
              <text:list-item>
                <text:p text:style-name="P36"><text:span text:style-name="T5"/></text:p>
              </text:list-item>
            </text:list>
            <text:list text:style-name="L5">
              <text:list-item>
                <text:p text:style-name="P36"><text:span text:style-name="T5"/></text:p>
              </text:list-item>
            </text:list>
            <text:list text:style-name="L5">
              <text:list-item>
                <text:p text:style-name="P36"><text:span text:style-name="T5"/></text:p>
              </text:list-item>
            </text:list>
            <text:list text:style-name="L5">
              <text:list-item>
                <text:p text:style-name="P36"><text:span text:style-name="T5"/></text:p>
              </text:list-item>
            </text:list>
            <text:list text:style-name="L5">
              <text:list-item>
                <text:p text:style-name="P36"><text:span text:style-name="T5"/></text:p>
              </text:list-item>
            </text:list>
            <text:list text:style-name="L5">
              <text:list-item>
                <text:p text:style-name="P36"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13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1"/>
          <draw:frame presentation:style-name="pr14" draw:text-style-name="P1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32" draw:style-name="dp1" draw:master-page-name="Default">
        <draw:frame presentation:style-name="pr4" draw:text-style-name="P47" draw:layer="layout" svg:width="17.476cm" svg:height="2.753cm" svg:x="0.857cm" svg:y="0.425cm" presentation:class="title" presentation:user-transformed="true">
          <draw:text-box>
            <text:p text:style-name="P7"><text:span text:style-name="T62">Simplifying Configuration with &lt;context:annotation-config&gt;</text:span></text:p>
          </draw:text-box>
        </draw:frame>
        <draw:custom-shape draw:name="Rectangle 4" draw:style-name="gr60" draw:text-style-name="P51" draw:layer="layout" svg:width="23.602cm" svg:height="5.973cm" svg:x="0.882cm" svg:y="5.185cm">
          <text:p text:style-name="P49"><text:span text:style-name="T35">&lt;beans&gt;</text:span></text:p>
          <text:p text:style-name="P49"><text:span text:style-name="T35"><text:s text:c="4"/></text:span><text:span text:style-name="T35">&lt;bean </text:span><text:span text:style-name="T37">id</text:span><text:span text:style-name="T35">=</text:span><text:span text:style-name="T38">“transferService”</text:span><text:span text:style-name="T35"> </text:span><text:span text:style-name="T37">class</text:span><text:span text:style-name="T35">=</text:span><text:span text:style-name="T38">“example.TransferServiceImpl” </text:span><text:span text:style-name="T35">/&gt;</text:span></text:p>
          <text:p text:style-name="P49"><text:span text:style-name="T35"/></text:p>
          <text:p text:style-name="P49"><text:span text:style-name="T35"><text:s text:c="4"/></text:span><text:span text:style-name="T35">&lt;context:annotation-config/&gt;</text:span></text:p>
          <text:p text:style-name="P49"><text:span text:style-name="T35">&lt;/beans&gt;</text:span></text:p>
          <draw:enhanced-geometry svg:viewBox="0 0 21600 21600" draw:type="rectangle" draw:enhanced-path="M 0 0 L 21600 0 21600 21600 0 21600 0 0 Z N"/>
        </draw:custom-shape>
        <draw:g draw:id="id83">
          <draw:line draw:name="Line 6" draw:style-name="gr9" draw:text-style-name="P19" draw:layer="layout" svg:x1="9.531cm" svg:y1="10.824cm" svg:x2="5.893cm" svg:y2="8.93cm">
            <text:p text:style-name="P6"/>
          </draw:line>
          <draw:custom-shape draw:name="Text Box 7" draw:style-name="gr61" draw:text-style-name="P24" draw:layer="layout" svg:width="14.463cm" svg:height="2.771cm" svg:x="9.5cm" svg:y="9.857cm">
            <text:list text:style-name="L3">
              <text:list-item>
                <text:p text:style-name="P23"><text:span text:style-name="T19">Enables multiple BeanPostProcessors, including:</text:span></text:p>
              </text:list-item>
            </text:list>
            <text:list text:style-name="L3">
              <text:list-item>
                <text:p text:style-name="P52"><text:span text:style-name="T19"><text:s/></text:span><text:span text:style-name="T19">RequiredAnnotationBeanPostProcessor</text:span></text:p>
              </text:list-item>
            </text:list>
            <text:list text:style-name="L3">
              <text:list-item>
                <text:p text:style-name="P52"><text:span text:style-name="T19"><text:s/></text:span><text:span text:style-name="T19">CommonAnnotationBeanPostProcessor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13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2"/>
          <draw:frame presentation:style-name="pr14" draw:text-style-name="P15" draw:layer="layout" svg:width="16.254cm" svg:height="12.001cm" svg:x="2.033cm" svg:y="12.668cm" presentation:class="notes">
            <draw:text-box>
              <text:p text:style-name="P6"><text:span text:style-name="T7">Now that we've shown students how to 'turn on' JSR-250 annotation processing at a low level, let's give 'em the sugar.</text:span></text:p>
              <text:p text:style-name="P6"><text:span text:style-name="T7"/></text:p>
              <text:p text:style-name="P6"><text:span text:style-name="T7">A nice way to think about &lt;context:annotation-config&gt; is that it's 'one stop shopping' for (most of) our annotation processing needs. <text:s/>Rather than having to remember (or use auto-completion to find) lengthy classnames like RequiredAnnotationBPP or CommonAnnotationBPP, annotation-config turns all the most commonly used BPPs on for us.</text:span></text:p>
              <text:p text:style-name="P6"><text:span text:style-name="T7"/></text:p>
              <text:p text:style-name="P6"><text:span text:style-name="T7">A notable exception to this rule is @Transactional. <text:s/>Processing this annotation still must be turned on with &lt;tx:annotation-driven/&gt;</text:span></text:p>
            </draw:text-box>
          </draw:frame>
        </presentation:notes>
      </draw:page>
      <draw:page draw:name="page33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Bean Initialization Techniques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8"><text:span text:style-name="T32">@PostConstruct</text:span></text:p>
              </text:list-item>
            </text:list>
            <text:list text:style-name="L5">
              <text:list-item>
                <text:p text:style-name="P8"><text:span text:style-name="T6">init-method</text:span></text:p>
              </text:list-item>
            </text:list>
            <text:list text:style-name="L5">
              <text:list-item>
                <text:p text:style-name="P8">InitializingBean </text:p>
              </text:list-item>
            </text:list>
            <text:list text:style-name="L5">
              <text:list-item>
                <text:p text:style-name="P36"/>
              </text:list-item>
            </text:list>
          </draw:text-box>
        </draw:frame>
        <presentation:notes draw:style-name="dp2">
          <draw:custom-shape draw:name="Rectangle 7" draw:style-name="gr1" draw:text-style-name="P13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3"/>
          <draw:frame presentation:style-name="pr14" draw:text-style-name="P1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Initializing a Bean You Do Not Control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Initializing a Bean You Do Not Control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8">Use <text:span text:style-name="T63">init-method</text:span> to initialize a bean you do not control the implementation of</text:p>
              </text:list-item>
            </text:list>
          </draw:text-box>
        </draw:frame>
        <draw:custom-shape draw:name="Rectangle 4" draw:style-name="gr42" draw:text-style-name="P5" draw:layer="layout" svg:width="19.474cm" svg:height="5.292cm" svg:x="2.963cm" svg:y="8.043cm">
          <text:p text:style-name="P49"><text:span text:style-name="T35">&lt;bean</text:span><text:span text:style-name="T36"> </text:span><text:span text:style-name="T37">id</text:span><text:span text:style-name="T36">=</text:span><text:span text:style-name="T38">“broker”</text:span></text:p>
          <text:p text:style-name="P49"><text:span text:style-name="T36"><text:s text:c="6"/></text:span><text:span text:style-name="T37">class</text:span><text:span text:style-name="T36">=</text:span><text:span text:style-name="T38">“org.apache.activemq.broker.BrokerService”</text:span></text:p>
          <text:p text:style-name="P49"><text:span text:style-name="T36"><text:s text:c="6"/></text:span><text:span text:style-name="T37">init-method</text:span><text:span text:style-name="T36">=</text:span><text:span text:style-name="T38">“start”</text:span><text:span text:style-name="T35">&gt;</text:span></text:p>
          <text:p text:style-name="P49"><text:span text:style-name="T35"><text:s text:c="4"/>…</text:span></text:p>
          <text:p text:style-name="P49"><text:span text:style-name="T35">&lt;/bean&gt;</text:span></text:p>
          <draw:enhanced-geometry svg:viewBox="0 0 21600 21600" draw:type="rectangle" draw:enhanced-path="M 0 0 L 21600 0 21600 21600 0 21600 0 0 Z N"/>
        </draw:custom-shape>
        <draw:g draw:name="Group 11" draw:id="id85">
          <draw:line draw:name="Line 5" draw:style-name="gr62" draw:text-style-name="P19" draw:layer="layout" svg:x1="10.159cm" svg:y1="14.181cm" svg:x2="9.312cm" svg:y2="11.006cm">
            <text:p text:style-name="P6"/>
          </draw:line>
          <draw:custom-shape draw:name="Text Box 6" draw:style-name="gr63" draw:text-style-name="P5" draw:layer="layout" svg:width="12.911cm" svg:height="0.994cm" svg:x="4.022cm" svg:y="14.182cm">
            <text:p text:style-name="P23"><text:span text:style-name="T19">Method must be a public with no arguments</text:span></text:p>
            <draw:enhanced-geometry svg:viewBox="0 0 21600 21600" draw:type="mso-spt202" draw:enhanced-path="M 0 0 L 21600 0 21600 21600 0 21600 0 0 Z N"/>
          </draw:custom-shape>
        </draw:g>
        <draw:g draw:name="Group 10" draw:id="id84">
          <draw:custom-shape draw:name="Text Box 8" draw:style-name="gr63" draw:text-style-name="P5" draw:layer="layout" svg:width="10.371cm" svg:height="0.994cm" svg:x="11.642cm" svg:y="11.218cm">
            <text:p text:style-name="P23"><text:span text:style-name="T19">Class with no Spring dependency</text:span></text:p>
            <draw:enhanced-geometry svg:viewBox="0 0 21600 21600" draw:type="mso-spt202" draw:enhanced-path="M 0 0 L 21600 0 21600 21600 0 21600 0 0 Z N"/>
          </draw:custom-shape>
          <draw:line draw:name="Line 9" draw:style-name="gr64" draw:text-style-name="P19" draw:layer="layout" svg:x1="16.298cm" svg:y1="11.218cm" svg:x2="15.452cm" svg:y2="9.948cm">
            <text:p text:style-name="P6"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4"/>
          <draw:frame presentation:style-name="pr14" draw:text-style-name="P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35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Bean Initialization Techniques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8"><text:span text:style-name="T32">@PostConstruct</text:span></text:p>
              </text:list-item>
            </text:list>
            <text:list text:style-name="L5">
              <text:list-item>
                <text:p text:style-name="P8"><text:span text:style-name="T32">init-method</text:span></text:p>
              </text:list-item>
            </text:list>
            <text:list text:style-name="L5">
              <text:list-item>
                <text:p text:style-name="P8"><text:span text:style-name="T6">InitializingBean </text:span></text:p>
              </text:list-item>
            </text:list>
            <text:list text:style-name="L5">
              <text:list-item>
                <text:p text:style-name="P36"><text:span text:style-name="T6"/></text:p>
              </text:list-item>
            </text:list>
          </draw:text-box>
        </draw:frame>
        <presentation:notes draw:style-name="dp2">
          <draw:custom-shape draw:name="Rectangle 7" draw:style-name="gr1" draw:text-style-name="P13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5"/>
          <draw:frame presentation:style-name="pr14" draw:text-style-name="P1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Implementing InitializingBean" draw:style-name="dp1" draw:master-page-name="Default">
        <draw:frame presentation:style-name="pr4" draw:text-style-name="P2" draw:layer="layout" svg:width="18.021cm" svg:height="2.999cm" svg:x="0.676cm" svg:y="0.225cm" presentation:class="title" presentation:user-transformed="true">
          <draw:text-box>
            <text:p text:style-name="P7"><text:span text:style-name="T5">Registering for an Initialization Callback with InitializingBean</text:span></text:p>
          </draw:text-box>
        </draw:frame>
        <draw:frame presentation:style-name="pr5" draw:text-style-name="P53" draw:layer="layout" svg:width="21.855cm" svg:height="11.219cm" svg:x="1.746cm" svg:y="4.658cm" presentation:class="outline" presentation:user-transformed="true">
          <draw:text-box>
            <text:list text:style-name="L5">
              <text:list-item>
                <text:p text:style-name="P8"><text:span text:style-name="T32">Initialization technique used prior to Spring 2.5 </text:span></text:p>
              </text:list-item>
            </text:list>
            <text:list text:style-name="L5">
              <text:list-item>
                <text:list>
                  <text:list-item>
                    <text:p text:style-name="P26"><text:span text:style-name="T32">Requires implementing a Spring-specific interfac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6"><text:span text:style-name="T32">Favor use of @PostConstruct if possible</text:span></text:p>
                  </text:list-item>
                </text:list>
              </text:list-item>
            </text:list>
          </draw:text-box>
        </draw:frame>
        <draw:custom-shape draw:name="Rectangle 4" draw:style-name="gr65" draw:text-style-name="P38" draw:id="id86" draw:layer="layout" svg:width="19.755cm" svg:height="4.445cm" svg:x="2.705cm" svg:y="8.644cm">
          <text:p text:style-name="P37"><text:span text:style-name="T37">package </text:span><text:span text:style-name="T36">org.springframework.beans.factory;</text:span></text:p>
          <text:p text:style-name="P37"><text:span text:style-name="T36"/></text:p>
          <text:p text:style-name="P37"><text:span text:style-name="T37">public interface</text:span><text:span text:style-name="T36"> InitializingBean {</text:span></text:p>
          <text:p text:style-name="P37"><text:span text:style-name="T37"><text:s text:c="4"/></text:span><text:span text:style-name="T37">public void</text:span><text:span text:style-name="T36"> afterPropertiesSet();</text:span></text:p>
          <text:p text:style-name="P37"><text:span text:style-name="T36">}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6"/>
          <draw:frame presentation:style-name="pr14" draw:text-style-name="P6" draw:layer="layout" svg:width="16.254cm" svg:height="12.001cm" svg:x="2.033cm" svg:y="12.668cm" presentation:class="notes">
            <draw:text-box>
              <text:p text:style-name="P6">It's important to mention InitializingBean, because even though @PostConstruct is the preferred approach, students are much more likely to encounter InitializingBean, whether in existing, pre-2.5 codebases, or in Spring itself where it is (and will continue to be) used extensively.</text:p>
              <text:p text:style-name="P6"/>
              <text:p text:style-name="P6">We don't want to overwhelm them with options, so keep a good read on the audience. <text:s/>Don't go too deep about this, just let them know it exists.</text:p>
            </draw:text-box>
          </draw:frame>
        </presentation:notes>
      </draw:page>
      <draw:page draw:name="page37" draw:style-name="dp1" draw:master-page-name="Default">
        <draw:custom-shape draw:name="Rectangle 4" draw:style-name="gr66" draw:text-style-name="P38" draw:layer="layout" svg:width="24.13cm" svg:height="4.445cm" svg:x="0.635cm" svg:y="5.292cm">
          <text:p text:style-name="P37"><text:span text:style-name="T37">public class</text:span><text:span text:style-name="T36"> MessageReceiver </text:span><text:span text:style-name="T37">implements</text:span><text:span text:style-name="T36"> InitializingBean {</text:span></text:p>
          <text:p text:style-name="P37"><text:span text:style-name="T37"><text:s text:c="4"/></text:span><text:span text:style-name="T37">public void</text:span><text:span text:style-name="T36"> afterPropertiesSet() {</text:span></text:p>
          <text:p text:style-name="P37"><text:span text:style-name="T36"><text:s text:c="8"/></text:span><text:span text:style-name="T35">// allocate message receiving resources</text:span></text:p>
          <text:p text:style-name="P37"><text:span text:style-name="T36"><text:s text:c="4"/></text:span><text:span text:style-name="T36">}</text:span></text:p>
          <text:p text:style-name="P37"><text:span text:style-name="T36">}</text:span></text:p>
          <draw:enhanced-geometry svg:viewBox="0 0 21600 21600" draw:type="rectangle" draw:enhanced-path="M 0 0 L 21600 0 21600 21600 0 21600 0 0 Z N"/>
        </draw:custom-shape>
        <draw:custom-shape draw:name="Rectangle 5" draw:style-name="gr67" draw:text-style-name="P50" draw:id="id88" draw:layer="layout" svg:width="24.13cm" svg:height="3.386cm" svg:x="0.635cm" svg:y="11.007cm">
          <text:p text:style-name="P49"><text:span text:style-name="T35">&lt;beans&gt;</text:span></text:p>
          <text:p text:style-name="P49"><text:span text:style-name="T35"><text:s text:c="4"/></text:span><text:span text:style-name="T35">&lt;bean</text:span><text:span text:style-name="T36"> </text:span><text:span text:style-name="T37">id</text:span><text:span text:style-name="T36">=</text:span><text:span text:style-name="T38">“messageReceiver”</text:span><text:span text:style-name="T36"> </text:span><text:span text:style-name="T37">class</text:span><text:span text:style-name="T36">=</text:span><text:span text:style-name="T38">“example.MessageReceiver” </text:span><text:span text:style-name="T35">/&gt;</text:span></text:p>
          <text:p text:style-name="P49"><text:span text:style-name="T35">&lt;/beans&gt;</text:span></text:p>
          <draw:enhanced-geometry svg:viewBox="0 0 21600 21600" draw:type="rectangle" draw:enhanced-path="M 0 0 L 21600 0 21600 21600 0 21600 0 0 Z N"/>
        </draw:custom-shape>
        <draw:g draw:name="Group 13" draw:id="id87">
          <draw:line draw:name="Line 6" draw:style-name="gr9" draw:text-style-name="P19" draw:layer="layout" svg:x1="18.907cm" svg:y1="7.508cm" svg:x2="17.356cm" svg:y2="6.238cm">
            <text:p text:style-name="P6"/>
          </draw:line>
          <draw:custom-shape draw:name="Text Box 7" draw:style-name="gr58" draw:text-style-name="P24" draw:layer="layout" svg:width="5.433cm" svg:height="2.46cm" svg:x="18.908cm" svg:y="6.45cm">
            <text:p text:style-name="P23"><text:span text:style-name="T19">Implements </text:span></text:p>
            <text:p text:style-name="P23"><text:span text:style-name="T19">special Spring</text:span></text:p>
            <text:p text:style-name="P23"><text:span text:style-name="T19">lifecycle interface</text:span></text:p>
            <draw:enhanced-geometry svg:viewBox="0 0 21600 21600" draw:type="mso-spt202" draw:enhanced-path="M 0 0 L 21600 0 21600 21600 0 21600 0 0 Z N"/>
          </draw:custom-shape>
        </draw:g>
        <draw:g draw:name="Group 15" draw:id="id90">
          <draw:custom-shape draw:name="Text Box 16" draw:style-name="gr68" draw:text-style-name="P24" draw:layer="layout" svg:width="11.005cm" svg:height="0.994cm" svg:x="5.292cm" svg:y="9.421cm">
            <text:p text:style-name="P23"><text:span text:style-name="T19">Spring invokes method automatically</text:span></text:p>
            <draw:enhanced-geometry svg:viewBox="0 0 21600 21600" draw:type="mso-spt202" draw:enhanced-path="M 0 0 L 21600 0 21600 21600 0 21600 0 0 Z N"/>
          </draw:custom-shape>
          <draw:line draw:name="Line 17" draw:style-name="gr69" draw:text-style-name="P19" draw:layer="layout" svg:x1="10.68cm" svg:y1="9.42cm" svg:x2="9.333cm" svg:y2="7.719cm">
            <text:p text:style-name="P6"/>
          </draw:line>
        </draw:g>
        <draw:g draw:name="Group 18" draw:id="id89">
          <draw:line draw:name="Line 19" draw:style-name="gr70" draw:text-style-name="P19" draw:layer="layout" svg:x1="13.281cm" svg:y1="14.181cm" svg:x2="12.522cm" svg:y2="13.123cm">
            <text:p text:style-name="P6"/>
          </draw:line>
          <draw:custom-shape draw:name="Text Box 20" draw:style-name="gr68" draw:text-style-name="P24" draw:layer="layout" svg:width="9.313cm" svg:height="0.994cm" svg:x="9.102cm" svg:y="14.181cm">
            <text:p text:style-name="P23"><text:span text:style-name="T19">No other configuration required</text:span></text:p>
            <draw:enhanced-geometry svg:viewBox="0 0 21600 21600" draw:type="mso-spt202" draw:enhanced-path="M 0 0 L 21600 0 21600 21600 0 21600 0 0 Z N"/>
          </draw:custom-shape>
        </draw:g>
        <draw:frame presentation:style-name="pr4" draw:text-style-name="P2" draw:layer="layout" svg:width="18.021cm" svg:height="2.999cm" svg:x="0.677cm" svg:y="0.226cm" presentation:class="title" presentation:user-transformed="true">
          <draw:text-box>
            <text:p text:style-name="P7"><text:span text:style-name="T5">Registering for an Initialization Callback with InitializingBean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13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7"/>
          <draw:frame presentation:style-name="pr14" draw:text-style-name="P1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38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Bean Post Processing Steps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10">
              <text:list-item>
                <text:p text:style-name="P39"><text:span text:style-name="T5">Initialize the bean if instructed</text:span></text:p>
              </text:list-item>
            </text:list>
            <text:list text:style-name="L10">
              <text:list-item>
                <text:p text:style-name="P39"><text:span text:style-name="T4">Call special </text:span><text:span text:style-name="T42">BeanPostProcessors</text:span><text:span text:style-name="T4"> to perform additional configuration</text:span>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8"/>
          <draw:frame presentation:style-name="pr15" draw:text-style-name="P6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The BeanPostProcessor Extension Point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<text:span text:style-name="T5">The BeanPostProcessor Extension Point</text:span>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8">An important extension point in Spring</text:p>
              </text:list-item>
            </text:list>
            <text:list text:style-name="L5">
              <text:list-item>
                <text:p text:style-name="P8">Can modify bean <text:span text:style-name="T34">instances</text:span><text:span text:style-name="T64"> in any way</text:span></text:p>
              </text:list-item>
            </text:list>
            <text:list text:style-name="L5">
              <text:list-item>
                <text:list>
                  <text:list-item>
                    <text:p text:style-name="P9">Powerful enabling feature</text:p>
                  </text:list-item>
                </text:list>
              </text:list-item>
            </text:list>
            <text:list text:style-name="L5">
              <text:list-item>
                <text:p text:style-name="P27">Several implementations are provided by the framework</text:p>
              </text:list-item>
            </text:list>
            <text:list text:style-name="L5">
              <text:list-item>
                <text:p text:style-name="P8">Not common to write your own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9"/>
          <draw:frame presentation:style-name="pr15" draw:text-style-name="P6" draw:layer="layout" svg:width="16.254cm" svg:height="12.027cm" svg:x="2.033cm" svg:y="12.668cm" presentation:class="notes">
            <draw:text-box>
              <text:p text:style-name="P6">Distinguish between BeanFactoryPostProcessor and BeanPostProcessor. <text:s/>It's likely this is the first time students have heard of either one, and extremely likely to be confusing / overwhelming because of the similarity in naming.</text:p>
            </draw:text-box>
          </draw:frame>
        </presentation:notes>
      </draw:page>
      <draw:page draw:name="Useful BeanPostProcessors provided by Spring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<text:span text:style-name="T5">An Example BeanPostProcessor</text:span></text:p>
          </draw:text-box>
        </draw:frame>
        <draw:frame presentation:style-name="pr18" draw:text-style-name="P10" draw:layer="layout" svg:width="22.225cm" svg:height="11.431cm" svg:x="1.878cm" svg:y="4.963cm" presentation:class="outline" presentation:user-transformed="true">
          <draw:text-box>
            <text:list text:style-name="L5">
              <text:list-item>
                <text:p text:style-name="P8"><text:span text:style-name="T65">RequiredAnnotationBeanPostProcessor</text:span></text:p>
              </text:list-item>
            </text:list>
            <text:list text:style-name="L5">
              <text:list-item>
                <text:list>
                  <text:list-item>
                    <text:p text:style-name="P26"><text:span text:style-name="T65">Provided by the framework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6"><text:span text:style-name="T65">Enforces that </text:span><text:span text:style-name="T66">@Required</text:span><text:span text:style-name="T65"> properties are se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6"><text:span text:style-name="T65">Must be explicitly enabled via configuration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13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40"/>
          <draw:frame presentation:style-name="pr19" draw:text-style-name="P55" draw:layer="layout" svg:width="16.254cm" svg:height="12cm" svg:x="2.033cm" svg:y="12.668cm" presentation:class="notes" presentation:user-transformed="true">
            <draw:text-box>
              <text:list text:style-name="L4">
                <text:list-item>
                  <text:list>
                    <text:list-item>
                      <text:p text:style-name="P54"><text:span text:style-name="T67"/></text:p>
                    </text:list-item>
                  </text:list>
                </text:list-item>
              </text:list>
              <text:list text:style-name="L4">
                <text:list-item>
                  <text:p text:style-name="P11"><text:span text:style-name="T56">We're going to use RequiredAnnotationBeanPostProcessor as an example of a BeanPostProcessor in use.</text:span></text:p>
                </text:list-item>
              </text:list>
              <text:list text:style-name="L4">
                <text:list-item>
                  <text:p text:style-name="P11"><text:span text:style-name="T56"/></text:p>
                </text:list-item>
              </text:list>
              <text:list text:style-name="L4">
                <text:list-item>
                  <text:p text:style-name="P11"><text:span text:style-name="T56">@Required allows you to use the richer semantics of a setter while gaining the ability to guarantee that the property has been set</text:span></text:p>
                </text:list-item>
              </text:list>
            </draw:text-box>
          </draw:frame>
        </presentation:notes>
      </draw:page>
      <draw:page draw:name="Using RequiredAnnotationBeanPostProcessor" draw:style-name="dp1" draw:master-page-name="Default">
        <draw:frame presentation:style-name="pr16" draw:text-style-name="P47" draw:layer="layout" svg:width="22.225cm" svg:height="3.176cm" svg:x="0.669cm" svg:y="0.722cm" presentation:class="title" presentation:user-transformed="true">
          <draw:text-box>
            <text:p text:style-name="P7"><text:span text:style-name="T68">Using</text:span><text:span text:style-name="T68"><text:line-break/></text:span><text:span text:style-name="T68">RequiredAnnotationBeanPostProcessor</text:span></text:p>
          </draw:text-box>
        </draw:frame>
        <draw:custom-shape draw:name="Rectangle 3" draw:style-name="gr71" draw:text-style-name="P5" draw:id="id91" draw:layer="layout" svg:width="23.495cm" svg:height="6.985cm" svg:x="1.058cm" svg:y="4.022cm">
          <text:p text:style-name="P37"><text:span text:style-name="T37">public void</text:span><text:span text:style-name="T36"> TransferServiceImpl </text:span><text:span text:style-name="T37">implements</text:span><text:span text:style-name="T36"> TransferService {</text:span></text:p>
          <text:p text:style-name="P37"><text:span text:style-name="T36"><text:s text:c="4"/></text:span><text:span text:style-name="T37">private</text:span><text:span text:style-name="T36"> AccountRepository </text:span><text:span text:style-name="T38">accountRepository</text:span><text:span text:style-name="T36">;</text:span></text:p>
          <text:p text:style-name="P37"><text:span text:style-name="T36"/></text:p>
          <text:p text:style-name="P37"><text:span text:style-name="T60"><text:s text:c="4"/></text:span><text:span text:style-name="T60">@Required</text:span></text:p>
          <text:p text:style-name="P37"><text:span text:style-name="T36"><text:s text:c="4"/></text:span><text:span text:style-name="T37">public void</text:span><text:span text:style-name="T36"> setAccountRepository(AccountRepository ar) {</text:span></text:p>
          <text:p text:style-name="P37"><text:span text:style-name="T36"><text:s text:c="8"/></text:span><text:span text:style-name="T37">this</text:span><text:span text:style-name="T36">.</text:span><text:span text:style-name="T38">accountRepository</text:span><text:span text:style-name="T36"> = ar; </text:span></text:p>
          <text:p text:style-name="P37"><text:span text:style-name="T36"><text:s text:c="4"/></text:span><text:span text:style-name="T36">}</text:span></text:p>
          <text:p text:style-name="P37"><text:span text:style-name="T36">} </text:span></text:p>
          <draw:enhanced-geometry svg:viewBox="0 0 21600 21600" draw:type="rectangle" draw:enhanced-path="M 0 0 L 21600 0 21600 21600 0 21600 0 0 Z N"/>
        </draw:custom-shape>
        <draw:g draw:name="Group 19" draw:id="id92">
          <draw:line draw:name="Line 13" draw:style-name="gr72" draw:text-style-name="P19" draw:layer="layout" svg:x1="16.085cm" svg:y1="6.35cm" svg:x2="5.926cm" svg:y2="6.985cm">
            <text:p text:style-name="P6"/>
          </draw:line>
          <draw:custom-shape draw:name="Text Box 14" draw:style-name="gr32" draw:text-style-name="P5" draw:layer="layout" svg:width="7.72cm" svg:height="1.727cm" svg:x="16.113cm" svg:y="5.715cm">
            <text:p text:style-name="P23"><text:span text:style-name="T19">Indicates the dependency</text:span></text:p>
            <text:p text:style-name="P23"><text:span text:style-name="T19">is required</text:span></text:p>
            <draw:enhanced-geometry svg:viewBox="0 0 21600 21600" draw:type="mso-spt202" draw:enhanced-path="M 0 0 L 21600 0 21600 21600 0 21600 0 0 Z N"/>
          </draw:custom-shape>
        </draw:g>
        <draw:custom-shape draw:name="Rectangle 15" draw:style-name="gr23" draw:text-style-name="P5" draw:id="id93" draw:layer="layout" svg:width="23.495cm" svg:height="6.139cm" svg:x="1.058cm" svg:y="11.218cm">
          <text:p text:style-name="P49"><text:span text:style-name="T35">&lt;beans&gt;</text:span></text:p>
          <text:p text:style-name="P49"><text:span text:style-name="T35"><text:s text:c="4"/></text:span><text:span text:style-name="T35">&lt;bean</text:span><text:span text:style-name="T36"> </text:span><text:span text:style-name="T37">id</text:span><text:span text:style-name="T36">=</text:span><text:span text:style-name="T38">“transferService”</text:span><text:span text:style-name="T36"> </text:span><text:span text:style-name="T37">class</text:span><text:span text:style-name="T36">=</text:span><text:span text:style-name="T38">“example.TransferServiceImpl”</text:span><text:span text:style-name="T36"> </text:span><text:span text:style-name="T35">/&gt;</text:span></text:p>
          <text:p text:style-name="P49"><text:span text:style-name="T36"/></text:p>
          <text:p text:style-name="P49"><text:span text:style-name="T35"><text:s text:c="4"/></text:span><text:span text:style-name="T35">&lt;bean</text:span><text:span text:style-name="T36"> </text:span><text:span text:style-name="T37">class</text:span><text:span text:style-name="T36">=</text:span><text:span text:style-name="T38">“org.springframework.beans.factory.annotation.</text:span></text:p>
          <text:p text:style-name="P49"><text:span text:style-name="T38"><text:s text:c="27"/></text:span><text:span text:style-name="T38">RequiredAnnotationBeanPostProcessor” </text:span><text:span text:style-name="T35">/&gt;</text:span></text:p>
          <text:p text:style-name="P49"><text:span text:style-name="T35">&lt;/beans&gt;</text:span></text:p>
          <draw:enhanced-geometry svg:viewBox="0 0 21600 21600" draw:type="rectangle" draw:enhanced-path="M 0 0 L 21600 0 21600 21600 0 21600 0 0 Z N"/>
        </draw:custom-shape>
        <draw:g draw:id="id94">
          <draw:line draw:name="Line 18" draw:style-name="gr73" draw:text-style-name="P19" draw:layer="layout" svg:x1="14.605cm" svg:y1="17.144cm" svg:x2="14.605cm" svg:y2="16.297cm">
            <text:p text:style-name="P6"/>
          </draw:line>
          <draw:custom-shape draw:name="Text Box 16" draw:style-name="gr63" draw:text-style-name="P5" draw:layer="layout" svg:width="17.141cm" svg:height="0.994cm" svg:x="3.598cm" svg:y="17.158cm">
            <text:p text:style-name="P23"><text:span text:style-name="T19">Automatically detected; no other configuration is necessary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41"/>
          <draw:frame presentation:style-name="pr15" draw:text-style-name="P6" draw:layer="layout" svg:width="16.254cm" svg:height="12.027cm" svg:x="2.033cm" svg:y="12.668cm" presentation:class="notes">
            <draw:text-box>
              <text:p text:style-name="P6">Students will actually make use of @Required in their lab work, so don't gloss over this too much. <text:s/>It's both an general example of using a BeanPostProcessor as well as a specific topic they'll need to complete the lab. </text:p>
            </draw:text-box>
          </draw:frame>
        </presentation:notes>
      </draw:page>
      <draw:page draw:name="page42" draw:style-name="dp1" draw:master-page-name="Default">
        <draw:frame presentation:style-name="pr16" draw:text-style-name="P47" draw:layer="layout" svg:width="22.225cm" svg:height="3.176cm" svg:x="0.669cm" svg:y="0.422cm" presentation:class="title" presentation:user-transformed="true">
          <draw:text-box>
            <text:p text:style-name="P7"><text:span text:style-name="T68">Simplifying Configuration</text:span><text:span text:style-name="T68"><text:line-break/></text:span><text:span text:style-name="T68">with &lt;context:annotation-config&gt;</text:span></text:p>
          </draw:text-box>
        </draw:frame>
        <draw:custom-shape draw:name="Rectangle 15" draw:style-name="gr74" draw:text-style-name="P50" draw:layer="layout" svg:width="23.495cm" svg:height="6.139cm" svg:x="1.058cm" svg:y="7.118cm">
          <text:p text:style-name="P49"><text:span text:style-name="T35">&lt;beans&gt;</text:span></text:p>
          <text:p text:style-name="P49"><text:span text:style-name="T35"><text:s text:c="4"/></text:span><text:span text:style-name="T35">&lt;bean</text:span><text:span text:style-name="T36"> </text:span><text:span text:style-name="T37">id</text:span><text:span text:style-name="T36">=</text:span><text:span text:style-name="T38">“transferService”</text:span><text:span text:style-name="T36"> </text:span><text:span text:style-name="T37">class</text:span><text:span text:style-name="T36">=</text:span><text:span text:style-name="T38">“example.TransferServiceImpl”</text:span><text:span text:style-name="T36"> </text:span><text:span text:style-name="T35">/&gt;</text:span></text:p>
          <text:p text:style-name="P49"><text:span text:style-name="T36"/></text:p>
          <text:p text:id="id95" text:style-name="P49"><text:span text:style-name="T35"><text:s text:c="4"/></text:span><text:span text:style-name="T35">&lt;context:annotation-config/&gt;</text:span></text:p>
          <text:p text:style-name="P49"><text:span text:style-name="T35">&lt;/beans&gt;</text:span></text:p>
          <draw:enhanced-geometry svg:viewBox="0 0 21600 21600" draw:type="rectangle" draw:enhanced-path="M 0 0 L 21600 0 21600 21600 0 21600 0 0 Z N"/>
        </draw:custom-shape>
        <draw:g draw:id="id96">
          <draw:line draw:name="Line 18" draw:style-name="gr73" draw:text-style-name="P19" draw:layer="layout" svg:x1="14.523cm" svg:y1="11.875cm" svg:x2="9.084cm" svg:y2="11.052cm">
            <text:p text:style-name="P6"/>
          </draw:line>
          <draw:custom-shape draw:name="Text Box 16" draw:style-name="gr75" draw:text-style-name="P24" draw:layer="layout" svg:width="18.451cm" svg:height="1.128cm" svg:x="5.862cm" svg:y="11.864cm">
            <text:p text:style-name="P23"><text:span text:style-name="T19">Automatically enables RequiredAnnotationBeanPostProcessor</text:span></text:p>
            <draw:enhanced-geometry svg:viewBox="0 0 21600 21600" draw:type="mso-spt202" draw:enhanced-path="M 0 0 L 21600 0 21600 21600 0 21600 0 0 Z N"/>
          </draw:custom-shape>
        </draw:g>
        <draw:frame presentation:style-name="pr18" draw:text-style-name="P10" draw:layer="layout" svg:width="22.225cm" svg:height="11.431cm" svg:x="1.879cm" svg:y="4.964cm" presentation:class="outline" presentation:user-transformed="true">
          <draw:text-box>
            <text:list text:style-name="L5">
              <text:list-item>
                <text:p text:style-name="P8"><text:span text:style-name="T65">Remember &lt;context:annotation-config&gt;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13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42"/>
          <draw:frame presentation:style-name="pr15" draw:text-style-name="P15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The Lifecycle of a Spring Application Context (2) - The Use Phase" draw:style-name="dp1" draw:master-page-name="Default">
        <draw:frame presentation:style-name="pr4" draw:text-style-name="P34" draw:layer="layout" svg:width="17.476cm" svg:height="2.753cm" svg:x="0.957cm" svg:y="0.225cm" presentation:class="title" presentation:user-transformed="true">
          <draw:text-box>
            <text:p text:style-name="P7"><text:span text:style-name="T31">Topics in this session</text:span></text:p>
          </draw:text-box>
        </draw:frame>
        <draw:frame presentation:style-name="pr5" draw:text-style-name="P10" draw:layer="layout" svg:width="21.855cm" svg:height="11.219cm" svg:x="1.747cm" svg:y="4.658cm" presentation:class="outline" presentation:user-transformed="true">
          <draw:text-box>
            <text:list text:style-name="L5">
              <text:list-item>
                <text:p text:style-name="P8"><text:span text:style-name="T23">Introduction to Spring's XML namespaces</text:span></text:p>
              </text:list-item>
            </text:list>
            <text:list text:style-name="L5">
              <text:list-item>
                <text:p text:style-name="P8">The lifecycle of a Spring application context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32">The initialization phas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6">The use phas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The destruction ph<text:span text:style-name="T32">ase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23">Bean scoping</text:span></text:p>
              </text:list-item>
            </text:list>
          </draw:text-box>
        </draw:frame>
        <draw:custom-shape draw:name="AutoShape 7" draw:style-name="gr14" draw:text-style-name="P5" draw:layer="layout" svg:width="6.561cm" svg:height="4.022cm" svg:x="9.438cm" svg:y="11.933cm">
          <text:p text:style-name="P29"><text:span text:style-name="T26">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15" draw:style-name="gr16" draw:text-style-name="P19" draw:layer="layout" svg:x1="8.703cm" svg:y1="15.32cm" svg:x2="16.746cm" svg:y2="15.32cm">
          <text:p text:style-name="P6"/>
        </draw:line>
        <draw:custom-shape draw:name="AutoShape 6" draw:style-name="gr19" draw:text-style-name="P35" draw:layer="layout" svg:width="6.562cm" svg:height="4.022cm" svg:x="17.476cm" svg:y="11.965cm">
          <text:p text:style-name="P29"><text:span text:style-name="T25">Destr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14" draw:style-name="gr18" draw:text-style-name="P19" draw:layer="layout" svg:x1="16.816cm" svg:y1="15.347cm" svg:x2="24.726cm" svg:y2="15.347cm">
          <text:p text:style-name="P6"/>
        </draw:line>
        <draw:line draw:name="Line 4" draw:style-name="gr12" draw:text-style-name="P19" draw:layer="layout" svg:x1="8.614cm" svg:y1="12.019cm" svg:x2="8.611cm" svg:y2="16.018cm">
          <text:p text:style-name="P6"/>
        </draw:line>
        <draw:line draw:name="Line 4" draw:style-name="gr12" draw:text-style-name="P19" draw:layer="layout" svg:x1="16.7cm" svg:y1="12.008cm" svg:x2="16.697cm" svg:y2="16.007cm">
          <text:p text:style-name="P6"/>
        </draw:line>
        <draw:custom-shape draw:name="AutoShape 6" draw:style-name="gr19" draw:text-style-name="P35" draw:layer="layout" svg:width="6.562cm" svg:height="4.022cm" svg:x="1.376cm" svg:y="11.965cm">
          <text:p text:style-name="P29"><text:span text:style-name="T25">Initial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14" draw:style-name="gr18" draw:text-style-name="P19" draw:layer="layout" svg:x1="0.716cm" svg:y1="15.347cm" svg:x2="8.626cm" svg:y2="15.347cm">
          <text:p text:style-name="P6"/>
        </draw:lin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43"/>
          <draw:frame presentation:style-name="pr12" draw:text-style-name="P2" draw:layer="layout" svg:width="16.254cm" svg:height="12cm" svg:x="2.033cm" svg:y="12.668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33">The Lifecycle of a Spring Application Context (2) - The Use Phase</text:span>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id="id97" text:style-name="P8">When you invoke a bean obtained from the context the application is used</text:p>
              </text:list-item>
            </text:list>
            <text:list text:style-name="L5">
              <text:list-item>
                <text:p text:style-name="P36"/>
              </text:list-item>
            </text:list>
            <text:list text:style-name="L5">
              <text:list-item>
                <text:p text:style-name="P36"/>
              </text:list-item>
            </text:list>
            <text:list text:style-name="L5">
              <text:list-item>
                <text:p text:style-name="P36"/>
              </text:list-item>
            </text:list>
            <text:list text:style-name="L5">
              <text:list-item>
                <text:p text:style-name="P36"><text:span text:style-name="T34"/></text:p>
              </text:list-item>
            </text:list>
            <text:list text:style-name="L5">
              <text:list-item>
                <text:p text:style-name="P36"/>
              </text:list-item>
            </text:list>
            <text:list text:style-name="L5">
              <text:list-item>
                <text:p text:id="id99" text:style-name="P8">But exactly what happens in this phase?</text:p>
              </text:list-item>
            </text:list>
          </draw:text-box>
        </draw:frame>
        <draw:custom-shape draw:name="Rectangle 5" draw:style-name="gr76" draw:text-style-name="P38" draw:id="id98" draw:layer="layout" svg:width="20.532cm" svg:height="5.291cm" svg:x="2.54cm" svg:y="7.197cm">
          <text:p text:style-name="P37"><text:span text:style-name="T36">ApplicationContext context = </text:span><text:span text:style-name="T35">// get it from somewhere</text:span></text:p>
          <text:p text:style-name="P37"><text:span text:style-name="T35">// Lookup the entry point into the application</text:span></text:p>
          <text:p text:style-name="P37"><text:span text:style-name="T36">TransferService service = </text:span></text:p>
          <text:p text:style-name="P37"><text:span text:style-name="T36"><text:s text:c="4"/></text:span><text:span text:style-name="T36">(TransferService) context.getBean(</text:span><text:span text:style-name="T38">“transferService”</text:span><text:span text:style-name="T36">);</text:span></text:p>
          <text:p text:style-name="P37"><text:span text:style-name="T35">// Use it!</text:span></text:p>
          <text:p text:style-name="P37"><text:span text:style-name="T36">service.transfer(</text:span><text:span text:style-name="T37">new</text:span><text:span text:style-name="T36"> MonetaryAmount(</text:span><text:span text:style-name="T38">“50.00”</text:span><text:span text:style-name="T36">), </text:span><text:span text:style-name="T38">“1”</text:span><text:span text:style-name="T36">, </text:span><text:span text:style-name="T38">“2”</text:span><text:span text:style-name="T36">);</text:span></text:p>
          <text:p text:style-name="P37"><text:span text:style-name="T36"/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13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44"/>
          <draw:frame presentation:style-name="pr12" draw:text-style-name="P14" draw:layer="layout" svg:width="16.254cm" svg:height="12cm" svg:x="2.033cm" svg:y="12.668cm" presentation:class="notes" presentation:user-transformed="true">
            <draw:text-box>
              <text:p text:style-name="P11"><text:span text:style-name="T56">“</text:span><text:span text:style-name="T56">At run time (during the use phase), for all intents and purposes, Spring isn’t involved in your application.” <text:s/>Proxies change that slightly, but it's still not the container that's involved, it's a proxy that was created by the container during initialization</text:span></text:p>
            </draw:text-box>
          </draw:frame>
        </presentation:notes>
      </draw:page>
      <draw:page draw:name="Inside The Bean Request (Use) Lifecycle" draw:style-name="dp1" draw:master-page-name="Default">
        <draw:frame presentation:style-name="pr4" draw:text-style-name="P56" draw:layer="layout" svg:width="17.476cm" svg:height="2.999cm" svg:x="0.957cm" svg:y="0.225cm" presentation:class="title" presentation:user-transformed="true">
          <draw:text-box>
            <text:p text:style-name="P7">Inside The Bean Request (Use) Lifecycle</text:p>
          </draw:text-box>
        </draw:frame>
        <draw:frame presentation:style-name="pr5" draw:text-style-name="P57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8">If the bean is just your raw object it is simply invoked directly (nothing special)</text:p>
              </text:list-item>
            </text:list>
            <text:list text:style-name="L5">
              <text:list-item>
                <text:p text:style-name="P36"/>
              </text:list-item>
            </text:list>
            <text:list text:style-name="L5">
              <text:list-item>
                <text:p text:style-name="P36"/>
              </text:list-item>
            </text:list>
            <text:list text:style-name="L5">
              <text:list-item>
                <text:p text:id="id101" text:style-name="P8">If your bean has been wrapped in a proxy things get more interesting</text:p>
              </text:list-item>
            </text:list>
          </draw:text-box>
        </draw:frame>
        <draw:g draw:name="Group 4">
          <draw:custom-shape draw:name="Rectangle 5" draw:style-name="gr77" draw:text-style-name="P5" draw:layer="layout" svg:width="6.561cm" svg:height="1.905cm" svg:x="9.737cm" svg:y="7.408cm">
            <text:p text:style-name="P6"/>
            <draw:enhanced-geometry svg:viewBox="0 0 21600 21600" draw:type="rectangle" draw:enhanced-path="M 0 0 L 21600 0 21600 21600 0 21600 0 0 Z N"/>
          </draw:custom-shape>
          <draw:custom-shape draw:name="Rectangle 6" draw:style-name="gr78" draw:text-style-name="P35" draw:layer="layout" svg:width="6.561cm" svg:height="0.994cm" svg:x="9.737cm" svg:y="7.927cm">
            <text:p text:style-name="P29"><text:span text:style-name="T46">TransferServiceImpl</text:span></text:p>
            <draw:enhanced-geometry svg:viewBox="0 0 21600 21600" draw:type="rectangle" draw:enhanced-path="M 0 0 L 21600 0 21600 21600 0 21600 0 0 Z N"/>
          </draw:custom-shape>
        </draw:g>
        <draw:g draw:name="Group 8" draw:id="id100">
          <draw:custom-shape draw:name="Text Box 9" draw:style-name="gr24" draw:text-style-name="P24" draw:layer="layout" svg:width="6.602cm" svg:height="0.994cm" svg:x="2.969cm" svg:y="7.408cm">
            <text:p text:style-name="P23"><text:span text:style-name="T19">transfer(“$50”, “1”, 2”)</text:span></text:p>
            <draw:enhanced-geometry svg:viewBox="0 0 21600 21600" draw:type="mso-spt202" draw:enhanced-path="M 0 0 L 21600 0 21600 21600 0 21600 0 0 Z N"/>
          </draw:custom-shape>
          <draw:line draw:name="Line 10" draw:style-name="gr79" draw:text-style-name="P19" draw:layer="layout" svg:x1="2.963cm" svg:y1="8.466cm" svg:x2="9.737cm" svg:y2="8.466cm">
            <text:p text:style-name="P6"/>
          </draw:line>
        </draw:g>
        <draw:g draw:name="Group 14" draw:id="id103">
          <draw:custom-shape draw:name="Text Box 15" draw:style-name="gr24" draw:text-style-name="P24" draw:layer="layout" svg:width="6.602cm" svg:height="0.994cm" svg:x="2.969cm" svg:y="12.912cm">
            <text:p text:style-name="P23"><text:span text:style-name="T19">transfer(“$50”, “1”, 2”)</text:span></text:p>
            <draw:enhanced-geometry svg:viewBox="0 0 21600 21600" draw:type="mso-spt202" draw:enhanced-path="M 0 0 L 21600 0 21600 21600 0 21600 0 0 Z N"/>
          </draw:custom-shape>
          <draw:line draw:name="Line 16" draw:style-name="gr80" draw:text-style-name="P19" draw:layer="layout" svg:x1="2.963cm" svg:y1="13.97cm" svg:x2="9.737cm" svg:y2="13.97cm">
            <text:p text:style-name="P6"/>
          </draw:line>
        </draw:g>
        <draw:g draw:name="Group 20" draw:id="id102">
          <draw:custom-shape draw:name="Rectangle 18" draw:style-name="gr33" draw:text-style-name="P5" draw:layer="layout" svg:width="9.736cm" svg:height="3.81cm" svg:x="9.737cm" svg:y="11.853cm">
            <text:p text:style-name="P6"/>
            <draw:enhanced-geometry svg:viewBox="0 0 21600 21600" draw:type="rectangle" draw:enhanced-path="M 0 0 L 21600 0 21600 21600 0 21600 0 0 Z N"/>
          </draw:custom-shape>
          <draw:g draw:name="Group 11">
            <draw:custom-shape draw:name="Rectangle 12" draw:style-name="gr77" draw:text-style-name="P5" draw:layer="layout" svg:width="6.562cm" svg:height="2.206cm" svg:x="11.43cm" svg:y="12.855cm">
              <text:p text:style-name="P6"/>
              <draw:enhanced-geometry svg:viewBox="0 0 21600 21600" draw:type="rectangle" draw:enhanced-path="M 0 0 L 21600 0 21600 21600 0 21600 0 0 Z N"/>
            </draw:custom-shape>
            <draw:custom-shape draw:name="Rectangle 13" draw:style-name="gr78" draw:text-style-name="P35" draw:layer="layout" svg:width="6.562cm" svg:height="0.994cm" svg:x="11.43cm" svg:y="13.456cm">
              <text:p text:style-name="P29"><text:span text:style-name="T46">TransferServiceImpl</text:span></text:p>
              <draw:enhanced-geometry svg:viewBox="0 0 21600 21600" draw:type="rectangle" draw:enhanced-path="M 0 0 L 21600 0 21600 21600 0 21600 0 0 Z N"/>
            </draw:custom-shape>
          </draw:g>
          <draw:custom-shape draw:name="Rectangle 19" draw:style-name="gr78" draw:text-style-name="P35" draw:layer="layout" svg:width="9.102cm" svg:height="0.994cm" svg:x="10.16cm" svg:y="11.853cm">
            <text:p text:style-name="P29"><text:span text:style-name="T69">Spring Proxy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45"/>
          <draw:frame presentation:style-name="pr15" draw:text-style-name="P6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page46" draw:style-name="dp1" draw:master-page-name="Default">
        <draw:frame presentation:style-name="pr16" draw:text-style-name="P56" draw:layer="layout" svg:width="22.225cm" svg:height="3.176cm" svg:x="1.692cm" svg:y="0.634cm" presentation:class="title" presentation:user-transformed="true">
          <draw:text-box>
            <text:p text:style-name="P7">Proxy Power</text:p>
          </draw:text-box>
        </draw:frame>
        <draw:frame presentation:style-name="pr5" draw:text-style-name="P57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8"><text:span text:style-name="T5">A </text:span><text:span text:style-name="T41">BeanPostProcessor</text:span><text:span text:style-name="T5"> may wrap your beans in a dynamic proxy and add behavior to your application logic </text:span><text:span text:style-name="T43">transparently</text:span></text:p>
              </text:list-item>
            </text:list>
          </draw:text-box>
        </draw:frame>
        <draw:g draw:name="Group 4">
          <draw:custom-shape draw:name="Rectangle 5" draw:style-name="gr77" draw:text-style-name="P5" draw:layer="layout" svg:width="6.562cm" svg:height="2.328cm" svg:x="16.933cm" svg:y="9.737cm">
            <text:p text:style-name="P6"/>
            <draw:enhanced-geometry svg:viewBox="0 0 21600 21600" draw:type="rectangle" draw:enhanced-path="M 0 0 L 21600 0 21600 21600 0 21600 0 0 Z N"/>
          </draw:custom-shape>
          <draw:custom-shape draw:name="Rectangle 6" draw:style-name="gr81" draw:text-style-name="P35" draw:layer="layout" svg:width="6.562cm" svg:height="0.994cm" svg:x="16.933cm" svg:y="10.372cm">
            <text:p text:style-name="P29"><text:span text:style-name="T46">TransferServiceImpl</text:span></text:p>
            <draw:enhanced-geometry svg:viewBox="0 0 21600 21600" draw:type="rectangle" draw:enhanced-path="M 0 0 L 21600 0 21600 21600 0 21600 0 0 Z N"/>
          </draw:custom-shape>
        </draw:g>
        <draw:g draw:name="Group 7" draw:id="id104">
          <draw:custom-shape draw:name="Text Box 8" draw:style-name="gr82" draw:text-style-name="P24" draw:layer="layout" svg:width="6.602cm" svg:height="0.994cm" svg:x="1.699cm" svg:y="9.525cm">
            <text:p text:style-name="P23"><text:span text:style-name="T19">transfer(“$50”, “1”, 2”)</text:span></text:p>
            <draw:enhanced-geometry svg:viewBox="0 0 21600 21600" draw:type="mso-spt202" draw:enhanced-path="M 0 0 L 21600 0 21600 21600 0 21600 0 0 Z N"/>
          </draw:custom-shape>
          <draw:line draw:name="Line 9" draw:style-name="gr83" draw:text-style-name="P19" draw:layer="layout" svg:x1="1.693cm" svg:y1="10.583cm" svg:x2="8.678cm" svg:y2="10.583cm">
            <text:p text:style-name="P6"/>
          </draw:line>
        </draw:g>
        <draw:g draw:name="Group 10" draw:id="id105">
          <draw:custom-shape draw:name="Rectangle 11" draw:style-name="gr33" draw:text-style-name="P5" draw:layer="layout" svg:width="6.985cm" svg:height="2.328cm" svg:x="8.678cm" svg:y="9.737cm">
            <text:p text:style-name="P6"/>
            <draw:enhanced-geometry svg:viewBox="0 0 21600 21600" draw:type="rectangle" draw:enhanced-path="M 0 0 L 21600 0 21600 21600 0 21600 0 0 Z N"/>
          </draw:custom-shape>
          <draw:custom-shape draw:name="Rectangle 12" draw:style-name="gr84" draw:text-style-name="P35" draw:layer="layout" svg:width="6.985cm" svg:height="1.727cm" svg:x="8.678cm" svg:y="9.948cm">
            <text:p text:style-name="P29"><text:span text:style-name="T49">Spring</text:span></text:p>
            <text:p text:style-name="P29"><text:span text:style-name="T49">TransactionInterceptor</text:span></text:p>
            <draw:enhanced-geometry svg:viewBox="0 0 21600 21600" draw:type="rectangle" draw:enhanced-path="M 0 0 L 21600 0 21600 21600 0 21600 0 0 Z N"/>
          </draw:custom-shape>
        </draw:g>
        <draw:g draw:name="Group 13" draw:id="id107">
          <draw:custom-shape draw:name="Rectangle 14" draw:style-name="gr33" draw:text-style-name="P5" draw:layer="layout" svg:width="6.985cm" svg:height="2.328cm" svg:x="8.678cm" svg:y="14.182cm">
            <text:p text:style-name="P6"/>
            <draw:enhanced-geometry svg:viewBox="0 0 21600 21600" draw:type="rectangle" draw:enhanced-path="M 0 0 L 21600 0 21600 21600 0 21600 0 0 Z N"/>
          </draw:custom-shape>
          <draw:custom-shape draw:name="Rectangle 15" draw:style-name="gr85" draw:text-style-name="P35" draw:layer="layout" svg:width="6.985cm" svg:height="0.994cm" svg:x="8.678cm" svg:y="14.817cm">
            <text:p text:style-name="P29"><text:span text:style-name="T49">TransactionManager</text:span></text:p>
            <draw:enhanced-geometry svg:viewBox="0 0 21600 21600" draw:type="rectangle" draw:enhanced-path="M 0 0 L 21600 0 21600 21600 0 21600 0 0 Z N"/>
          </draw:custom-shape>
        </draw:g>
        <draw:polyline draw:name="Line 16" draw:style-name="gr86" draw:text-style-name="P19" draw:id="id108" draw:layer="layout" svg:width="1.269cm" svg:height="0cm" svg:x="15.663cm" svg:y="10.583cm" svg:viewBox="0 0 1270 0" draw:points="0,0 1270,0">
          <text:p text:style-name="P6"/>
        </draw:polyline>
        <draw:polyline draw:name="Line 17" draw:style-name="gr87" draw:text-style-name="P19" draw:id="id109" draw:layer="layout" svg:width="1.269cm" svg:height="0cm" svg:x="15.663cm" svg:y="11.43cm" svg:viewBox="0 0 1270 0" draw:points="1270,0 0,0">
          <text:p text:style-name="P6"/>
        </draw:polyline>
        <draw:g draw:name="Group 18" draw:id="id106">
          <draw:line draw:name="Line 19" draw:style-name="gr88" draw:text-style-name="P19" draw:layer="layout" svg:x1="10.795cm" svg:y1="12.083cm" svg:x2="10.795cm" svg:y2="14.199cm">
            <text:p text:style-name="P6"/>
          </draw:line>
          <draw:custom-shape draw:name="Text Box 20" draw:style-name="gr89" draw:text-style-name="P24" draw:layer="layout" svg:width="2.047cm" svg:height="0.994cm" svg:x="9.745cm" svg:y="12.7cm">
            <text:p text:style-name="P23"><text:span text:style-name="T19">begin</text:span></text:p>
            <draw:enhanced-geometry svg:viewBox="0 0 21600 21600" draw:type="mso-spt202" draw:enhanced-path="M 0 0 L 21600 0 21600 21600 0 21600 0 0 Z N"/>
          </draw:custom-shape>
        </draw:g>
        <draw:g draw:name="Group 21" draw:id="id110">
          <draw:line draw:name="Line 22" draw:style-name="gr90" draw:text-style-name="P19" draw:layer="layout" svg:x1="13.97cm" svg:y1="12.083cm" svg:x2="13.97cm" svg:y2="14.199cm">
            <text:p text:style-name="P6"/>
          </draw:line>
          <draw:custom-shape draw:name="Text Box 23" draw:style-name="gr91" draw:text-style-name="P24" draw:layer="layout" svg:width="2.547cm" svg:height="0.994cm" svg:x="12.493cm" svg:y="12.7cm">
            <text:p text:style-name="P23"><text:span text:style-name="T19">commit</text:span></text:p>
            <draw:enhanced-geometry svg:viewBox="0 0 21600 21600" draw:type="mso-spt202" draw:enhanced-path="M 0 0 L 21600 0 21600 21600 0 21600 0 0 Z N"/>
          </draw:custom-shape>
        </draw:g>
        <draw:polyline draw:name="Line 24" draw:style-name="gr92" draw:text-style-name="P19" draw:id="id111" draw:layer="layout" svg:width="6.984cm" svg:height="0cm" svg:x="1.692cm" svg:y="11.43cm" svg:viewBox="0 0 6985 0" draw:points="6985,0 0,0">
          <text:p text:style-name="P6"/>
        </draw:polyline>
        <draw:custom-shape draw:name="AutoShape 25" draw:style-name="gr34" draw:text-style-name="P5" draw:layer="layout" svg:width="16.298cm" svg:height="8.679cm" svg:x="8.255cm" svg:y="8.678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26" draw:id="id112">
          <draw:custom-shape draw:name="Text Box 27" draw:style-name="gr93" draw:text-style-name="P59" draw:layer="layout" svg:width="5.531cm" svg:height="3.193cm" svg:x="18.748cm" svg:y="14.005cm">
            <text:p text:style-name="P58"><text:span text:style-name="T19">Transaction management behavior is added around your code</text:span></text:p>
            <draw:enhanced-geometry svg:viewBox="0 0 21600 21600" draw:type="mso-spt202" draw:enhanced-path="M 0 0 L 21600 0 21600 21600 0 21600 0 0 Z N"/>
          </draw:custom-shape>
          <draw:line draw:name="Line 28" draw:style-name="gr31" draw:text-style-name="P19" draw:layer="layout" svg:x1="18.953cm" svg:y1="15.375cm" svg:x2="14.604cm" svg:y2="11.853cm">
            <text:p text:style-name="P6"/>
          </draw:line>
        </draw:g>
        <draw:custom-shape draw:name="Rectangle 32" draw:style-name="gr81" draw:text-style-name="P60" draw:layer="layout" svg:width="8.255cm" svg:height="0.994cm" svg:x="12.277cm" svg:y="8.678cm">
          <text:p text:style-name="P29"><text:span text:style-name="T19">Spring Proxy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13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46"/>
          <draw:frame presentation:style-name="pr14" draw:text-style-name="P1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47" draw:style-name="dp1" draw:master-page-name="Default">
        <draw:custom-shape draw:name="AutoShape 14" draw:style-name="gr94" draw:text-style-name="P5" draw:layer="layout" svg:width="20.955cm" svg:height="13.123cm" svg:x="2.117cm" svg:y="3.81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39">Proxies are Central to the Spring Triangle</text:span></text:p>
          </draw:text-box>
        </draw:frame>
        <draw:custom-shape draw:name="AutoShape 10" draw:style-name="gr95" draw:text-style-name="P62" draw:layer="layout" svg:width="12.599cm" svg:height="9.949cm" svg:x="6.138cm" svg:y="4.233cm">
          <text:p text:style-name="P61"><text:span text:style-name="T70">Simple</text:span></text:p>
          <text:p text:style-name="P61"><text:span text:style-name="T70">Object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ext Box 11" draw:style-name="gr96" draw:text-style-name="P64" draw:layer="layout" svg:width="10.001cm" svg:height="1.036cm" draw:transform="rotate (0.993790476085383) translate (6.386cm 12.004cm)">
          <text:p text:style-name="P63"><text:span text:style-name="T71">Dependency Injection</text:span></text:p>
          <draw:enhanced-geometry svg:viewBox="0 0 21600 21600" draw:type="mso-spt202" draw:enhanced-path="M 0 0 L 21600 0 21600 21600 0 21600 0 0 Z N"/>
        </draw:custom-shape>
        <draw:custom-shape draw:name="Text Box 12" draw:style-name="gr96" draw:text-style-name="P66" draw:layer="layout" svg:width="13.388cm" svg:height="1.036cm" draw:transform="rotate (-0.978431578669023) translate (13.32cm 4.044cm)">
          <text:p text:style-name="P65"><text:span text:style-name="T71">Aspect-Oriented Programming</text:span></text:p>
          <draw:enhanced-geometry svg:viewBox="0 0 21600 21600" draw:type="mso-spt202" draw:enhanced-path="M 0 0 L 21600 0 21600 21600 0 21600 0 0 Z N"/>
        </draw:custom-shape>
        <draw:custom-shape draw:name="Text Box 13" draw:style-name="gr96" draw:text-style-name="P68" draw:layer="layout" svg:width="12.277cm" svg:height="1.036cm" svg:x="6.35cm" svg:y="13.97cm">
          <text:p text:style-name="P67"><text:span text:style-name="T71">Enterprise Service Abstractions</text:span></text:p>
          <draw:enhanced-geometry svg:viewBox="0 0 21600 21600" draw:type="mso-spt202" draw:enhanced-path="M 0 0 L 21600 0 21600 21600 0 21600 0 0 Z N"/>
        </draw:custom-shape>
        <draw:g draw:name="Group 22" draw:id="id113">
          <draw:line draw:name="Line 16" draw:style-name="gr97" draw:text-style-name="P19" draw:layer="layout" svg:x1="6.35cm" svg:y1="7.832cm" svg:x2="8.467cm" svg:y2="9.313cm">
            <text:p text:style-name="P6"/>
          </draw:line>
          <draw:custom-shape draw:name="Text Box 17" draw:style-name="gr98" draw:text-style-name="P70" draw:layer="layout" svg:width="6.773cm" svg:height="2.7cm" svg:x="2.54cm" svg:y="5.08cm">
            <text:p text:style-name="P69"><text:span text:style-name="T44">1. The Application context drives bean configuration</text:span></text:p>
            <draw:enhanced-geometry svg:viewBox="0 0 21600 21600" draw:type="mso-spt202" draw:enhanced-path="M 0 0 L 21600 0 21600 21600 0 21600 0 0 Z N"/>
          </draw:custom-shape>
        </draw:g>
        <draw:g draw:name="Group 25" draw:id="id114">
          <draw:custom-shape draw:name="Text Box 18" draw:style-name="gr99" draw:text-style-name="P72" draw:layer="layout" svg:width="7.197cm" svg:height="2.7cm" svg:x="16.298cm" svg:y="5.08cm">
            <text:p text:style-name="P71"><text:span text:style-name="T44">2.</text:span><text:span text:style-name="T44"><text:tab/></text:span><text:span text:style-name="T44">Dynamic proxies add behaviors to your beans</text:span></text:p>
            <draw:enhanced-geometry svg:viewBox="0 0 21600 21600" draw:type="mso-spt202" draw:enhanced-path="M 0 0 L 21600 0 21600 21600 0 21600 0 0 Z N"/>
          </draw:custom-shape>
          <draw:line draw:name="Line 19" draw:style-name="gr100" draw:text-style-name="P19" draw:layer="layout" svg:x1="18.31cm" svg:y1="7.907cm" svg:x2="16.509cm" svg:y2="9.102cm">
            <text:p text:style-name="P6"/>
          </draw:line>
        </draw:g>
        <draw:g draw:name="Group 27" draw:id="id115">
          <draw:custom-shape draw:name="Text Box 20" draw:style-name="gr101" draw:text-style-name="P72" draw:layer="layout" svg:width="11.219cm" svg:height="1.887cm" svg:x="13.123cm" svg:y="15.028cm">
            <text:p text:style-name="P71"><text:span text:style-name="T44">3.</text:span><text:span text:style-name="T44"><text:tab/></text:span><text:span text:style-name="T44">Spring can integrate many enterprise behaviors</text:span></text:p>
            <draw:enhanced-geometry svg:viewBox="0 0 21600 21600" draw:type="mso-spt202" draw:enhanced-path="M 0 0 L 21600 0 21600 21600 0 21600 0 0 Z N"/>
          </draw:custom-shape>
          <draw:line draw:name="Line 21" draw:style-name="gr102" draw:text-style-name="P19" draw:layer="layout" svg:x1="13.122cm" svg:y1="15.451cm" svg:x2="12.487cm" svg:y2="14.816cm">
            <text:p text:style-name="P6"/>
          </draw:line>
        </draw:g>
        <draw:custom-shape draw:style-name="gr103" draw:text-style-name="P73" draw:id="id116" draw:layer="layout" svg:width="7.487cm" svg:height="3.698cm" svg:x="15.853cm" svg:y="4.34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13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47"/>
          <draw:frame presentation:style-name="pr14" draw:text-style-name="P1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48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Bean Initialization Steps</text:p>
          </draw:text-box>
        </draw:frame>
        <draw:custom-shape draw:name="AutoShape 4" draw:style-name="gr50" draw:text-style-name="P60" draw:layer="layout" svg:width="5.503cm" svg:height="4.445cm" svg:x="2.752cm" svg:y="5.292cm">
          <text:p text:style-name="P29"><text:span text:style-name="T57">Bean Instanti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gr50" draw:text-style-name="P60" draw:layer="layout" svg:width="5.503cm" svg:height="4.445cm" svg:x="10.372cm" svg:y="5.503cm">
          <text:p text:style-name="P29"><text:span text:style-name="T57">Dependencies Injec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gr50" draw:text-style-name="P60" draw:layer="layout" svg:width="5.503cm" svg:height="4.445cm" svg:x="10.16cm" svg:y="11.43cm">
          <text:p text:style-name="P29"><text:span text:style-name="T57">Bean Post</text:span></text:p>
          <text:p text:style-name="P29"><text:span text:style-name="T57">Proces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9" draw:style-name="gr50" draw:text-style-name="P60" draw:layer="layout" svg:width="5.503cm" svg:height="4.445cm" svg:x="17.78cm" svg:y="11.43cm">
          <text:p text:style-name="P29"><text:span text:style-name="T57">Bean </text:span></text:p>
          <text:p text:style-name="P29"><text:span text:style-name="T57">Ready</text:span></text:p>
          <text:p text:style-name="P29"><text:span text:style-name="T57">For 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10" draw:style-name="gr51" draw:text-style-name="P19" draw:layer="layout" svg:x1="8.255cm" svg:y1="7.62cm" svg:x2="10.372cm" svg:y2="7.62cm">
          <text:p text:style-name="P6"/>
        </draw:line>
        <draw:line draw:name="Line 11" draw:style-name="gr52" draw:text-style-name="P19" draw:layer="layout" svg:x1="13.123cm" svg:y1="9.948cm" svg:x2="13.123cm" svg:y2="11.43cm">
          <text:p text:style-name="P6"/>
        </draw:line>
        <draw:line draw:name="Line 12" draw:style-name="gr53" draw:text-style-name="P19" draw:layer="layout" svg:x1="15.663cm" svg:y1="13.547cm" svg:x2="17.78cm" svg:y2="13.547cm">
          <text:p text:style-name="P6"/>
        </draw:line>
        <draw:line draw:name="Line 14" draw:style-name="gr39" draw:text-style-name="P19" draw:layer="layout" svg:x1="1.693cm" svg:y1="7.408cm" svg:x2="2.752cm" svg:y2="7.408cm">
          <text:p text:style-name="P6"/>
        </draw:line>
        <draw:custom-shape draw:name="Oval 17" draw:style-name="gr54" draw:text-style-name="P5" draw:layer="layout" svg:width="1.058cm" svg:height="1.058cm" svg:x="0.635cm" svg:y="6.985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g draw:name="Group 20">
          <draw:custom-shape draw:name="Oval 13" draw:style-name="gr55" draw:text-style-name="P5" draw:layer="layout" svg:width="1.059cm" svg:height="1.059cm" svg:x="23.918cm" svg:y="13.123cm">
            <text:p text:style-name="P6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name="Line 18" draw:style-name="gr39" draw:text-style-name="P19" draw:layer="layout" svg:x1="23.283cm" svg:y1="13.547cm" svg:x2="23.918cm" svg:y2="13.547cm">
            <text:p text:style-name="P6"/>
          </draw:line>
        </draw:g>
        <draw:g draw:id="id117">
          <draw:custom-shape draw:name="Text Box 27" draw:style-name="gr104" draw:text-style-name="P59" draw:layer="layout" svg:width="4.304cm" svg:height="1.727cm" svg:x="1.559cm" svg:y="13.254cm">
            <text:p text:style-name="P58"><text:span text:style-name="T19">Proxies are created here</text:span></text:p>
            <draw:enhanced-geometry svg:viewBox="0 0 21600 21600" draw:type="mso-spt202" draw:enhanced-path="M 0 0 L 21600 0 21600 21600 0 21600 0 0 Z N"/>
          </draw:custom-shape>
          <draw:line draw:name="Line 28" draw:style-name="gr31" draw:text-style-name="P19" draw:layer="layout" svg:x1="5.472cm" svg:y1="14.071cm" svg:x2="10.132cm" svg:y2="12.598cm">
            <text:p text:style-name="P6"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13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48"/>
          <draw:frame presentation:style-name="pr14" draw:text-style-name="P15" draw:layer="layout" svg:width="16.254cm" svg:height="12.001cm" svg:x="2.033cm" svg:y="12.668cm" presentation:class="notes">
            <draw:text-box>
              <text:p text:style-name="P6"><text:span text:style-name="T7">Like the slide before it, this slide is intended to bring explicit focus to the importance of proxy creation. <text:s/>Simply make folks aware that it is BeanPostProcessors that are responsible for proxy creation. <text:s/>Mention that we'll be revisiting this throughout the rest of the training, and that this ability to dynamically proxy bean instances is amongst the most powerful features Spring offers</text:span></text:p>
            </draw:text-box>
          </draw:frame>
        </presentation:notes>
      </draw:page>
      <draw:page draw:name="The Lifecycle of a Spring Application Context (3) - The Destruction Phase" draw:style-name="dp1" draw:master-page-name="Default">
        <draw:frame presentation:style-name="pr4" draw:text-style-name="P34" draw:layer="layout" svg:width="17.476cm" svg:height="2.753cm" svg:x="0.957cm" svg:y="0.225cm" presentation:class="title" presentation:user-transformed="true">
          <draw:text-box>
            <text:p text:style-name="P7"><text:span text:style-name="T31">Topics in this session</text:span></text:p>
          </draw:text-box>
        </draw:frame>
        <draw:custom-shape draw:name="AutoShape 6" draw:style-name="gr19" draw:text-style-name="P35" draw:layer="layout" svg:width="6.562cm" svg:height="4.022cm" svg:x="1.276cm" svg:y="11.765cm">
          <text:p text:style-name="P29"><text:span text:style-name="T25">Initial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14" draw:style-name="gr18" draw:text-style-name="P19" draw:layer="layout" svg:x1="1.006cm" svg:y1="15.147cm" svg:x2="8.626cm" svg:y2="15.147cm">
          <text:p text:style-name="P6"/>
        </draw:line>
        <draw:frame presentation:style-name="pr5" draw:text-style-name="P10" draw:layer="layout" svg:width="21.855cm" svg:height="11.219cm" svg:x="1.747cm" svg:y="4.247cm" presentation:class="outline" presentation:user-transformed="true">
          <draw:text-box>
            <text:list text:style-name="L5">
              <text:list-item>
                <text:p text:style-name="P8"><text:span text:style-name="T23">Introduction to Spring's XML namespaces</text:span></text:p>
              </text:list-item>
            </text:list>
            <text:list text:style-name="L5">
              <text:list-item>
                <text:p text:style-name="P8">The lifecycle of a Spring application context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32">The initialization phas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32">The use phas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6">The destruction phase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23">Bean scoping</text:span></text:p>
              </text:list-item>
            </text:list>
          </draw:text-box>
        </draw:frame>
        <draw:line draw:name="Line 4" draw:style-name="gr12" draw:text-style-name="P19" draw:layer="layout" svg:x1="8.614cm" svg:y1="11.819cm" svg:x2="8.611cm" svg:y2="15.818cm">
          <text:p text:style-name="P6"/>
        </draw:line>
        <draw:custom-shape draw:name="AutoShape 7" draw:style-name="gr17" draw:text-style-name="P35" draw:layer="layout" svg:width="6.561cm" svg:height="4.022cm" svg:x="9.438cm" svg:y="11.734cm">
          <text:p text:style-name="P29"><text:span text:style-name="T26">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15" draw:style-name="gr18" draw:text-style-name="P19" draw:layer="layout" svg:x1="8.703cm" svg:y1="15.121cm" svg:x2="16.746cm" svg:y2="15.121cm">
          <text:p text:style-name="P6"/>
        </draw:line>
        <draw:custom-shape draw:name="AutoShape 8" draw:style-name="gr13" draw:text-style-name="P5" draw:layer="layout" svg:width="6.562cm" svg:height="4.022cm" svg:x="17.468cm" svg:y="11.734cm">
          <text:p text:style-name="P29"><text:span text:style-name="T25">Destr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16" draw:style-name="gr16" draw:text-style-name="P19" draw:layer="layout" svg:x1="16.745cm" svg:y1="15.121cm" svg:x2="24.724cm" svg:y2="15.121cm">
          <text:p text:style-name="P6"/>
        </draw:line>
        <draw:line draw:name="Line 4" draw:style-name="gr12" draw:text-style-name="P19" draw:layer="layout" svg:x1="16.7cm" svg:y1="11.808cm" svg:x2="16.697cm" svg:y2="15.807cm">
          <text:p text:style-name="P6"/>
        </draw:lin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49"/>
          <draw:frame presentation:style-name="pr15" draw:text-style-name="P6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page50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33">The Lifecycle of a Spring Application Context (3) - The Destruction Phase</text:span>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id="id118" text:style-name="P8">When you close a context the destruction phase completes</text:p>
              </text:list-item>
            </text:list>
            <text:list text:style-name="L5">
              <text:list-item>
                <text:p text:style-name="P36"/>
              </text:list-item>
            </text:list>
            <text:list text:style-name="L5">
              <text:list-item>
                <text:p text:style-name="P36"><text:span text:style-name="T34"/></text:p>
              </text:list-item>
            </text:list>
            <text:list text:style-name="L5">
              <text:list-item>
                <text:p text:style-name="P36"/>
              </text:list-item>
            </text:list>
            <text:list text:style-name="L5">
              <text:list-item>
                <text:p text:id="id120" text:style-name="P8">But exactly what happens in this phase?</text:p>
              </text:list-item>
            </text:list>
          </draw:text-box>
        </draw:frame>
        <draw:custom-shape draw:name="Rectangle 4" draw:style-name="gr105" draw:text-style-name="P38" draw:id="id119" draw:layer="layout" svg:width="17.78cm" svg:height="2.751cm" svg:x="2.752cm" svg:y="7.197cm">
          <text:p text:style-name="P37"><text:span text:style-name="T36">ConfigurableApplicationContext context = …</text:span></text:p>
          <text:p text:style-name="P37"><text:span text:style-name="T35">// Destroy the application</text:span></text:p>
          <text:p text:style-name="P37"><text:span text:style-name="T36">context.close();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13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50"/>
          <draw:frame presentation:style-name="pr15" draw:text-style-name="P15" draw:layer="layout" svg:width="16.254cm" svg:height="12.027cm" svg:x="2.057cm" svg:y="12.644cm" presentation:class="notes" presentation:user-transformed="true">
            <draw:text-box>
              <text:p text:style-name="P6"><text:span text:style-name="T7">Note that one typically does not call close() on an application context directly, and by default, the destruction phase does not actually execute.</text:span></text:p>
              <text:p text:style-name="P6"><text:span text:style-name="T7"/></text:p>
              <text:p text:style-name="P6"><text:span text:style-name="T7">If close() is called, of course this call will propagate to all beans that:</text:span></text:p>
              <text:p text:style-name="P6"><text:span text:style-name="T7">a) have methods annotated with @PreDestroy</text:span></text:p>
              <text:p text:style-name="P6"><text:span text:style-name="T7">b) implement DisposableBean</text:span></text:p>
              <text:p text:style-name="P6"><text:span text:style-name="T7">c) have a 'destroy-method' explicitly configured</text:span></text:p>
              <text:p text:style-name="P6"><text:span text:style-name="T7"/></text:p>
              <text:p text:style-name="P6"><text:span text:style-name="T7">The other option is to call AbstractApplicationContext's registerShutdownHook() method. <text:s/>This will ensure that close() is called upon JVM shutdown.</text:span></text:p>
              <text:p text:style-name="P6"><text:span text:style-name="T7"/></text:p>
            </draw:text-box>
          </draw:frame>
        </presentation:notes>
      </draw:page>
      <draw:page draw:name="Inside the Application Context Destruction Lifecycle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Inside the Application Context Destruction Lifecycle</text:p>
          </draw:text-box>
        </draw:frame>
        <draw:frame presentation:style-name="pr5" draw:text-style-name="P10" draw:layer="layout" svg:width="21.855cm" svg:height="11.219cm" svg:x="1.952cm" svg:y="4.718cm" presentation:class="outline" presentation:user-transformed="true">
          <draw:text-box>
            <text:list text:style-name="L5">
              <text:list-item>
                <text:p text:style-name="P8">Destroy bean instances if instructed</text:p>
              </text:list-item>
            </text:list>
            <text:list text:style-name="L5">
              <text:list-item>
                <text:p text:style-name="P8">Destroy itself</text:p>
              </text:list-item>
            </text:list>
            <text:list text:style-name="L5">
              <text:list-item>
                <text:list>
                  <text:list-item>
                    <text:p text:style-name="P26">The context is not usable again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51"/>
          <draw:frame presentation:style-name="pr15" draw:text-style-name="P6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page52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Destroy Bean Instances if Instructed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8">A bean can optionally register for one or more destruction callbacks</text:p>
              </text:list-item>
            </text:list>
            <text:list text:style-name="L5">
              <text:list-item>
                <text:list>
                  <text:list-item>
                    <text:p text:style-name="P9">Useful for releasing resources and 'cleaning up'</text:p>
                  </text:list-item>
                </text:list>
              </text:list-item>
            </text:list>
            <text:list text:style-name="L5">
              <text:list-item>
                <text:p text:style-name="P27">There's more than one way to do it</text:p>
              </text:list-item>
            </text:list>
            <text:list text:style-name="L5">
              <text:list-item>
                <text:list>
                  <text:list-item>
                    <text:p text:style-name="P26">JSR-250 @PreDestroy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6">&lt;bean/&gt; destroy-method attribut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6">Implement Spring's DisposableBean interface </text:p>
                  </text:list-item>
                </text:list>
              </text:list-item>
            </text:list>
            <text:list text:style-name="L5">
              <text:list-item>
                <text:p text:style-name="P36"/>
              </text:list-item>
            </text:list>
          </draw:text-box>
        </draw:frame>
        <presentation:notes draw:style-name="dp2">
          <draw:custom-shape draw:name="Rectangle 7" draw:style-name="gr1" draw:text-style-name="P13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52"/>
          <draw:frame presentation:style-name="pr14" draw:text-style-name="P15" draw:layer="layout" svg:width="16.254cm" svg:height="12.001cm" svg:x="2.033cm" svg:y="12.668cm" presentation:class="notes">
            <draw:text-box>
              <text:p text:style-name="P6"><text:span text:style-name="T7">These next several slides very much follow the format of the earlier “Initialize Bean Instance if Instructed” slides. <text:s/>Here we're keeping it a bit more brief because the core concept of registering for a lifecycle callback has already been made clear.</text:span></text:p>
            </draw:text-box>
          </draw:frame>
        </presentation:notes>
      </draw:page>
      <draw:page draw:name="page53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Bean Destruction Techniques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8"><text:span text:style-name="T6">@PreDestroy</text:span></text:p>
              </text:list-item>
            </text:list>
            <text:list text:style-name="L5">
              <text:list-item>
                <text:p text:style-name="P8"><text:span text:style-name="T32">destroy-method</text:span></text:p>
              </text:list-item>
            </text:list>
            <text:list text:style-name="L5">
              <text:list-item>
                <text:p text:style-name="P8"><text:span text:style-name="T32">DisposableBean</text:span><text:span text:style-name="T6"> </text:span></text:p>
              </text:list-item>
            </text:list>
            <text:list text:style-name="L5">
              <text:list-item>
                <text:p text:style-name="P36"><text:span text:style-name="T6"/></text:p>
              </text:list-item>
            </text:list>
          </draw:text-box>
        </draw:frame>
        <presentation:notes draw:style-name="dp2">
          <draw:custom-shape draw:name="Rectangle 7" draw:style-name="gr1" draw:text-style-name="P13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53"/>
          <draw:frame presentation:style-name="pr14" draw:text-style-name="P1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54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Registering for Destruction with @PreDestroy</text:p>
          </draw:text-box>
        </draw:frame>
        <draw:custom-shape draw:name="Rectangle 4" draw:style-name="gr106" draw:text-style-name="P50" draw:layer="layout" svg:width="22.372cm" svg:height="5.973cm" svg:x="1.352cm" svg:y="4.385cm">
          <text:p text:style-name="P49"><text:span text:style-name="T37">public class</text:span><text:span text:style-name="T36"> TransferServiceImpl {</text:span></text:p>
          <text:p text:style-name="P49"><text:span text:style-name="T37"><text:s text:c="3"/></text:span><text:span text:style-name="T60"><text:s/></text:span><text:span text:style-name="T60">@PreDestroy</text:span></text:p>
          <text:p text:style-name="P49"><text:span text:style-name="T60"><text:s text:c="4"/></text:span><text:span text:style-name="T37">void</text:span><text:span text:style-name="T36"> releaseResources() {</text:span></text:p>
          <text:p text:style-name="P49"><text:span text:style-name="T36"><text:s text:c="8"/></text:span><text:span text:style-name="T35">// your custom destruction code</text:span></text:p>
          <text:p text:style-name="P49"><text:span text:style-name="T36"><text:s text:c="4"/></text:span><text:span text:style-name="T36">}</text:span></text:p>
          <text:p text:style-name="P49"><text:span text:style-name="T36">}</text:span></text:p>
          <draw:enhanced-geometry svg:viewBox="0 0 21600 21600" draw:type="rectangle" draw:enhanced-path="M 0 0 L 21600 0 21600 21600 0 21600 0 0 Z N"/>
        </draw:custom-shape>
        <draw:g draw:id="id122">
          <draw:line draw:name="Line 6" draw:style-name="gr9" draw:text-style-name="P19" draw:layer="layout" svg:x1="14.421cm" svg:y1="9.216cm" svg:x2="4.922cm" svg:y2="7.232cm">
            <text:p text:style-name="P6"/>
          </draw:line>
          <draw:custom-shape draw:name="Text Box 7" draw:style-name="gr57" draw:text-style-name="P24" draw:layer="layout" svg:width="8.542cm" svg:height="1.948cm" svg:x="14.467cm" svg:y="8.2cm">
            <text:p text:style-name="P23"><text:span text:style-name="T19">No restrictions on method name or visibility</text:span></text:p>
            <draw:enhanced-geometry svg:viewBox="0 0 21600 21600" draw:type="mso-spt202" draw:enhanced-path="M 0 0 L 21600 0 21600 21600 0 21600 0 0 Z N"/>
          </draw:custom-shape>
        </draw:g>
        <draw:g draw:id="id121">
          <draw:custom-shape draw:name="Text Box 7" draw:style-name="gr107" draw:text-style-name="P24" draw:layer="layout" svg:width="9.028cm" svg:height="2.513cm" svg:x="14.422cm" svg:y="4.742cm">
            <text:p text:style-name="P23"><text:span text:style-name="T19">Tells Spring to call this method prior to destroying the bean instance</text:span></text:p>
            <draw:enhanced-geometry svg:viewBox="0 0 21600 21600" draw:type="mso-spt202" draw:enhanced-path="M 0 0 L 21600 0 21600 21600 0 21600 0 0 Z N"/>
          </draw:custom-shape>
          <draw:line draw:name="Line 6" draw:style-name="gr9" draw:text-style-name="P19" draw:layer="layout" svg:x1="14.352cm" svg:y1="5.879cm" svg:x2="6.791cm" svg:y2="5.879cm">
            <text:p text:style-name="P6"/>
          </draw:line>
        </draw:g>
        <draw:custom-shape draw:name="Rectangle 4" draw:style-name="gr108" draw:text-style-name="P51" draw:id="id123" draw:layer="layout" svg:width="22.401cm" svg:height="5.973cm" svg:x="1.352cm" svg:y="10.886cm">
          <text:p text:style-name="P49"><text:span text:style-name="T35">&lt;beans&gt;</text:span></text:p>
          <text:p text:style-name="P49"><text:span text:style-name="T35"><text:s text:c="4"/></text:span><text:span text:style-name="T35">&lt;bean </text:span><text:span text:style-name="T37">id</text:span><text:span text:style-name="T35">=</text:span><text:span text:style-name="T38">“transferService”</text:span><text:span text:style-name="T35"> </text:span><text:span text:style-name="T37">class</text:span><text:span text:style-name="T35">=</text:span><text:span text:style-name="T38">“example.TransferServiceImpl” </text:span><text:span text:style-name="T35">/&gt;</text:span></text:p>
          <text:p text:style-name="P49"><text:span text:style-name="T35"/></text:p>
          <text:p text:style-name="P49"><text:span text:style-name="T35"><text:s text:c="4"/></text:span><text:span text:style-name="T35">&lt;context:annotation-config/&gt;</text:span></text:p>
          <text:p text:style-name="P49"><text:span text:style-name="T35">&lt;/beans&gt;</text:span></text:p>
          <draw:enhanced-geometry svg:viewBox="0 0 21600 21600" draw:type="rectangle" draw:enhanced-path="M 0 0 L 21600 0 21600 21600 0 21600 0 0 Z N"/>
        </draw:custom-shape>
        <draw:g draw:id="id124">
          <draw:line draw:name="Line 6" draw:style-name="gr9" draw:text-style-name="P19" draw:layer="layout" svg:x1="14.422cm" svg:y1="14.916cm" svg:x2="11.348cm" svg:y2="14.493cm">
            <text:p text:style-name="P6"/>
          </draw:line>
          <draw:custom-shape draw:name="Text Box 7" draw:style-name="gr57" draw:text-style-name="P24" draw:layer="layout" svg:width="8.542cm" svg:height="1.948cm" svg:x="14.468cm" svg:y="13.9cm">
            <text:p text:style-name="P23"><text:span text:style-name="T19">Enables common annotation processing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13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54"/>
          <draw:frame presentation:style-name="pr14" draw:text-style-name="P1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55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Bean Destruction Techniques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8"><text:span text:style-name="T32">@PreDestroy</text:span></text:p>
              </text:list-item>
            </text:list>
            <text:list text:style-name="L5">
              <text:list-item>
                <text:p text:style-name="P8"><text:span text:style-name="T6">destroy-method</text:span></text:p>
              </text:list-item>
            </text:list>
            <text:list text:style-name="L5">
              <text:list-item>
                <text:p text:style-name="P8"><text:span text:style-name="T32">DisposableBean</text:span><text:span text:style-name="T6"> </text:span></text:p>
              </text:list-item>
            </text:list>
            <text:list text:style-name="L5">
              <text:list-item>
                <text:p text:style-name="P36"><text:span text:style-name="T6"/></text:p>
              </text:list-item>
            </text:list>
          </draw:text-box>
        </draw:frame>
        <presentation:notes draw:style-name="dp2">
          <draw:custom-shape draw:name="Rectangle 7" draw:style-name="gr1" draw:text-style-name="P13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55"/>
          <draw:frame presentation:style-name="pr14" draw:text-style-name="P1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Destroying a Bean You Do Not Control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Destroying a Bean You Do Not Control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8">Use <text:span text:style-name="T63">destroy-method</text:span> to dispose a bean you do not control the implementation of</text:p>
              </text:list-item>
            </text:list>
          </draw:text-box>
        </draw:frame>
        <draw:custom-shape draw:name="Rectangle 4" draw:style-name="gr42" draw:text-style-name="P5" draw:layer="layout" svg:width="20.109cm" svg:height="5.292cm" svg:x="2.963cm" svg:y="8.255cm">
          <text:p text:style-name="P49"><text:span text:style-name="T35">&lt;bean</text:span><text:span text:style-name="T36"> </text:span><text:span text:style-name="T37">id</text:span><text:span text:style-name="T36">=</text:span><text:span text:style-name="T38">“dataSource”</text:span></text:p>
          <text:p text:style-name="P49"><text:span text:style-name="T36"><text:s text:c="6"/></text:span><text:span text:style-name="T37">class</text:span><text:span text:style-name="T36">=</text:span><text:span text:style-name="T38">“org.apache.commons.dbcp.BasicDataSource”</text:span></text:p>
          <text:p text:style-name="P49"><text:span text:style-name="T36"><text:s text:c="6"/></text:span><text:span text:style-name="T37">destroy-method</text:span><text:span text:style-name="T36">=</text:span><text:span text:style-name="T38">“close”</text:span><text:span text:style-name="T35">&gt;</text:span></text:p>
          <text:p text:style-name="P49"><text:span text:style-name="T35"><text:s text:c="4"/>…</text:span></text:p>
          <text:p text:style-name="P49"><text:span text:style-name="T35">&lt;/bean&gt;</text:span></text:p>
          <draw:enhanced-geometry svg:viewBox="0 0 21600 21600" draw:type="rectangle" draw:enhanced-path="M 0 0 L 21600 0 21600 21600 0 21600 0 0 Z N"/>
        </draw:custom-shape>
        <draw:g draw:name="Group 7" draw:id="id126">
          <draw:line draw:name="Line 8" draw:style-name="gr109" draw:text-style-name="P19" draw:layer="layout" svg:x1="11.217cm" svg:y1="14.392cm" svg:x2="10.37cm" svg:y2="11.217cm">
            <text:p text:style-name="P6"/>
          </draw:line>
          <draw:custom-shape draw:name="Text Box 9" draw:style-name="gr63" draw:text-style-name="P5" draw:layer="layout" svg:width="12.911cm" svg:height="0.994cm" svg:x="5.08cm" svg:y="14.393cm">
            <text:p text:style-name="P23"><text:span text:style-name="T19">Method must be a public with no arguments</text:span></text:p>
            <draw:enhanced-geometry svg:viewBox="0 0 21600 21600" draw:type="mso-spt202" draw:enhanced-path="M 0 0 L 21600 0 21600 21600 0 21600 0 0 Z N"/>
          </draw:custom-shape>
        </draw:g>
        <draw:g draw:name="Group 10" draw:id="id125">
          <draw:custom-shape draw:name="Text Box 11" draw:style-name="gr63" draw:text-style-name="P5" draw:layer="layout" svg:width="10.371cm" svg:height="0.994cm" svg:x="12.065cm" svg:y="11.43cm">
            <text:p text:style-name="P23"><text:span text:style-name="T19">Class with no Spring dependency</text:span></text:p>
            <draw:enhanced-geometry svg:viewBox="0 0 21600 21600" draw:type="mso-spt202" draw:enhanced-path="M 0 0 L 21600 0 21600 21600 0 21600 0 0 Z N"/>
          </draw:custom-shape>
          <draw:line draw:name="Line 12" draw:style-name="gr110" draw:text-style-name="P19" draw:layer="layout" svg:x1="16.721cm" svg:y1="11.43cm" svg:x2="15.875cm" svg:y2="10.16cm">
            <text:p text:style-name="P6"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56"/>
          <draw:frame presentation:style-name="pr15" draw:text-style-name="P6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page57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Bean Destruction Techniques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8"><text:span text:style-name="T32">@PreDestroy</text:span></text:p>
              </text:list-item>
            </text:list>
            <text:list text:style-name="L5">
              <text:list-item>
                <text:p text:style-name="P8"><text:span text:style-name="T32">destroy-method</text:span></text:p>
              </text:list-item>
            </text:list>
            <text:list text:style-name="L5">
              <text:list-item>
                <text:p text:style-name="P8"><text:span text:style-name="T6">DisposableBean </text:span></text:p>
              </text:list-item>
            </text:list>
            <text:list text:style-name="L5">
              <text:list-item>
                <text:p text:style-name="P36"><text:span text:style-name="T6"/></text:p>
              </text:list-item>
            </text:list>
          </draw:text-box>
        </draw:frame>
        <presentation:notes draw:style-name="dp2">
          <draw:custom-shape draw:name="Rectangle 7" draw:style-name="gr1" draw:text-style-name="P13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57"/>
          <draw:frame presentation:style-name="pr14" draw:text-style-name="P1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Registering for a Destruction Callback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Registering for a Destruction Callback with DisposableBean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8"><text:span text:style-name="T5">Register for a bean destruction callback by implementing the </text:span><text:span text:style-name="T42">DisposableBean</text:span><text:span text:style-name="T5"> interface</text:span></text:p>
              </text:list-item>
            </text:list>
            <text:list text:style-name="L5">
              <text:list-item>
                <text:p text:style-name="P36"><text:span text:style-name="T5"/></text:p>
              </text:list-item>
            </text:list>
            <text:list text:style-name="L5">
              <text:list-item>
                <text:p text:style-name="P36"><text:span text:style-name="T5"/></text:p>
              </text:list-item>
            </text:list>
            <text:list text:style-name="L5">
              <text:list-item>
                <text:p text:style-name="P36"><text:span text:style-name="T5"/></text:p>
              </text:list-item>
            </text:list>
            <text:list text:style-name="L5">
              <text:list-item>
                <text:p text:id="id127" text:style-name="P36"><text:span text:style-name="T5"/></text:p>
              </text:list-item>
            </text:list>
            <text:list text:style-name="L5">
              <text:list-item>
                <text:p text:style-name="P8"><text:span text:style-name="T5">Spring invokes this method at the right time</text:span></text:p>
              </text:list-item>
            </text:list>
          </draw:text-box>
        </draw:frame>
        <draw:custom-shape draw:name="Rectangle 4" draw:style-name="gr111" draw:text-style-name="P38" draw:layer="layout" svg:width="19.704cm" svg:height="4.445cm" svg:x="2.551cm" svg:y="7.145cm">
          <text:p text:style-name="P37"><text:span text:style-name="T37">package </text:span><text:span text:style-name="T36">org.springframework.beans.factory;</text:span></text:p>
          <text:p text:style-name="P37"><text:span text:style-name="T36"/></text:p>
          <text:p text:style-name="P37"><text:span text:style-name="T37">public interface</text:span><text:span text:style-name="T36"> DisposableBean {</text:span></text:p>
          <text:p text:style-name="P37"><text:span text:style-name="T37"><text:s text:c="4"/></text:span><text:span text:style-name="T37">public void</text:span><text:span text:style-name="T36"> destroy();</text:span></text:p>
          <text:p text:style-name="P37"><text:span text:style-name="T36">}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58"/>
          <draw:frame presentation:style-name="pr15" draw:text-style-name="P6" draw:layer="layout" svg:width="16.254cm" svg:height="12.027cm" svg:x="2.033cm" svg:y="12.668cm" presentation:class="notes">
            <draw:text-box>
              <text:p text:style-name="P6">Again, @PreDestroy is the 'preferred' approach, but DisposableBean will still be very frequently encountered for a long time to come. <text:s/>It's a perfectly valid approach, just a bit more intrusive because it requires implementing a Spring interface.</text:p>
            </draw:text-box>
          </draw:frame>
        </presentation:notes>
      </draw:page>
      <draw:page draw:name="page59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8"><text:span text:style-name="T23">Introduction to Spring's XML namespaces</text:span></text:p>
              </text:list-item>
            </text:list>
            <text:list text:style-name="L5">
              <text:list-item>
                <text:p text:style-name="P8">The lifecycle of a Spring application context</text:p>
              </text:list-item>
            </text:list>
            <text:list text:style-name="L5">
              <text:list-item>
                <text:list>
                  <text:list-item>
                    <text:p text:style-name="P9">The initialization phas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The use phas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The destruction phase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24">Bean scoping</text:span>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59"/>
          <draw:frame presentation:style-name="pr14" draw:text-style-name="P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Bean Scoping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Bean Scoping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8">Spring puts each bean instance in a scope</text:p>
              </text:list-item>
            </text:list>
            <text:list text:style-name="L5">
              <text:list-item>
                <text:p text:style-name="P8">Singleton scope is the default</text:p>
              </text:list-item>
            </text:list>
            <text:list text:style-name="L5">
              <text:list-item>
                <text:list>
                  <text:list-item>
                    <text:p text:style-name="P9">The “single” instance is scoped by the context itself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By far the most common</text:p>
                  </text:list-item>
                </text:list>
              </text:list-item>
            </text:list>
            <text:list text:style-name="L5">
              <text:list-item>
                <text:p text:style-name="P8">Other scopes can be used on a bean-by-bean basis</text:p>
              </text:list-item>
            </text:list>
            <text:list text:style-name="L5">
              <text:list-item>
                <text:p text:style-name="P36"/>
              </text:list-item>
            </text:list>
          </draw:text-box>
        </draw:frame>
        <draw:custom-shape draw:name="Rectangle 4" draw:style-name="gr112" draw:text-style-name="P5" draw:layer="layout" svg:width="20.109cm" svg:height="3.175cm" svg:x="2.963cm" svg:y="12.277cm">
          <text:p text:style-name="P49"><text:span text:style-name="T35">&lt;bean</text:span><text:span text:style-name="T36"> </text:span><text:span text:style-name="T37">id</text:span><text:span text:style-name="T36">=</text:span><text:span text:style-name="T38">“myBean”</text:span><text:span text:style-name="T36"> </text:span><text:span text:style-name="T37">class</text:span><text:span text:style-name="T36">=</text:span><text:span text:style-name="T38">“example.MyBean”</text:span></text:p>
          <text:p text:style-name="P49"><text:span text:style-name="T36"><text:s text:c="5"/></text:span><text:span text:style-name="T37">scope</text:span><text:span text:style-name="T36">=</text:span><text:span text:style-name="T38">“…”</text:span><text:span text:style-name="T35">&gt;</text:span></text:p>
          <text:p text:style-name="P49"><text:span text:style-name="T35">&lt;/bean&gt;</text:span></text:p>
          <draw:enhanced-geometry svg:viewBox="0 0 21600 21600" draw:type="rectangle" draw:enhanced-path="M 0 0 L 21600 0 21600 21600 0 21600 0 0 Z N"/>
        </draw:custom-shape>
        <draw:line draw:name="Line 5" draw:style-name="gr113" draw:text-style-name="P19" draw:layer="layout" svg:x1="8.042cm" svg:y1="15.663cm" svg:x2="7.407cm" svg:y2="14.393cm">
          <text:p text:style-name="P6"/>
        </draw:line>
        <draw:custom-shape draw:name="Text Box 6" draw:style-name="gr32" draw:text-style-name="P5" draw:layer="layout" svg:width="13.304cm" svg:height="1.235cm" svg:x="7.214cm" svg:y="15.663cm">
          <text:p text:style-name="P23"><text:span text:style-name="T26">Put this bean in some other scope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60"/>
          <draw:frame presentation:style-name="pr14" draw:text-style-name="P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Available Scopes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Available Scopes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14">
              <text:list-item>
                <text:p text:style-name="P41"><text:span text:style-name="T72">prototype</text:span><text:span text:style-name="T24"> </text:span>- A new instance is created each time the bean is referenced</text:p>
              </text:list-item>
            </text:list>
            <text:list text:style-name="L14">
              <text:list-item>
                <text:p text:style-name="P41"><text:span text:style-name="T72">session</text:span><text:span text:style-name="T24"> </text:span>-<text:span text:style-name="T24"> </text:span>A new instance is created once per user session</text:p>
              </text:list-item>
            </text:list>
            <text:list text:style-name="L14">
              <text:list-item>
                <text:p text:style-name="P41"><text:span text:style-name="T72">request </text:span>-<text:span text:style-name="T24"> </text:span>A new instance is created once per request</text:p>
              </text:list-item>
            </text:list>
            <text:list text:style-name="L14">
              <text:list-item>
                <text:p text:style-name="P41"><text:span text:style-name="T72">custom</text:span><text:span text:style-name="T24"> </text:span>- You define your own rules</text:p>
              </text:list-item>
            </text:list>
            <text:list text:style-name="L5">
              <text:list-item>
                <text:list>
                  <text:list-item>
                    <text:p text:style-name="P9">Advanced feature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61"/>
          <draw:frame presentation:style-name="pr14" draw:text-style-name="P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Lab" draw:style-name="dp1" draw:master-page-name="Title1" presentation:presentation-page-layout-name="AL1T0">
        <draw:frame presentation:style-name="pr1" draw:text-style-name="P2" draw:layer="layout" svg:width="21.59cm" svg:height="3.176cm" svg:x="1.826cm" svg:y="5.767cm" presentation:class="title" presentation:user-transformed="true">
          <draw:text-box>
            <text:p text:style-name="P1"><text:span text:style-name="T1">LAB</text:span></text:p>
          </draw:text-box>
        </draw:frame>
        <draw:frame presentation:style-name="pr2" draw:text-style-name="P2" draw:layer="layout" svg:width="17.78cm" svg:height="4.87cm" svg:x="3.625cm" svg:y="8.46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Understanding the Bean Lifecycle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62"/>
          <draw:frame presentation:style-name="pr3" draw:text-style-name="P6" draw:layer="layout" svg:width="16.254cm" svg:height="12.001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axial" draw:start-color="#004700" draw:end-color="#009900" draw:start-intensity="100%" draw:end-intensity="100%" draw:angle="900" draw:border="0%"/>
    <draw:marker draw:name="Arrow" svg:viewBox="0 0 20 30" svg:d="m10 0-10 30h20z"/>
    <draw:marker draw:name="Arrowheads_20_1" draw:display-name="Arrowheads 1" svg:viewBox="0 0 210 210" svg:d="m105 0 105 210h-210z"/>
    <draw:marker draw:name="Arrowheads_20_16" draw:display-name="Arrowheads 16" svg:viewBox="0 0 210 210" svg:d="m105 0 105 210h-210z"/>
    <draw:marker draw:name="Arrowheads_20_17" draw:display-name="Arrowheads 17" svg:viewBox="0 0 210 210" svg:d="m105 0 105 210h-210z"/>
    <draw:marker draw:name="Arrowheads_20_18" draw:display-name="Arrowheads 18" svg:viewBox="0 0 210 210" svg:d="m105 0 105 210h-210z"/>
    <draw:marker draw:name="Arrowheads_20_2" draw:display-name="Arrowheads 2" svg:viewBox="0 0 210 210" svg:d="m105 0 105 210h-210z"/>
    <draw:marker draw:name="Arrowheads_20_25" draw:display-name="Arrowheads 25" svg:viewBox="0 0 210 210" svg:d="m105 0 105 210h-210z"/>
    <draw:marker draw:name="Arrowheads_20_26" draw:display-name="Arrowheads 26" svg:viewBox="0 0 210 210" svg:d="m105 0 105 210h-210z"/>
    <draw:marker draw:name="Arrowheads_20_27" draw:display-name="Arrowheads 27" svg:viewBox="0 0 210 210" svg:d="m105 0 105 210h-210z"/>
    <draw:marker draw:name="Arrowheads_20_28" draw:display-name="Arrowheads 28" svg:viewBox="0 0 210 210" svg:d="m105 0 105 210h-210z"/>
    <draw:marker draw:name="Arrowheads_20_29" draw:display-name="Arrowheads 29" svg:viewBox="0 0 210 210" svg:d="m105 0 105 210h-210z"/>
    <draw:marker draw:name="Arrowheads_20_3" draw:display-name="Arrowheads 3" svg:viewBox="0 0 210 210" svg:d="m105 0 105 210h-210z"/>
    <draw:marker draw:name="Arrowheads_20_37" draw:display-name="Arrowheads 37" svg:viewBox="0 0 210 210" svg:d="m105 0 105 210h-210z"/>
    <draw:marker draw:name="Arrowheads_20_38" draw:display-name="Arrowheads 38" svg:viewBox="0 0 210 210" svg:d="m105 0 105 210h-210z"/>
    <draw:marker draw:name="Arrowheads_20_39" draw:display-name="Arrowheads 39" svg:viewBox="0 0 210 210" svg:d="m105 0 105 210h-210z"/>
    <draw:marker draw:name="Arrowheads_20_4" draw:display-name="Arrowheads 4" svg:viewBox="0 0 210 210" svg:d="m105 0 105 210h-210z"/>
    <draw:marker draw:name="Arrowheads_20_40" draw:display-name="Arrowheads 40" svg:viewBox="0 0 210 210" svg:d="m105 0 105 210h-210z"/>
    <draw:marker draw:name="Arrowheads_20_41" draw:display-name="Arrowheads 41" svg:viewBox="0 0 210 210" svg:d="m105 0 105 210h-210z"/>
    <draw:marker draw:name="Arrowheads_20_42" draw:display-name="Arrowheads 42" svg:viewBox="0 0 210 210" svg:d="m105 0 105 210h-210z"/>
    <draw:marker draw:name="Arrowheads_20_43" draw:display-name="Arrowheads 43" svg:viewBox="0 0 210 210" svg:d="m105 0 105 210h-210z"/>
    <draw:marker draw:name="Arrowheads_20_44" draw:display-name="Arrowheads 44" svg:viewBox="0 0 210 210" svg:d="m105 0 105 210h-210z"/>
    <draw:marker draw:name="Arrowheads_20_45" draw:display-name="Arrowheads 45" svg:viewBox="0 0 210 210" svg:d="m105 0 105 210h-210z"/>
    <draw:marker draw:name="Arrowheads_20_46" draw:display-name="Arrowheads 46" svg:viewBox="0 0 210 210" svg:d="m105 0 105 210h-210z"/>
    <draw:marker draw:name="Arrowheads_20_47" draw:display-name="Arrowheads 47" svg:viewBox="0 0 210 210" svg:d="m105 0 105 210h-210z"/>
    <draw:marker draw:name="Arrowheads_20_48" draw:display-name="Arrowheads 48" svg:viewBox="0 0 210 210" svg:d="m105 0 105 210h-210z"/>
    <draw:marker draw:name="Arrowheads_20_49" draw:display-name="Arrowheads 49" svg:viewBox="0 0 210 210" svg:d="m105 0 105 210h-210z"/>
    <draw:marker draw:name="Arrowheads_20_5" draw:display-name="Arrowheads 5" svg:viewBox="0 0 210 210" svg:d="m105 0 105 210h-210z"/>
    <draw:marker draw:name="Arrowheads_20_50" draw:display-name="Arrowheads 50" svg:viewBox="0 0 210 210" svg:d="m105 0 105 210h-210z"/>
    <draw:marker draw:name="Arrowheads_20_51" draw:display-name="Arrowheads 51" svg:viewBox="0 0 210 210" svg:d="m105 0 105 210h-210z"/>
    <draw:marker draw:name="Arrowheads_20_52" draw:display-name="Arrowheads 52" svg:viewBox="0 0 210 210" svg:d="m105 0 105 210h-210z"/>
    <draw:marker draw:name="Arrowheads_20_53" draw:display-name="Arrowheads 53" svg:viewBox="0 0 210 210" svg:d="m105 0 105 210h-210z"/>
    <draw:marker draw:name="Arrowheads_20_54" draw:display-name="Arrowheads 54" svg:viewBox="0 0 210 210" svg:d="m105 0 105 210h-210z"/>
    <draw:marker draw:name="Arrowheads_20_6" draw:display-name="Arrowheads 6" svg:viewBox="0 0 210 210" svg:d="m105 0 105 210h-210z"/>
    <draw:marker draw:name="Arrowheads_20_7" draw:display-name="Arrowheads 7" svg:viewBox="0 0 210 210" svg:d="m105 0 105 210h-210z"/>
    <draw:marker draw:name="Arrowheads_20_8" draw:display-name="Arrowheads 8" svg:viewBox="0 0 210 210" svg:d="m105 0 105 210h-210z"/>
    <draw:marker draw:name="msArrowEnd_20_5" draw:display-name="msArrowEnd 5" svg:viewBox="0 0 846 846" svg:d="m423 0 423 846h-846z"/>
    <draw:marker draw:name="msArrowOvalEnd_20_5" draw:display-name="msArrowOvalEnd 5" svg:viewBox="0 0 210 210" svg:d="m210 0c0-57-48-105-105-105s-105 48-105 105 48 105 105 105 105-48 105-105z"/>
    <draw:stroke-dash draw:name="Dash_20_2" draw:display-name="Dash 2" draw:style="rect" draw:dots1="1" draw:dots1-length="0.026cm" draw:distance="0.026cm"/>
    <draw:stroke-dash draw:name="Dash_20_4" draw:display-name="Dash 4" draw:style="rect" draw:dots1="1" draw:dots1-length="0.035cm" draw:distance="0.03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24pt" fo:font-style="normal" fo:text-shadow="none" style:text-underline-style="none" fo:font-weight="normal" style:font-family-asian="'AR PL ShanHeiSun Uni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3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solid" draw:fill-color="#143015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r2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r3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r4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r5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r6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r7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r8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fo:text-align="end" text:enable-numbering="false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8" style:family="paragraph">
      <style:paragraph-properties fo:margin-left="0cm" fo:margin-right="0cm" fo:line-height="100%" fo:text-align="end" text:enable-numbering="false" fo:text-indent="0cm" style:punctuation-wrap="hanging" style:line-break="strict" style:writing-mode="lr-tb"/>
    </style:style>
    <style:style style:name="P9" style:family="paragraph">
      <style:paragraph-properties fo:margin-left="0cm" fo:margin-right="0cm" fo:line-height="100%" text:enable-numbering="false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Arial" style:font-family-generic="swiss" style:font-pitch="variable" fo:font-size="12pt" fo:font-weight="bold" style:font-family-asian="'ＭＳ Ｐゴシック'" style:font-family-generic-asian="modern" style:font-pitch-asian="variable" style:font-size-asian="12pt" style:font-weight-asian="bold" style:font-family-complex="'ＭＳ Ｐゴシック'" style:font-family-generic-complex="modern" style:font-pitch-complex="variable" style:font-size-complex="12pt" style:font-weight-complex="bold"/>
    </style:style>
    <style:style style:name="T3" style:family="text">
      <style:text-properties fo:font-family="Arial" style:font-family-generic="swiss" style:font-pitch="variable" fo:font-size="13pt" fo:language="en" fo:country="US" style:font-size-asian="13pt" style:font-size-complex="13pt"/>
    </style:style>
    <style:style style:name="T4" style:family="text">
      <style:text-properties fo:color="#ffffff" fo:font-family="Verdana" style:font-family-generic="swiss" style:font-pitch="variable" fo:font-size="6pt" fo:language="en" fo:country="US" fo:font-weight="bold" style:font-family-asian="'ＭＳ Ｐゴシック'" style:font-family-generic-asian="modern" style:font-pitch-asian="variable" style:font-size-asian="6pt" style:font-weight-asian="bold" style:font-family-complex="'ＭＳ Ｐゴシック'" style:font-family-generic-complex="modern" style:font-pitch-complex="variable" style:font-size-complex="6pt" style:font-weight-complex="bold"/>
    </style:style>
    <text:list-style style:name="L1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frame draw:style-name="gr1" draw:text-style-name="P1" draw:layer="backgroundobjects" svg:width="8.817cm" svg:height="1.332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817cm" svg:height="1.332cm" svg:x="11.50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817cm" svg:height="1.332cm" svg:x="0cm" svg:y="25.337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817cm" svg:height="1.332cm" svg:x="11.502cm" svg:y="25.337cm" presentation:class="page-number">
        <draw:text-box>
          <text:p text:style-name="P2"><text:span text:style-name="T1">Container 2 - </text:span><text:span text:style-name="T1"><text:page-number>23</text:page-number></text:span></text:p>
        </draw:text-box>
      </draw:frame>
      <draw:page-thumbnail draw:layer="backgroundobjects" svg:width="11.201cm" svg:height="8.4cm" svg:x="4.559cm" svg:y="3.733cm" draw:page-number="1"/>
      <draw:page-thumbnail draw:layer="backgroundobjects" svg:width="11.201cm" svg:height="8.4cm" svg:x="4.559cm" svg:y="14.535cm"/>
    </style:handout-master>
    <style:master-page style:name="Default" style:page-layout-name="PM1" draw:style-name="dp1">
      <draw:frame draw:style-name="gr3" draw:text-style-name="P3" draw:layer="backgroundobjects" svg:width="25.4cm" svg:height="3.052cm" svg:x="0cm" svg:y="15.998cm">
        <draw:image xlink:href="Pictures/1000000000000258000000703627846F.jpg" xlink:type="simple" xlink:show="embed" xlink:actuate="onLoad">
          <text:p/>
        </draw:image>
      </draw:frame>
      <draw:frame presentation:style-name="Default-title" draw:layer="backgroundobjects" svg:width="17.476cm" svg:height="2.969cm" svg:x="0.957cm" svg:y="0.117cm" presentation:class="title" presentation:placeholder="true">
        <draw:text-box/>
      </draw:frame>
      <draw:frame presentation:style-name="Default-outline1" draw:layer="backgroundobjects" svg:width="21.855cm" svg:height="11.219cm" svg:x="1.745cm" svg:y="4.657cm" presentation:class="outline" presentation:placeholder="true">
        <draw:text-box/>
      </draw:frame>
      <draw:custom-shape draw:style-name="gr4" draw:text-style-name="P5" draw:layer="backgroundobjects" svg:width="5.292cm" svg:height="1.27cm" svg:x="19.566cm" svg:y="18.181cm">
        <text:p text:style-name="P4"><text:span text:style-name="T2"><text:page-number>23</text:page-number></text:span></text:p>
        <draw:enhanced-geometry svg:viewBox="0 0 21600 21600" draw:type="rectangle" draw:enhanced-path="M 0 0 L 21600 0 21600 21600 0 21600 0 0 Z N"/>
      </draw:custom-shape>
      <draw:custom-shape draw:style-name="gr5" draw:text-style-name="P5" draw:layer="backgroundobjects" svg:width="24.346cm" svg:height="0.119cm" svg:x="0.525cm" svg:y="3.317cm">
        <text:p/>
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gr3" draw:text-style-name="P3" draw:layer="backgroundobjects" svg:width="5.979cm" svg:height="1.821cm" svg:x="18.994cm" svg:y="0.632cm">
        <draw:image xlink:href="Pictures/100000000000054C0000019DFD1D9914.jpg" xlink:type="simple" xlink:show="embed" xlink:actuate="onLoad">
          <text:p/>
        </draw:image>
      </draw:frame>
      <presentation:notes style:page-layout-name="PM0">
        <draw:rect draw:style-name="gr6" draw:text-style-name="P6" draw:layer="backgroundobjects" svg:width="20.32cm" svg:height="26.67cm" svg:x="0cm" svg:y="0cm">
          <text:p/>
        </draw:rect>
        <draw:frame presentation:style-name="pr1" draw:text-style-name="P7" draw:layer="backgroundobjects" svg:width="8.806cm" svg:height="1.333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2" draw:text-style-name="P8" draw:layer="backgroundobjects" svg:width="8.807cm" svg:height="1.333cm" svg:x="11.508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presentation:style-name="pr3" draw:text-style-name="P7" draw:layer="backgroundobjects" svg:width="8.806cm" svg:height="1.333cm" svg:x="0cm" svg:y="25.333cm" presentation:class="footer">
          <draw:text-box>
            <text:p text:style-name="P7"><text:span text:style-name="T3"><presentation:footer/></text:span></text:p>
          </draw:text-box>
        </draw:frame>
        <draw:frame presentation:style-name="pr4" draw:text-style-name="P8" draw:layer="backgroundobjects" svg:width="8.807cm" svg:height="1.333cm" svg:x="11.508cm" svg:y="25.333cm" presentation:class="page-number">
          <draw:text-box>
            <text:p text:style-name="P8"><text:span text:style-name="T3"><text:page-number>23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3" draw:layer="backgroundobjects" svg:width="25.4cm" svg:height="3.052cm" svg:x="0cm" svg:y="15.998cm">
        <draw:image xlink:href="Pictures/1000000000000258000000703627846F.jpg" xlink:type="simple" xlink:show="embed" xlink:actuate="onLoad">
          <text:p/>
        </draw:image>
      </draw:frame>
      <draw:frame presentation:style-name="Title1-title" draw:layer="backgroundobjects" svg:width="21.59cm" svg:height="3.176cm" svg:x="1.826cm" svg:y="5.767cm" presentation:class="title" presentation:placeholder="true">
        <draw:text-box/>
      </draw:frame>
      <draw:custom-shape draw:style-name="gr4" draw:text-style-name="P5" draw:layer="backgroundobjects" svg:width="18.49cm" svg:height="1.037cm" svg:x="0.635cm" svg:y="18.353cm">
        <text:p text:style-name="P9"><text:span text:style-name="T4">Copyright 2005-2008 SpringSource. <text:s/>Copying, publishing or distributing without express written permission is prohibited.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draw:frame draw:style-name="gr3" draw:text-style-name="P3" draw:layer="backgroundobjects" svg:width="5.979cm" svg:height="1.821cm" svg:x="18.994cm" svg:y="0.632cm">
        <draw:image xlink:href="Pictures/100000000000054C0000019DFD1D9914.jpg" xlink:type="simple" xlink:show="embed" xlink:actuate="onLoad">
          <text:p/>
        </draw:image>
      </draw:frame>
      <presentation:notes style:page-layout-name="PM0">
        <draw:rect draw:style-name="gr6" draw:text-style-name="P6" draw:layer="backgroundobjects" svg:width="20.32cm" svg:height="26.67cm" svg:x="0cm" svg:y="0cm">
          <text:p/>
        </draw:rect>
        <draw:frame presentation:style-name="pr5" draw:text-style-name="P7" draw:layer="backgroundobjects" svg:width="8.806cm" svg:height="1.333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6" draw:text-style-name="P8" draw:layer="backgroundobjects" svg:width="8.807cm" svg:height="1.333cm" svg:x="11.508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Title1-title" draw:layer="backgroundobjects" svg:width="13.335cm" svg:height="10.002cm" svg:x="3.492cm" svg:y="2.001cm" presentation:class="page"/>
        <draw:frame presentation:style-name="Title1-notes" draw:layer="backgroundobjects" svg:width="16.254cm" svg:height="12cm" svg:x="2.033cm" svg:y="12.668cm" presentation:class="notes" presentation:placeholder="true">
          <draw:text-box/>
        </draw:frame>
        <draw:frame presentation:style-name="pr7" draw:text-style-name="P7" draw:layer="backgroundobjects" svg:width="8.806cm" svg:height="1.333cm" svg:x="0cm" svg:y="25.333cm" presentation:class="footer">
          <draw:text-box>
            <text:p text:style-name="P7"><text:span text:style-name="T3"><presentation:footer/></text:span></text:p>
          </draw:text-box>
        </draw:frame>
        <draw:frame presentation:style-name="pr8" draw:text-style-name="P8" draw:layer="backgroundobjects" svg:width="8.807cm" svg:height="1.333cm" svg:x="11.508cm" svg:y="25.333cm" presentation:class="page-number">
          <draw:text-box>
            <text:p text:style-name="P8"><text:span text:style-name="T3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dc:title>Understanding the Bean Lifecycle</dc:title>
    <meta:initial-creator>Keith Donald</meta:initial-creator>
    <meta:creation-date>2007-03-17T14:56:01</meta:creation-date>
    <dc:date>2008-08-25T14:54:19</dc:date>
    <dc:language>en-US</dc:language>
    <meta:editing-cycles>744</meta:editing-cycles>
    <meta:editing-duration>P2DT6H14M57S</meta:editing-duration>
    <meta:user-defined meta:name="Info 1"/>
    <meta:user-defined meta:name="Info 2"/>
    <meta:user-defined meta:name="Info 3"/>
    <meta:user-defined meta:name="Info 4"/>
    <meta:document-statistic meta:object-count="591"/>
  </office:meta>
</office:document-meta>
</file>